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91000001ED0305A79BFD937817.png" manifest:media-type="image/png"/>
  <manifest:file-entry manifest:full-path="Pictures/1000000000000445000002DC260CE955E086F34F.png" manifest:media-type="image/png"/>
  <manifest:file-entry manifest:full-path="Pictures/1000000000000360000002D326F30758555B3FE6.png" manifest:media-type="image/png"/>
  <manifest:file-entry manifest:full-path="Pictures/100002010000024E000001AF1CE576F69E493170.png" manifest:media-type="image/png"/>
  <manifest:file-entry manifest:full-path="Pictures/10000000000004AE000002E059DCA5A65DC850D4.png" manifest:media-type="image/png"/>
  <manifest:file-entry manifest:full-path="Pictures/100000000000042C000001A23FD32F37D17DBC70.png" manifest:media-type="image/png"/>
  <manifest:file-entry manifest:full-path="Pictures/100000000000048D000002EC373BE6010A1151EB.png" manifest:media-type="image/png"/>
  <manifest:file-entry manifest:full-path="Pictures/100000000000043B000002D6564CF2237C67237B.png" manifest:media-type="image/png"/>
  <manifest:file-entry manifest:full-path="Pictures/100000000000046D000002A00167CD33A525A74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15" style:family="graphic" style:parent-style-name="objectwithoutfill">
      <style:graphic-properties svg:stroke-color="#ef413d" draw:fill="none" draw:textarea-vertical-align="middle"/>
    </style:style>
    <style:style style:name="gr16" style:family="graphic" style:parent-style-name="objectwithoutfill">
      <style:graphic-properties svg:stroke-width="0.053cm" svg:stroke-color="#ef413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Ultrafine_20_2_20_Dots_20_3_20_Dashes" svg:stroke-width="0.106cm" svg:stroke-color="#faa6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9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</style:style>
    <style:style style:name="gr22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23" style:family="graphic" style:parent-style-name="standard">
      <style:graphic-properties draw:textarea-horizontal-align="justify" draw:textarea-vertical-align="middle" draw:auto-grow-height="false" fo:min-height="0.544cm" fo:min-width="0.294cm"/>
    </style:style>
    <style:style style:name="gr24" style:family="graphic" style:parent-style-name="standard">
      <style:graphic-properties draw:textarea-horizontal-align="justify" draw:textarea-vertical-align="middle" draw:auto-grow-height="false" fo:min-height="0.544cm" fo:min-width="0.295cm"/>
    </style:style>
    <style:style style:name="gr25" style:family="graphic" style:parent-style-name="standard">
      <style:graphic-properties draw:textarea-horizontal-align="justify" draw:textarea-vertical-align="middle" draw:auto-grow-height="false" fo:min-height="0.545cm" fo:min-width="0.294cm"/>
    </style:style>
    <style:style style:name="gr26" style:family="graphic" style:parent-style-name="standard">
      <style:graphic-properties draw:textarea-horizontal-align="justify" draw:textarea-vertical-align="middle" draw:auto-grow-height="false" fo:min-height="0.545cm" fo:min-width="0.295cm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0.544cm" fo:min-width="0.29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56cm"/>
    </style:style>
    <style:style style:name="gr29" style:family="graphic" style:parent-style-name="standard">
      <style:graphic-properties draw:stroke="none" svg:stroke-width="0.044cm" draw:stroke-linejoin="miter" draw:fill="solid" draw:fill-color="#ffffff"/>
    </style:style>
    <style:style style:name="gr30" style:family="graphic" style:parent-style-name="standard">
      <style:graphic-properties draw:stroke="none" svg:stroke-width="0.044cm" draw:stroke-linejoin="miter" draw:fill="solid" draw:fill-color="#000000"/>
    </style:style>
    <style:style style:name="gr31" style:family="graphic" style:parent-style-name="standard">
      <style:graphic-properties draw:stroke="none" draw:fill="solid" draw:fill-color="#fff200" fo:min-height="2.134cm"/>
    </style:style>
    <style:style style:name="gr32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33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40" style:family="graphic" style:parent-style-name="standard">
      <style:graphic-properties svg:stroke-width="0.159cm" svg:stroke-color="#00a65d" draw:marker-start-width="0.438cm" draw:marker-end-width="0.438cm" draw:fill="none" draw:textarea-horizontal-align="justify" draw:textarea-vertical-align="middle" draw:auto-grow-height="false" fo:min-height="2.662cm" fo:min-width="3.328cm" fo:padding-top="0.204cm" fo:padding-bottom="0.204cm" fo:padding-left="0.329cm" fo:padding-right="0.329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draw:fill="none" fo:min-height="0.713cm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2.259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Subtitle-title">
      <style:graphic-properties draw:auto-grow-height="true" fo:min-height="3.003cm"/>
    </style:style>
    <style:style style:name="pr11" style:family="presentation" style:parent-style-name="Default-title">
      <style:graphic-properties draw:auto-grow-height="true" fo:min-height="2.005cm"/>
    </style:style>
    <style:style style:name="pr12" style:family="presentation" style:parent-style-name="Default-title">
      <style:graphic-properties draw:auto-grow-height="true" fo:min-height="1.751cm"/>
    </style:style>
    <style:style style:name="pr13" style:family="presentation" style:parent-style-name="Default-title">
      <style:graphic-properties fo:min-height="2.513cm"/>
    </style:style>
    <style:style style:name="pr14" style:family="presentation" style:parent-style-name="Default-title">
      <style:graphic-properties fo:min-height="2.613cm"/>
    </style:style>
    <style:style style:name="pr15" style:family="presentation" style:parent-style-name="Subtitle-title">
      <style:graphic-properties fo:min-height="3.782cm"/>
    </style:style>
    <style:style style:name="pr16" style:family="presentation" style:parent-style-name="Default-title">
      <style:graphic-properties draw:auto-grow-height="true" fo:min-height="2.794cm"/>
    </style:style>
    <style:style style:name="pr17" style:family="presentation" style:parent-style-name="Default-outline1">
      <style:graphic-properties draw:stroke="none" draw:fill="none" fo:min-height="1.268cm"/>
    </style:style>
    <style:style style:name="pr18" style:family="presentation" style:parent-style-name="Default-outline1">
      <style:graphic-properties draw:fit-to-size="false" style:shrink-to-fit="false" fo:min-height="11.928cm"/>
    </style:style>
    <style:style style:name="pr19" style:family="presentation" style:parent-style-name="Default-outline1">
      <style:graphic-properties fo:min-height="8.883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style:font-name="FreeSerif"/>
    </style:style>
    <style:style style:name="P17" style:family="paragraph">
      <loext:graphic-properties draw:fill="none" draw:fill-color="#ffffff"/>
      <style:text-properties style:font-name="FreeSerif"/>
    </style:style>
    <style:style style:name="P18" style:family="paragraph">
      <loext:graphic-properties draw:fill="none" draw:fill-color="#ffffff"/>
      <style:text-properties fo:color="#006c3b"/>
    </style:style>
    <style:style style:name="P19" style:family="paragraph">
      <loext:graphic-properties draw:fill="none" draw:fill-color="#ffffff"/>
      <style:text-properties fo:color="#006c3b" fo:font-weight="bold" fo:background-color="transparent" style:font-weight-asian="bold" style:font-weight-complex="bold"/>
    </style:style>
    <style:style style:name="P20" style:family="paragraph">
      <style:text-properties fo:color="#0066b3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="solid" draw:fill-color="#fff200"/>
    </style:style>
    <style:style style:name="P23" style:family="paragraph">
      <loext:graphic-properties draw:fill="solid" draw:fill-color="#3465a4"/>
      <style:paragraph-properties fo:text-align="center"/>
    </style:style>
    <style:style style:name="P24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P25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color="#6666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FreeSerif" fo:font-size="40pt" style:font-size-asian="40pt" style:font-size-complex="40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6c3b"/>
    </style:style>
    <style:style style:name="T12" style:family="text">
      <style:text-properties fo:color="#006c3b" fo:font-size="40pt" fo:font-weight="bold" fo:background-color="transparent" style:font-size-asian="40pt" style:font-weight-asian="bold" style:font-size-complex="40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normal" fo:text-shadow="none" style:text-underline-style="none" fo:font-weight="normal" style:letter-kerning="true" fo:background-color="transparent" style:font-name-asian="FreeSerif1" style:font-size-asian="28pt" style:font-style-asian="normal" style:font-weight-asian="normal" style:font-name-complex="FreeSerif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FreeSerif1" style:font-name-asian="FreeSerif1" style:font-name-complex="FreeSerif1"/>
    </style:style>
    <style:style style:name="T18" style:family="text">
      <style:text-properties fo:color="#0066b3" fo:font-size="66pt" style:font-size-asian="66pt" style:font-size-complex="66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007826" fo:font-weight="bold" style:font-weight-asian="bold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66% 58%" style:font-name="Asana Math" style:font-name-asian="Liberation Sans1" style:font-name-complex="Liberation Sans1"/>
    </style:style>
    <style:style style:name="T29" style:family="text">
      <style:text-properties style:font-name="Asana Math" style:font-name-asian="Liberation Sans1" style:font-name-complex="Liberation Sans1"/>
    </style:style>
    <style:style style:name="T30" style:family="text">
      <style:text-properties style:font-name="Liberation Sans1" style:font-name-asian="Liberation Sans1" style:font-name-complex="Liberation Sans1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33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</text:span><text:span text:style-name="T1">ns</text:span><text:span text:style-name="T1">e </text:span><text:span text:style-name="T1">su</text:span><text:span text:style-name="T1">b-</text:span><text:span text:style-name="T1">gr</text:span><text:span text:style-name="T1">ap</text:span><text:span text:style-name="T1">hs</text:span></text:p>
            <text:p text:style-name="P1"><text:span text:style-name="T1"/></text:p>
            <text:p text:style-name="P1"><text:span text:style-name="T2">Intro</text:span><text:span text:style-name="T2">ducti</text:span><text:span text:style-name="T2">on to </text:span><text:span text:style-name="T2">Netw</text:span><text:span text:style-name="T2">ork </text:span><text:span text:style-name="T2">Scien</text:span><text:span text:style-name="T2">ce</text:span></text:p>
            <text:p text:style-name="P1"><text:span text:style-name="T2">Carlo</text:span><text:span text:style-name="T2">s </text:span><text:span text:style-name="T2">Castil</text:span><text:span text:style-name="T2">lo</text:span></text:p>
            <text:p text:style-name="P1"><text:span text:style-name="T2">Topic </text:span><text:span text:style-name="T2">2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</text:span><text:span text:style-name="T4">techniques for modeling and mining large </text:span><text:span text:style-name="T4">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</text:span><text:span text:style-name="T4">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2.259cm" svg:x="1.399cm" svg:y="0.027cm" presentation:class="title" presentation:user-transformed="true">
          <draw:text-box>
            <text:p>Density measures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text:s text:c="30"/>?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5" draw:text-style-name="P9" draw:layer="layout" svg:width="3.642cm" svg:height="0.982cm" svg:x="14.391cm" svg:y="4.351cm" svg:viewBox="0 0 3643 983" draw:points="1823,983 0,983 0,0 3643,0 3643,983">
            <text:p/>
          </draw:polygon>
          <draw:path draw:style-name="gr6" draw:text-style-name="P10" draw:layer="layout" svg:width="0.394cm" svg:height="0.657cm" svg:x="14.441cm" svg:y="4.43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6" draw:text-style-name="P10" draw:layer="layout" svg:width="0.041cm" svg:height="0.985cm" svg:x="14.999cm" svg:y="4.348cm" svg:viewBox="0 0 42 986" svg:d="M42 36c0-19 0-36-20-36-22 0-22 17-22 36v916c0 17 0 34 22 34 20 0 20-17 20-34z">
            <text:p/>
          </draw:path>
          <draw:path draw:style-name="gr6" draw:text-style-name="P10" draw:layer="layout" svg:width="0.717cm" svg:height="0.671cm" svg:x="15.192cm" svg:y="4.41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0" draw:layer="layout" svg:width="0.041cm" svg:height="0.985cm" svg:x="16.051cm" svg:y="4.348cm" svg:viewBox="0 0 42 986" svg:d="M42 36c0-19 0-36-20-36-22 0-22 17-22 36v916c0 17 0 34 22 34 20 0 20-17 20-34z">
            <text:p/>
          </draw:path>
          <draw:path draw:style-name="gr6" draw:text-style-name="P10" draw:layer="layout" svg:width="0.385cm" svg:height="0.985cm" svg:x="16.262cm" svg:y="4.348cm" svg:viewBox="0 0 386 986" svg:d="M381 36c5-11 5-16 5-16 0-12-8-20-19-20-9 0-14 3-17 8l-344 942c-6 14-6 16-6 16 0 12 8 20 20 20 14 0 16-6 22-22z">
            <text:p/>
          </draw:path>
          <draw:path draw:style-name="gr6" draw:text-style-name="P10" draw:layer="layout" svg:width="0.041cm" svg:height="0.985cm" svg:x="16.813cm" svg:y="4.348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17.023cm" svg:y="4.41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0" draw:layer="layout" svg:width="0.041cm" svg:height="0.985cm" svg:x="17.877cm" svg:y="4.348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5" draw:text-style-name="P9" draw:layer="layout" svg:width="3.152cm" svg:height="0.982cm" svg:x="9.293cm" svg:y="5.621cm" svg:viewBox="0 0 3153 983" draw:points="1577,983 0,983 0,0 3153,0 3153,983">
            <text:p/>
          </draw:polygon>
          <draw:path draw:style-name="gr6" draw:text-style-name="P10" draw:layer="layout" svg:width="0.041cm" svg:height="0.985cm" svg:x="9.411cm" svg:y="5.618cm" svg:viewBox="0 0 42 986" svg:d="M42 36c0-19 0-36-20-36-22 0-22 17-22 36v916c0 17 0 34 22 34 20 0 20-17 20-34z">
            <text:p/>
          </draw:path>
          <draw:path draw:style-name="gr6" draw:text-style-name="P10" draw:layer="layout" svg:width="0.717cm" svg:height="0.671cm" svg:x="9.604cm" svg:y="5.68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0" draw:layer="layout" svg:width="0.041cm" svg:height="0.985cm" svg:x="10.463cm" svg:y="5.618cm" svg:viewBox="0 0 42 986" svg:d="M42 36c0-19 0-36-20-36-22 0-22 17-22 36v916c0 17 0 34 22 34 20 0 20-17 20-34z">
            <text:p/>
          </draw:path>
          <draw:path draw:style-name="gr6" draw:text-style-name="P10" draw:layer="layout" svg:width="0.385cm" svg:height="0.985cm" svg:x="10.673cm" svg:y="5.618cm" svg:viewBox="0 0 386 986" svg:d="M381 36c5-11 5-16 5-16 0-12-8-20-19-20-9 0-14 3-17 8l-344 942c-6 14-6 16-6 16 0 12 8 20 20 20 14 0 16-6 22-22z">
            <text:p/>
          </draw:path>
          <draw:path draw:style-name="gr6" draw:text-style-name="P10" draw:layer="layout" svg:width="0.041cm" svg:height="0.985cm" svg:x="11.225cm" svg:y="5.618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11.435cm" svg:y="5.68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0" draw:layer="layout" svg:width="0.041cm" svg:height="0.985cm" svg:x="12.289cm" svg:y="5.618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5" draw:text-style-name="P9" draw:layer="layout" svg:width="5.14cm" svg:height="2.323cm" svg:x="8.128cm" svg:y="7.544cm" svg:viewBox="0 0 5141 2324" draw:points="2571,2324 0,2324 0,0 5141,0 5141,2324">
            <text:p/>
          </draw:polygon>
          <draw:path draw:style-name="gr6" draw:text-style-name="P10" draw:layer="layout" svg:width="0.394cm" svg:height="0.657cm" svg:x="9.836cm" svg:y="7.6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6" draw:text-style-name="P10" draw:layer="layout" svg:width="0.041cm" svg:height="0.985cm" svg:x="10.393cm" svg:y="7.541cm" svg:viewBox="0 0 42 986" svg:d="M42 36c0-19 0-36-20-36-22 0-22 17-22 36v916c0 17 0 34 22 34 20 0 20-17 20-34z">
            <text:p/>
          </draw:path>
          <draw:path draw:style-name="gr6" draw:text-style-name="P10" draw:layer="layout" svg:width="0.717cm" svg:height="0.671cm" svg:x="10.586cm" svg:y="7.61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0" draw:layer="layout" svg:width="0.041cm" svg:height="0.985cm" svg:x="11.446cm" svg:y="7.541cm" svg:viewBox="0 0 42 986" svg:d="M42 36c0-19 0-36-20-36-22 0-22 17-22 36v916c0 17 0 34 22 34 20 0 20-17 20-34z">
            <text:p/>
          </draw:path>
          <draw:polygon draw:style-name="gr6" draw:text-style-name="P10" draw:layer="layout" svg:width="5.14cm" svg:height="0.041cm" svg:x="8.128cm" svg:y="8.678cm" svg:viewBox="0 0 5141 42" draw:points="2571,42 0,42 0,0 5141,0 5141,42">
            <text:p/>
          </draw:polygon>
          <draw:path draw:style-name="gr6" draw:text-style-name="P10" draw:layer="layout" svg:width="0.041cm" svg:height="0.985cm" svg:x="8.246cm" svg:y="8.882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8.456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text-style-name="P10" draw:layer="layout" svg:width="0.041cm" svg:height="0.985cm" svg:x="9.307cm" svg:y="8.882cm" svg:viewBox="0 0 42 986" svg:d="M42 36c0-19 0-36-20-36-22 0-22 17-22 36v916c0 17 0 34 22 34 20 0 20-17 20-34z">
            <text:p/>
          </draw:path>
          <draw:path draw:style-name="gr6" draw:text-style-name="P10" draw:layer="layout" svg:width="0.231cm" svg:height="0.985cm" svg:x="9.562cm" svg:y="8.8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041cm" svg:height="0.985cm" svg:x="9.962cm" svg:y="8.882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10.172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text-style-name="P10" draw:layer="layout" svg:width="0.041cm" svg:height="0.985cm" svg:x="11.023cm" svg:y="8.882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1.48cm" svg:y="9.356cm" svg:viewBox="0 0 605 42" svg:d="M568 42c17 0 37 0 37-20 0-22-20-22-37-22h-534c-17 0-34 0-34 22 0 20 17 20 34 20z">
            <text:p/>
          </draw:path>
          <draw:path draw:style-name="gr6" draw:text-style-name="P10" draw:layer="layout" svg:width="0.327cm" svg:height="0.657cm" svg:x="12.468cm" svg:y="8.964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0" draw:layer="layout" svg:width="0.231cm" svg:height="0.985cm" svg:x="12.927cm" svg:y="8.8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5" draw:text-style-name="P9" draw:layer="layout" svg:width="6.106cm" svg:height="0.982cm" svg:x="5.842cm" svg:y="12.434cm" svg:viewBox="0 0 6107 983" draw:points="3052,983 0,983 0,0 6107,0 6107,983">
            <text:p/>
          </draw:polygon>
          <draw:path draw:style-name="gr6" draw:text-style-name="P10" draw:layer="layout" svg:width="0.041cm" svg:height="0.985cm" svg:x="5.96cm" svg:y="12.431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6.17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0" draw:layer="layout" svg:width="0.041cm" svg:height="0.985cm" svg:x="7.021cm" svg:y="12.431cm" svg:viewBox="0 0 42 986" svg:d="M42 36c0-19 0-36-20-36-22 0-22 17-22 36v916c0 17 0 34 22 34 20 0 20-17 20-34z">
            <text:p/>
          </draw:path>
          <draw:path draw:style-name="gr6" draw:text-style-name="P10" draw:layer="layout" svg:width="0.231cm" svg:height="0.985cm" svg:x="7.276cm" svg:y="12.4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6" draw:text-style-name="P10" draw:layer="layout" svg:width="0.041cm" svg:height="0.985cm" svg:x="7.676cm" svg:y="12.431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7.886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0" draw:layer="layout" svg:width="0.041cm" svg:height="0.985cm" svg:x="8.74cm" svg:y="12.431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9.194cm" svg:y="12.904cm" svg:viewBox="0 0 605 42" svg:d="M568 42c17 0 37 0 37-20 0-22-20-22-37-22h-534c-17 0-34 0-34 22 0 20 17 20 34 20z">
            <text:p/>
          </draw:path>
          <draw:path draw:style-name="gr6" draw:text-style-name="P10" draw:layer="layout" svg:width="0.327cm" svg:height="0.657cm" svg:x="10.182cm" svg:y="12.515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0" draw:layer="layout" svg:width="0.231cm" svg:height="0.985cm" svg:x="10.641cm" svg:y="12.43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6" draw:text-style-name="P10" draw:layer="layout" svg:width="0.385cm" svg:height="0.985cm" svg:x="11.019cm" svg:y="12.431cm" svg:viewBox="0 0 386 986" svg:d="M381 36c5-11 5-16 5-16 0-12-8-20-19-20-9 0-14 3-17 8l-344 942c-6 14-6 16-6 16 0 12 8 20 20 20 14 0 16-6 22-22z">
            <text:p/>
          </draw:path>
          <draw:path draw:style-name="gr6" draw:text-style-name="P10" draw:layer="layout" svg:width="0.394cm" svg:height="0.657cm" svg:x="11.504cm" svg:y="12.51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7" draw:text-style-name="P11" draw:layer="layout" svg:width="12.896cm" svg:height="10.791cm" svg:x="7.608cm" svg:y="3.704cm">
          <draw:image xlink:href="Pictures/1000000000000360000002D326F30758555B3FE6.png" xlink:type="simple" xlink:show="embed" xlink:actuate="onLoad">
            <text:p/>
          </draw:image>
        </draw:frame>
        <draw:custom-shape draw:style-name="gr8" draw:text-style-name="P12" draw:layer="layout" svg:width="5.08cm" svg:height="3.023cm" svg:x="18.072cm" svg:y="3.1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1cm" svg:height="3.003cm" svg:x="1.733cm" svg:y="6.327cm" presentation:class="title" presentation:user-transformed="true">
          <draw:text-box>
            <text:p>Goldberg’s algorithm<text:line-break/><text:span text:style-name="T3">(</text:span><text:span text:style-name="T3">e</text:span><text:span text:style-name="T3">x</text:span><text:span text:style-name="T3">a</text:span><text:span text:style-name="T3">c</text:span><text:span text:style-name="T3">t </text:span><text:span text:style-name="T3">a</text:span><text:span text:style-name="T3">n</text:span><text:span text:style-name="T3">d 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i</text:span><text:span text:style-name="T3">s</text:span><text:span text:style-name="T3">ti</text:span><text:span text:style-name="T3">c</text:span><text:span text:style-name="T3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7.991cm" svg:height="2.005cm" svg:x="0cm" svg:y="0.027cm" presentation:class="title" presentation:user-transformed="true">
          <draw:text-box>
            <text:p>Goldberg's algorithm (1)</text:p>
          </draw:text-box>
        </draw:frame>
        <draw:frame draw:style-name="gr7" draw:text-style-name="P11" draw:layer="layout" svg:width="18.891cm" svg:height="11.605cm" svg:x="4.318cm" svg:y="2.365cm">
          <draw:image xlink:href="Pictures/10000000000004AE000002E059DCA5A65DC850D4.png" xlink:type="simple" xlink:show="embed" xlink:actuate="onLoad">
            <text:p/>
          </draw:image>
        </draw:frame>
        <draw:frame draw:style-name="gr9" draw:text-style-name="P13" draw:layer="layout" svg:width="22.452cm" svg:height="0.962cm" svg:x="3.556cm" svg:y="14.732cm">
          <draw:text-box>
            <text:p><text:span text:style-name="T5">Sli</text:span><text:span text:style-name="T5">de</text:span><text:span text:style-name="T5">s </text:span><text:span text:style-name="T5">on </text:span><text:span text:style-name="T5">thi</text:span><text:span text:style-name="T5">s </text:span><text:span text:style-name="T5">se</text:span><text:span text:style-name="T5">cti</text:span><text:span text:style-name="T5">on </text:span><text:span text:style-name="T5">fro</text:span><text:span text:style-name="T5">m: </text:span><text:span text:style-name="T5"><text:a xlink:href="http://www.math.cmu.edu/~ctsourak/amazing.html" xlink:type="simple">http://www.math.cmu.edu/~ctsourak/amazing.html</text:a></text:span><text:span text:style-name="T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2.259cm" svg:x="1.399cm" svg:y="0.027cm" presentation:class="title" presentation:user-transformed="true">
          <draw:text-box>
            <text:p>Goldberg's algorithm (2)</text:p>
          </draw:text-box>
        </draw:frame>
        <draw:frame draw:style-name="gr7" draw:text-style-name="P11" draw:layer="layout" svg:width="20.8cm" svg:height="13.353cm" svg:x="3.06cm" svg:y="2.25cm">
          <draw:image xlink:href="Pictures/100000000000048D000002EC373BE6010A1151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7" draw:text-style-name="P11" draw:layer="layout" svg:width="20.357cm" svg:height="12.074cm" svg:x="4.31cm" svg:y="3.42cm">
          <draw:image xlink:href="Pictures/100000000000046D000002A00167CD33A525A7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1cm" svg:height="1.751cm" svg:x="1.399cm" svg:y="0.027cm" presentation:class="title" presentation:user-transformed="true">
          <draw:text-box>
            <text:p>Goldberg's algorithm (4)</text:p>
          </draw:text-box>
        </draw:frame>
        <draw:frame draw:style-name="gr7" draw:text-style-name="P11" draw:layer="layout" svg:width="20.046cm" svg:height="13.438cm" svg:x="4.534cm" svg:y="2.156cm">
          <draw:image xlink:href="Pictures/100000000000043B000002D6564CF2237C6723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1cm" svg:height="1.751cm" svg:x="1.399cm" svg:y="0.027cm" presentation:class="title" presentation:user-transformed="true">
          <draw:text-box>
            <text:p>Goldberg's algorithm (5)</text:p>
          </draw:text-box>
        </draw:frame>
        <draw:frame draw:style-name="gr7" draw:text-style-name="P11" draw:layer="layout" svg:width="18.27cm" svg:height="12.236cm" svg:x="5.588cm" svg:y="2.286cm">
          <draw:image xlink:href="Pictures/1000000000000445000002DC260CE955E086F34F.png" xlink:type="simple" xlink:show="embed" xlink:actuate="onLoad">
            <text:p/>
          </draw:image>
        </draw:frame>
        <draw:frame draw:style-name="gr10" draw:text-style-name="P14" draw:layer="layout" svg:width="21.336cm" svg:height="0.962cm" svg:x="4.21cm" svg:y="14.832cm">
          <draw:text-box>
            <text:p><text:span text:style-name="T6">If </text:span><text:span text:style-name="T6">th</text:span><text:span text:style-name="T6">is </text:span><text:span text:style-name="T6">ex</text:span><text:span text:style-name="T6">ist</text:span><text:span text:style-name="T6">s </text:span><text:span text:style-name="T6">fo</text:span><text:span text:style-name="T6">r </text:span><text:span text:style-name="T6">n</text:span><text:span text:style-name="T6">o</text:span><text:span text:style-name="T6">n-</text:span><text:span text:style-name="T6">e</text:span><text:span text:style-name="T6">m</text:span><text:span text:style-name="T6">pt</text:span><text:span text:style-name="T6">y </text:span><text:span text:style-name="T6">S, </text:span><text:span text:style-name="T6">th</text:span><text:span text:style-name="T6">en </text:span><text:span text:style-name="T6">S </text:span><text:span text:style-name="T6">is </text:span><text:span text:style-name="T6">a </text:span><text:span text:style-name="T6">su</text:span><text:span text:style-name="T6">b-</text:span><text:span text:style-name="T6">gr</text:span><text:span text:style-name="T6">ap</text:span><text:span text:style-name="T6">h </text:span><text:span text:style-name="T6">of </text:span><text:span text:style-name="T6">de</text:span><text:span text:style-name="T6">ns</text:span><text:span text:style-name="T6">ity </text:span><text:span text:style-name="T6">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513cm" svg:x="1.399cm" svg:y="0.027cm" presentation:class="title" presentation:user-transformed="true">
          <draw:text-box>
            <text:p>Example</text:p>
          </draw:text-box>
        </draw:frame>
        <draw:custom-shape draw:style-name="gr11" draw:text-style-name="P3" xml:id="id1" draw:id="id1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3" draw:id="id3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" draw:id="id2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4" draw:id="id4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5" draw:id="id5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078cm" svg:y1="5.718cm" svg:x2="5.482cm" svg:y2="6.922cm" draw:start-shape="id1" draw:start-glue-point="9" draw:end-shape="id2" draw:end-glue-point="5" svg:d="M5078 5718l404 1204" svg:viewBox="0 0 405 1205">
          <text:p/>
        </draw:connector>
        <draw:connector draw:style-name="gr12" draw:text-style-name="P11" draw:layer="layout" draw:type="line" svg:x1="4.18cm" svg:y1="5.718cm" svg:x2="3.579cm" svg:y2="6.921cm" draw:start-shape="id1" draw:start-glue-point="7" draw:end-shape="id3" draw:end-glue-point="11" svg:d="M4180 5718l-601 1203" svg:viewBox="0 0 602 1204">
          <text:p/>
        </draw:connector>
        <draw:connector draw:style-name="gr12" draw:text-style-name="P11" draw:layer="layout" draw:type="line" svg:x1="3.765cm" svg:y1="7.37cm" svg:x2="5.296cm" svg:y2="7.371cm" draw:start-shape="id3" draw:start-glue-point="10" draw:end-shape="id2" draw:end-glue-point="6" svg:d="M3765 7370l1531 1" svg:viewBox="0 0 1532 2">
          <text:p/>
        </draw:connector>
        <draw:connector draw:style-name="gr12" draw:text-style-name="P11" draw:layer="layout" draw:type="line" svg:x1="3.13cm" svg:y1="8.005cm" svg:x2="3.132cm" svg:y2="9.237cm" draw:start-shape="id3" draw:start-glue-point="8" draw:end-shape="id4" draw:end-glue-point="4" svg:d="M3130 8005l2 1232" svg:viewBox="0 0 3 1233">
          <text:p/>
        </draw:connector>
        <draw:connector draw:style-name="gr12" draw:text-style-name="P11" draw:layer="layout" draw:type="line" svg:x1="5.931cm" svg:y1="8.006cm" svg:x2="5.933cm" svg:y2="9.238cm" draw:start-shape="id2" draw:start-glue-point="8" draw:end-shape="id5" draw:end-glue-point="4" svg:d="M5931 8006l2 1232" svg:viewBox="0 0 3 1233">
          <text:p/>
        </draw:connector>
        <draw:frame draw:style-name="gr13" draw:text-style-name="P13" draw:layer="layout" svg:width="12.954cm" svg:height="4.591cm" svg:x="0.762cm" svg:y="11.176cm">
          <draw:text-box>
            <text:p><text:span text:style-name="T3">I</text:span><text:span text:style-name="T3">s </text:span><text:span text:style-name="T3">t</text:span><text:span text:style-name="T3">h</text:span><text:span text:style-name="T3">e</text:span><text:span text:style-name="T3">r</text:span><text:span text:style-name="T3">e </text:span><text:span text:style-name="T3">S </text:span><text:span text:style-name="T3">w</text:span><text:span text:style-name="T3">it</text:span><text:span text:style-name="T3">h </text:span><text:span text:style-name="T3">d</text:span><text:span text:style-name="T3">(</text:span><text:span text:style-name="T3">S</text:span><text:span text:style-name="T3">) </text:span><text:span text:style-name="T3">≥ </text:span><text:span text:style-name="T3">2</text:span><text:span text:style-name="T3">?</text:span></text:p>
            <text:p><text:span text:style-name="T7"/></text:p>
            <text:p><text:span text:style-name="T3">d</text:span><text:span text:style-name="T3">(</text:span><text:span text:style-name="T3">S</text:span><text:span text:style-name="T3">) </text:span><text:span text:style-name="T3">= </text:span><text:span text:style-name="T3">2 </text:span><text:span text:style-name="T3">|</text:span><text:span text:style-name="T3">E</text:span><text:span text:style-name="T3">(</text:span><text:span text:style-name="T3">S</text:span><text:span text:style-name="T3">,</text:span><text:span text:style-name="T3">S</text:span><text:span text:style-name="T3">)| </text:span><text:span text:style-name="T3">/ </text:span><text:span text:style-name="T3">|</text:span><text:span text:style-name="T3">S</text:span><text:span text:style-name="T3">|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11" draw:text-style-name="P3" xml:id="id6" draw:id="id6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8" draw:id="id8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" draw:id="id7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9" draw:id="id9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0" draw:id="id10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078cm" svg:y1="5.718cm" svg:x2="5.482cm" svg:y2="6.922cm" draw:start-shape="id6" draw:start-glue-point="9" draw:end-shape="id7" draw:end-glue-point="5" svg:d="M5078 5718l404 1204" svg:viewBox="0 0 405 1205">
          <text:p/>
        </draw:connector>
        <draw:connector draw:style-name="gr12" draw:text-style-name="P11" draw:layer="layout" draw:type="line" svg:x1="4.18cm" svg:y1="5.718cm" svg:x2="3.579cm" svg:y2="6.921cm" draw:start-shape="id6" draw:start-glue-point="7" draw:end-shape="id8" draw:end-glue-point="11" svg:d="M4180 5718l-601 1203" svg:viewBox="0 0 602 1204">
          <text:p/>
        </draw:connector>
        <draw:connector draw:style-name="gr12" draw:text-style-name="P11" draw:layer="layout" draw:type="line" svg:x1="3.765cm" svg:y1="7.37cm" svg:x2="5.296cm" svg:y2="7.371cm" draw:start-shape="id8" draw:start-glue-point="10" draw:end-shape="id7" draw:end-glue-point="6" svg:d="M3765 7370l1531 1" svg:viewBox="0 0 1532 2">
          <text:p/>
        </draw:connector>
        <draw:connector draw:style-name="gr12" draw:text-style-name="P11" draw:layer="layout" draw:type="line" svg:x1="3.13cm" svg:y1="8.005cm" svg:x2="3.132cm" svg:y2="9.237cm" draw:start-shape="id8" draw:start-glue-point="8" draw:end-shape="id9" draw:end-glue-point="4" svg:d="M3130 8005l2 1232" svg:viewBox="0 0 3 1233">
          <text:p/>
        </draw:connector>
        <draw:connector draw:style-name="gr12" draw:text-style-name="P11" draw:layer="layout" draw:type="line" svg:x1="5.931cm" svg:y1="8.006cm" svg:x2="5.933cm" svg:y2="9.238cm" draw:start-shape="id7" draw:start-glue-point="8" draw:end-shape="id10" draw:end-glue-point="4" svg:d="M5931 8006l2 1232" svg:viewBox="0 0 3 1233">
          <text:p/>
        </draw:connector>
        <draw:custom-shape draw:style-name="gr11" draw:text-style-name="P3" xml:id="id11" draw:id="id11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3" draw:id="id13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2" draw:id="id12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4" draw:id="id14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5" draw:id="id15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8.44cm" svg:y1="4.386cm" svg:x2="19.288cm" svg:y2="6.05cm" draw:start-shape="id11" draw:start-glue-point="9" draw:end-shape="id12" draw:end-glue-point="4" svg:d="M18440 4386l848 1664" svg:viewBox="0 0 849 1665">
          <text:p/>
        </draw:connector>
        <draw:connector draw:style-name="gr12" draw:text-style-name="P11" draw:layer="layout" draw:type="line" svg:x1="17.542cm" svg:y1="4.386cm" svg:x2="17.183cm" svg:y2="8.344cm" draw:start-shape="id11" draw:start-glue-point="7" draw:end-shape="id13" draw:end-glue-point="4" svg:d="M17542 4386l-359 3958" svg:viewBox="0 0 360 3959">
          <text:p/>
        </draw:connector>
        <draw:connector draw:style-name="gr12" draw:text-style-name="P11" draw:layer="layout" draw:type="line" svg:x1="17.632cm" svg:y1="8.53cm" svg:x2="18.839cm" svg:y2="7.134cm" draw:start-shape="id13" draw:start-glue-point="11" draw:end-shape="id12" draw:end-glue-point="7" svg:d="M17632 8530l1207-1396" svg:viewBox="0 0 1208 1397">
          <text:p/>
        </draw:connector>
        <draw:connector draw:style-name="gr12" draw:text-style-name="P11" draw:layer="layout" draw:type="line" svg:x1="17.183cm" svg:y1="9.614cm" svg:x2="17.545cm" svg:y2="13.67cm" draw:start-shape="id13" draw:start-glue-point="8" draw:end-shape="id14" draw:end-glue-point="4" svg:d="M17183 9614l362 4056" svg:viewBox="0 0 363 4057">
          <text:p/>
        </draw:connector>
        <draw:connector draw:style-name="gr12" draw:text-style-name="P11" draw:layer="layout" draw:type="line" svg:x1="19.288cm" svg:y1="7.32cm" svg:x2="18.823cm" svg:y2="10.408cm" draw:start-shape="id12" draw:start-glue-point="8" draw:end-shape="id15" draw:end-glue-point="4" svg:d="M19288 7320l-465 3088" svg:viewBox="0 0 466 3089">
          <text:p/>
        </draw:connector>
        <draw:frame draw:style-name="gr14" draw:text-style-name="P16" xml:id="id16" draw:id="id16" draw:layer="layout" svg:width="1.524cm" svg:height="1.661cm" svg:x="10.384cm" svg:y="7.62cm">
          <draw:text-box>
            <text:p text:style-name="P15"><text:span text:style-name="T8">s</text:span></text:p>
          </draw:text-box>
        </draw:frame>
        <draw:frame draw:style-name="gr14" draw:text-style-name="P17" xml:id="id17" draw:id="id17" draw:layer="layout" svg:width="1.524cm" svg:height="1.661cm" svg:x="24.984cm" svg:y="7.62cm">
          <draw:text-box>
            <text:p><text:span text:style-name="T8">t</text:span></text:p>
          </draw:text-box>
        </draw:frame>
        <draw:connector draw:style-name="gr15" draw:text-style-name="P11" draw:layer="layout" draw:type="line" svg:x1="11.908cm" svg:y1="8.45cm" svg:x2="17.356cm" svg:y2="3.937cm" draw:start-shape="id16" draw:start-glue-point="1" draw:end-shape="id11" draw:end-glue-point="6" svg:d="M11908 8450l5448-4513" svg:viewBox="0 0 5449 4514">
          <text:p/>
        </draw:connector>
        <draw:connector draw:style-name="gr15" draw:text-style-name="P11" draw:layer="layout" draw:type="line" svg:x1="11.908cm" svg:y1="8.45cm" svg:x2="18.653cm" svg:y2="6.685cm" draw:start-shape="id16" draw:start-glue-point="1" draw:end-shape="id12" draw:end-glue-point="6" svg:d="M11908 8450l6745-1765" svg:viewBox="0 0 6746 1766">
          <text:p/>
        </draw:connector>
        <draw:connector draw:style-name="gr15" draw:text-style-name="P11" draw:layer="layout" draw:type="line" svg:x1="11.908cm" svg:y1="8.45cm" svg:x2="16.548cm" svg:y2="8.979cm" draw:start-shape="id16" draw:start-glue-point="1" draw:end-shape="id13" draw:end-glue-point="6" svg:d="M11908 8450l4640 529" svg:viewBox="0 0 4641 530">
          <text:p/>
        </draw:connector>
        <draw:connector draw:style-name="gr15" draw:text-style-name="P11" draw:layer="layout" draw:type="line" svg:x1="11.908cm" svg:y1="8.45cm" svg:x2="18.188cm" svg:y2="11.043cm" draw:start-shape="id16" draw:start-glue-point="1" draw:end-shape="id15" draw:end-glue-point="6" svg:d="M11908 8450l6280 2593" svg:viewBox="0 0 6281 2594">
          <text:p/>
        </draw:connector>
        <draw:connector draw:style-name="gr15" draw:text-style-name="P11" draw:layer="layout" draw:type="line" svg:x1="11.908cm" svg:y1="8.45cm" svg:x2="17.096cm" svg:y2="13.856cm" draw:start-shape="id16" draw:start-glue-point="1" draw:end-shape="id14" draw:end-glue-point="5" svg:d="M11908 8450l5188 5406" svg:viewBox="0 0 5189 5407">
          <text:p/>
        </draw:connector>
        <draw:connector draw:style-name="gr16" draw:text-style-name="P11" draw:layer="layout" draw:type="line" svg:x1="18.626cm" svg:y1="3.937cm" svg:x2="24.984cm" svg:y2="8.45cm" draw:start-shape="id11" draw:start-glue-point="10" draw:end-shape="id17" draw:end-glue-point="3" svg:d="M18626 3937l6358 4513" svg:viewBox="0 0 6359 4514">
          <text:p/>
        </draw:connector>
        <draw:connector draw:style-name="gr16" draw:text-style-name="P11" draw:layer="layout" draw:type="line" svg:x1="19.923cm" svg:y1="6.685cm" svg:x2="24.984cm" svg:y2="8.45cm" draw:start-shape="id12" draw:start-glue-point="10" draw:end-shape="id17" draw:end-glue-point="3" svg:d="M19923 6685l5061 1765" svg:viewBox="0 0 5062 1766">
          <text:p/>
        </draw:connector>
        <draw:connector draw:style-name="gr16" draw:text-style-name="P11" draw:layer="layout" draw:type="line" svg:x1="17.818cm" svg:y1="8.979cm" svg:x2="24.984cm" svg:y2="8.45cm" draw:start-shape="id13" draw:start-glue-point="10" draw:end-shape="id17" draw:end-glue-point="3" svg:d="M17818 8979l7166-529" svg:viewBox="0 0 7167 530">
          <text:p/>
        </draw:connector>
        <draw:connector draw:style-name="gr16" draw:text-style-name="P11" draw:layer="layout" draw:type="line" svg:x1="19.458cm" svg:y1="11.043cm" svg:x2="24.984cm" svg:y2="8.45cm" draw:start-shape="id15" draw:start-glue-point="10" draw:end-shape="id17" draw:end-glue-point="3" svg:d="M19458 11043l5526-2593" svg:viewBox="0 0 5527 2594">
          <text:p/>
        </draw:connector>
        <draw:connector draw:style-name="gr16" draw:text-style-name="P11" draw:layer="layout" draw:type="line" svg:x1="17.994cm" svg:y1="13.856cm" svg:x2="24.984cm" svg:y2="8.45cm" draw:start-shape="id14" draw:start-glue-point="11" draw:end-shape="id17" draw:end-glue-point="3" svg:d="M17994 13856l6990-5406" svg:viewBox="0 0 6991 5407">
          <text:p/>
        </draw:connector>
        <draw:frame draw:style-name="gr13" draw:text-style-name="P13" draw:layer="layout" svg:width="12.954cm" svg:height="4.591cm" svg:x="0.762cm" svg:y="11.176cm">
          <draw:text-box>
            <text:p><text:span text:style-name="T7">Is </text:span><text:span text:style-name="T7">th</text:span><text:span text:style-name="T7">er</text:span><text:span text:style-name="T7">e </text:span><text:span text:style-name="T7">S </text:span><text:span text:style-name="T7">wi</text:span><text:span text:style-name="T7">th </text:span><text:span text:style-name="T7">d(</text:span><text:span text:style-name="T7">S) </text:span><text:span text:style-name="T7">≥ </text:span><text:span text:style-name="T7">2</text:span><text:span text:style-name="T7">?</text:span></text:p>
            <text:p><text:span text:style-name="T7">d(</text:span><text:span text:style-name="T7">S) </text:span><text:span text:style-name="T7">= </text:span><text:span text:style-name="T7">2 </text:span><text:span text:style-name="T7">|</text:span><text:span text:style-name="T7">E(</text:span><text:span text:style-name="T7">S,</text:span><text:span text:style-name="T7">S)</text:span><text:span text:style-name="T7">| / </text:span><text:span text:style-name="T7">|</text:span><text:span text:style-name="T7">S|</text:span></text:p>
            <text:p><text:span text:style-name="T7"/></text:p>
            <text:p><text:span text:style-name="T9">Is </text:span><text:span text:style-name="T9">th</text:span><text:span text:style-name="T9">er</text:span><text:span text:style-name="T9">e </text:span><text:span text:style-name="T9">a</text:span><text:span text:style-name="T9">n </text:span><text:span text:style-name="T9">s-</text:span><text:span text:style-name="T9">t </text:span><text:span text:style-name="T9">c</text:span><text:span text:style-name="T9">ut </text:span><text:span text:style-name="T9">w</text:span><text:span text:style-name="T9">it</text:span><text:span text:style-name="T9">h </text:span><text:span text:style-name="T9">c</text:span><text:span text:style-name="T9">o</text:span><text:span text:style-name="T9">st </text:span><text:span text:style-name="T9">≤ </text:span><text:span text:style-name="T9">1</text:span><text:span text:style-name="T9">0</text:span><text:span text:style-name="T9">? </text:span></text:p>
            <text:p><text:span text:style-name="T10"><text:s/></text:span><text:span text:style-name="T10">(2</text:span><text:span text:style-name="T10">|</text:span><text:span text:style-name="T10">E| </text:span><text:span text:style-name="T10">= </text:span><text:span text:style-name="T10">1</text:span><text:span text:style-name="T10">0)</text:span></text:p>
          </draw:text-box>
        </draw:frame>
        <draw:frame draw:style-name="gr10" draw:text-style-name="P13" draw:layer="layout" svg:width="1.27cm" svg:height="0.962cm" svg:x="20.828cm" svg:y="4.826cm">
          <draw:text-box>
            <text:p>2</text:p>
          </draw:text-box>
        </draw:frame>
        <draw:frame draw:style-name="gr10" draw:text-style-name="P13" draw:layer="layout" svg:width="1.27cm" svg:height="0.962cm" svg:x="20.828cm" svg:y="6.326cm">
          <draw:text-box>
            <text:p>2</text:p>
          </draw:text-box>
        </draw:frame>
        <draw:frame draw:style-name="gr10" draw:text-style-name="P13" draw:layer="layout" svg:width="1.27cm" svg:height="0.962cm" svg:x="20.828cm" svg:y="7.926cm">
          <draw:text-box>
            <text:p>2</text:p>
          </draw:text-box>
        </draw:frame>
        <draw:frame draw:style-name="gr10" draw:text-style-name="P13" draw:layer="layout" svg:width="1.27cm" svg:height="0.962cm" svg:x="20.828cm" svg:y="9.326cm">
          <draw:text-box>
            <text:p>2</text:p>
          </draw:text-box>
        </draw:frame>
        <draw:frame draw:style-name="gr10" draw:text-style-name="P13" draw:layer="layout" svg:width="1.27cm" svg:height="0.962cm" svg:x="20.828cm" svg:y="11.226cm">
          <draw:text-box>
            <text:p>2</text:p>
          </draw:text-box>
        </draw:frame>
        <draw:frame draw:style-name="gr10" draw:text-style-name="P13" draw:layer="layout" svg:width="1.27cm" svg:height="0.962cm" svg:x="14.928cm" svg:y="12.026cm">
          <draw:text-box>
            <text:p>1</text:p>
          </draw:text-box>
        </draw:frame>
        <draw:frame draw:style-name="gr10" draw:text-style-name="P13" draw:layer="layout" svg:width="1.27cm" svg:height="0.962cm" svg:x="14.928cm" svg:y="9.726cm">
          <draw:text-box>
            <text:p>1</text:p>
          </draw:text-box>
        </draw:frame>
        <draw:frame draw:style-name="gr10" draw:text-style-name="P13" draw:layer="layout" svg:width="1.27cm" svg:height="0.962cm" svg:x="14.928cm" svg:y="8.026cm">
          <draw:text-box>
            <text:p>3</text:p>
          </draw:text-box>
        </draw:frame>
        <draw:frame draw:style-name="gr10" draw:text-style-name="P13" draw:layer="layout" svg:width="1.27cm" svg:height="0.962cm" svg:x="14.928cm" svg:y="6.726cm">
          <draw:text-box>
            <text:p>3</text:p>
          </draw:text-box>
        </draw:frame>
        <draw:frame draw:style-name="gr10" draw:text-style-name="P13" draw:layer="layout" svg:width="1.27cm" svg:height="0.962cm" svg:x="14.928cm" svg:y="4.626cm">
          <draw:text-box>
            <text:p>2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11" draw:text-style-name="P3" xml:id="id18" draw:id="id18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0" draw:id="id20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9" draw:id="id19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1" draw:id="id21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2" draw:id="id22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078cm" svg:y1="5.718cm" svg:x2="5.482cm" svg:y2="6.922cm" draw:start-shape="id18" draw:start-glue-point="9" draw:end-shape="id19" draw:end-glue-point="5" svg:d="M5078 5718l404 1204" svg:viewBox="0 0 405 1205">
          <text:p/>
        </draw:connector>
        <draw:connector draw:style-name="gr12" draw:text-style-name="P11" draw:layer="layout" draw:type="line" svg:x1="4.18cm" svg:y1="5.718cm" svg:x2="3.579cm" svg:y2="6.921cm" draw:start-shape="id18" draw:start-glue-point="7" draw:end-shape="id20" draw:end-glue-point="11" svg:d="M4180 5718l-601 1203" svg:viewBox="0 0 602 1204">
          <text:p/>
        </draw:connector>
        <draw:connector draw:style-name="gr12" draw:text-style-name="P11" draw:layer="layout" draw:type="line" svg:x1="3.765cm" svg:y1="7.37cm" svg:x2="5.296cm" svg:y2="7.371cm" draw:start-shape="id20" draw:start-glue-point="10" draw:end-shape="id19" draw:end-glue-point="6" svg:d="M3765 7370l1531 1" svg:viewBox="0 0 1532 2">
          <text:p/>
        </draw:connector>
        <draw:connector draw:style-name="gr12" draw:text-style-name="P11" draw:layer="layout" draw:type="line" svg:x1="3.13cm" svg:y1="8.005cm" svg:x2="3.132cm" svg:y2="9.237cm" draw:start-shape="id20" draw:start-glue-point="8" draw:end-shape="id21" draw:end-glue-point="4" svg:d="M3130 8005l2 1232" svg:viewBox="0 0 3 1233">
          <text:p/>
        </draw:connector>
        <draw:connector draw:style-name="gr12" draw:text-style-name="P11" draw:layer="layout" draw:type="line" svg:x1="5.931cm" svg:y1="8.006cm" svg:x2="5.933cm" svg:y2="9.238cm" draw:start-shape="id19" draw:start-glue-point="8" draw:end-shape="id22" draw:end-glue-point="4" svg:d="M5931 8006l2 1232" svg:viewBox="0 0 3 1233">
          <text:p/>
        </draw:connector>
        <draw:custom-shape draw:style-name="gr11" draw:text-style-name="P3" xml:id="id23" draw:id="id23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5" draw:id="id25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4" draw:id="id24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6" draw:id="id26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7" draw:id="id27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8.44cm" svg:y1="4.386cm" svg:x2="19.288cm" svg:y2="6.05cm" draw:start-shape="id23" draw:start-glue-point="9" draw:end-shape="id24" draw:end-glue-point="4" svg:d="M18440 4386l848 1664" svg:viewBox="0 0 849 1665">
          <text:p/>
        </draw:connector>
        <draw:connector draw:style-name="gr12" draw:text-style-name="P11" draw:layer="layout" draw:type="line" svg:x1="17.542cm" svg:y1="4.386cm" svg:x2="17.183cm" svg:y2="8.344cm" draw:start-shape="id23" draw:start-glue-point="7" draw:end-shape="id25" draw:end-glue-point="4" svg:d="M17542 4386l-359 3958" svg:viewBox="0 0 360 3959">
          <text:p/>
        </draw:connector>
        <draw:connector draw:style-name="gr12" draw:text-style-name="P11" draw:layer="layout" draw:type="line" svg:x1="17.632cm" svg:y1="8.53cm" svg:x2="18.839cm" svg:y2="7.134cm" draw:start-shape="id25" draw:start-glue-point="11" draw:end-shape="id24" draw:end-glue-point="7" svg:d="M17632 8530l1207-1396" svg:viewBox="0 0 1208 1397">
          <text:p/>
        </draw:connector>
        <draw:connector draw:style-name="gr12" draw:text-style-name="P11" draw:layer="layout" draw:type="line" svg:x1="17.183cm" svg:y1="9.614cm" svg:x2="17.545cm" svg:y2="13.67cm" draw:start-shape="id25" draw:start-glue-point="8" draw:end-shape="id26" draw:end-glue-point="4" svg:d="M17183 9614l362 4056" svg:viewBox="0 0 363 4057">
          <text:p/>
        </draw:connector>
        <draw:connector draw:style-name="gr12" draw:text-style-name="P11" draw:layer="layout" draw:type="line" svg:x1="19.288cm" svg:y1="7.32cm" svg:x2="18.823cm" svg:y2="10.408cm" draw:start-shape="id24" draw:start-glue-point="8" draw:end-shape="id27" draw:end-glue-point="4" svg:d="M19288 7320l-465 3088" svg:viewBox="0 0 466 3089">
          <text:p/>
        </draw:connector>
        <draw:frame draw:style-name="gr14" draw:text-style-name="P16" xml:id="id28" draw:id="id28" draw:layer="layout" svg:width="1.524cm" svg:height="1.661cm" svg:x="10.384cm" svg:y="7.62cm">
          <draw:text-box>
            <text:p text:style-name="P15"><text:span text:style-name="T8">s</text:span></text:p>
          </draw:text-box>
        </draw:frame>
        <draw:frame draw:style-name="gr14" draw:text-style-name="P17" xml:id="id29" draw:id="id29" draw:layer="layout" svg:width="1.524cm" svg:height="1.661cm" svg:x="24.984cm" svg:y="7.62cm">
          <draw:text-box>
            <text:p><text:span text:style-name="T8">t</text:span></text:p>
          </draw:text-box>
        </draw:frame>
        <draw:connector draw:style-name="gr15" draw:text-style-name="P11" draw:layer="layout" draw:type="line" svg:x1="11.908cm" svg:y1="8.45cm" svg:x2="17.356cm" svg:y2="3.937cm" draw:start-shape="id28" draw:start-glue-point="1" draw:end-shape="id23" draw:end-glue-point="6" svg:d="M11908 8450l5448-4513" svg:viewBox="0 0 5449 4514">
          <text:p/>
        </draw:connector>
        <draw:connector draw:style-name="gr15" draw:text-style-name="P11" draw:layer="layout" draw:type="line" svg:x1="11.908cm" svg:y1="8.45cm" svg:x2="18.653cm" svg:y2="6.685cm" draw:start-shape="id28" draw:start-glue-point="1" draw:end-shape="id24" draw:end-glue-point="6" svg:d="M11908 8450l6745-1765" svg:viewBox="0 0 6746 1766">
          <text:p/>
        </draw:connector>
        <draw:connector draw:style-name="gr15" draw:text-style-name="P11" draw:layer="layout" draw:type="line" svg:x1="11.908cm" svg:y1="8.45cm" svg:x2="16.548cm" svg:y2="8.979cm" draw:start-shape="id28" draw:start-glue-point="1" draw:end-shape="id25" draw:end-glue-point="6" svg:d="M11908 8450l4640 529" svg:viewBox="0 0 4641 530">
          <text:p/>
        </draw:connector>
        <draw:connector draw:style-name="gr15" draw:text-style-name="P11" draw:layer="layout" draw:type="line" svg:x1="11.908cm" svg:y1="8.45cm" svg:x2="18.188cm" svg:y2="11.043cm" draw:start-shape="id28" draw:start-glue-point="1" draw:end-shape="id27" draw:end-glue-point="6" svg:d="M11908 8450l6280 2593" svg:viewBox="0 0 6281 2594">
          <text:p/>
        </draw:connector>
        <draw:connector draw:style-name="gr15" draw:text-style-name="P11" draw:layer="layout" draw:type="line" svg:x1="11.908cm" svg:y1="8.45cm" svg:x2="17.096cm" svg:y2="13.856cm" draw:start-shape="id28" draw:start-glue-point="1" draw:end-shape="id26" draw:end-glue-point="5" svg:d="M11908 8450l5188 5406" svg:viewBox="0 0 5189 5407">
          <text:p/>
        </draw:connector>
        <draw:connector draw:style-name="gr16" draw:text-style-name="P11" draw:layer="layout" draw:type="line" svg:x1="18.626cm" svg:y1="3.937cm" svg:x2="24.984cm" svg:y2="8.45cm" draw:start-shape="id23" draw:start-glue-point="10" draw:end-shape="id29" draw:end-glue-point="3" svg:d="M18626 3937l6358 4513" svg:viewBox="0 0 6359 4514">
          <text:p/>
        </draw:connector>
        <draw:connector draw:style-name="gr16" draw:text-style-name="P11" draw:layer="layout" draw:type="line" svg:x1="19.923cm" svg:y1="6.685cm" svg:x2="24.984cm" svg:y2="8.45cm" draw:start-shape="id24" draw:start-glue-point="10" draw:end-shape="id29" draw:end-glue-point="3" svg:d="M19923 6685l5061 1765" svg:viewBox="0 0 5062 1766">
          <text:p/>
        </draw:connector>
        <draw:connector draw:style-name="gr16" draw:text-style-name="P11" draw:layer="layout" draw:type="line" svg:x1="17.818cm" svg:y1="8.979cm" svg:x2="24.984cm" svg:y2="8.45cm" draw:start-shape="id25" draw:start-glue-point="10" draw:end-shape="id29" draw:end-glue-point="3" svg:d="M17818 8979l7166-529" svg:viewBox="0 0 7167 530">
          <text:p/>
        </draw:connector>
        <draw:connector draw:style-name="gr16" draw:text-style-name="P11" draw:layer="layout" draw:type="line" svg:x1="19.458cm" svg:y1="11.043cm" svg:x2="24.984cm" svg:y2="8.45cm" draw:start-shape="id27" draw:start-glue-point="10" draw:end-shape="id29" draw:end-glue-point="3" svg:d="M19458 11043l5526-2593" svg:viewBox="0 0 5527 2594">
          <text:p/>
        </draw:connector>
        <draw:connector draw:style-name="gr16" draw:text-style-name="P11" draw:layer="layout" draw:type="line" svg:x1="17.994cm" svg:y1="13.856cm" svg:x2="24.984cm" svg:y2="8.45cm" draw:start-shape="id26" draw:start-glue-point="11" draw:end-shape="id29" draw:end-glue-point="3" svg:d="M17994 13856l6990-5406" svg:viewBox="0 0 6991 5407">
          <text:p/>
        </draw:connector>
        <draw:frame draw:style-name="gr10" draw:text-style-name="P13" draw:layer="layout" svg:width="1.27cm" svg:height="0.962cm" svg:x="20.828cm" svg:y="4.826cm">
          <draw:text-box>
            <text:p>2</text:p>
          </draw:text-box>
        </draw:frame>
        <draw:frame draw:style-name="gr10" draw:text-style-name="P13" draw:layer="layout" svg:width="1.27cm" svg:height="0.962cm" svg:x="20.828cm" svg:y="6.326cm">
          <draw:text-box>
            <text:p>2</text:p>
          </draw:text-box>
        </draw:frame>
        <draw:frame draw:style-name="gr10" draw:text-style-name="P13" draw:layer="layout" svg:width="1.27cm" svg:height="0.962cm" svg:x="20.828cm" svg:y="7.926cm">
          <draw:text-box>
            <text:p>2</text:p>
          </draw:text-box>
        </draw:frame>
        <draw:frame draw:style-name="gr10" draw:text-style-name="P13" draw:layer="layout" svg:width="1.27cm" svg:height="0.962cm" svg:x="20.828cm" svg:y="9.326cm">
          <draw:text-box>
            <text:p>2</text:p>
          </draw:text-box>
        </draw:frame>
        <draw:frame draw:style-name="gr10" draw:text-style-name="P13" draw:layer="layout" svg:width="1.27cm" svg:height="0.962cm" svg:x="20.828cm" svg:y="11.226cm">
          <draw:text-box>
            <text:p>2</text:p>
          </draw:text-box>
        </draw:frame>
        <draw:frame draw:style-name="gr10" draw:text-style-name="P13" draw:layer="layout" svg:width="1.27cm" svg:height="0.962cm" svg:x="14.928cm" svg:y="12.026cm">
          <draw:text-box>
            <text:p>1</text:p>
          </draw:text-box>
        </draw:frame>
        <draw:frame draw:style-name="gr10" draw:text-style-name="P13" draw:layer="layout" svg:width="1.27cm" svg:height="0.962cm" svg:x="14.928cm" svg:y="9.726cm">
          <draw:text-box>
            <text:p>1</text:p>
          </draw:text-box>
        </draw:frame>
        <draw:frame draw:style-name="gr10" draw:text-style-name="P13" draw:layer="layout" svg:width="1.27cm" svg:height="0.962cm" svg:x="14.928cm" svg:y="8.026cm">
          <draw:text-box>
            <text:p>3</text:p>
          </draw:text-box>
        </draw:frame>
        <draw:frame draw:style-name="gr10" draw:text-style-name="P13" draw:layer="layout" svg:width="1.27cm" svg:height="0.962cm" svg:x="14.928cm" svg:y="6.726cm">
          <draw:text-box>
            <text:p>3</text:p>
          </draw:text-box>
        </draw:frame>
        <draw:frame draw:style-name="gr10" draw:text-style-name="P13" draw:layer="layout" svg:width="1.27cm" svg:height="0.962cm" svg:x="14.928cm" svg:y="4.626cm">
          <draw:text-box>
            <text:p>2</text:p>
          </draw:text-box>
        </draw:frame>
        <draw:line draw:style-name="gr17" draw:text-style-name="P11" draw:layer="layout" svg:x1="13.462cm" svg:y1="12.7cm" svg:x2="24.384cm" svg:y2="5.842cm">
          <text:p/>
        </draw:line>
        <draw:frame draw:style-name="gr18" draw:text-style-name="P18" draw:layer="layout" svg:width="3.097cm" svg:height="0.962cm" svg:x="24.238cm" svg:y="5.072cm">
          <draw:text-box>
            <text:p><text:span text:style-name="T11">co</text:span><text:span text:style-name="T11">st </text:span><text:span text:style-name="T11">= </text:span><text:span text:style-name="T11">10</text:span></text:p>
          </draw:text-box>
        </draw:frame>
        <draw:frame draw:style-name="gr13" draw:text-style-name="P13" draw:layer="layout" svg:width="12.954cm" svg:height="4.591cm" svg:x="0.762cm" svg:y="11.177cm">
          <draw:text-box>
            <text:p><text:span text:style-name="T7">Is </text:span><text:span text:style-name="T7">th</text:span><text:span text:style-name="T7">er</text:span><text:span text:style-name="T7">e </text:span><text:span text:style-name="T7">S </text:span><text:span text:style-name="T7">wi</text:span><text:span text:style-name="T7">th </text:span><text:span text:style-name="T7">d(</text:span><text:span text:style-name="T7">S) </text:span><text:span text:style-name="T7">≥ </text:span><text:span text:style-name="T7">2</text:span><text:span text:style-name="T7">?</text:span></text:p>
            <text:p><text:span text:style-name="T7">d(</text:span><text:span text:style-name="T7">S) </text:span><text:span text:style-name="T7">= </text:span><text:span text:style-name="T7">2 </text:span><text:span text:style-name="T7">|</text:span><text:span text:style-name="T7">E(</text:span><text:span text:style-name="T7">S,</text:span><text:span text:style-name="T7">S)</text:span><text:span text:style-name="T7">| / </text:span><text:span text:style-name="T7">|</text:span><text:span text:style-name="T7">S|</text:span></text:p>
            <text:p><text:span text:style-name="T7"/></text:p>
            <text:p><text:span text:style-name="T9">Is </text:span><text:span text:style-name="T9">th</text:span><text:span text:style-name="T9">er</text:span><text:span text:style-name="T9">e </text:span><text:span text:style-name="T9">a</text:span><text:span text:style-name="T9">n </text:span><text:span text:style-name="T9">s-</text:span><text:span text:style-name="T9">t </text:span><text:span text:style-name="T9">c</text:span><text:span text:style-name="T9">ut </text:span><text:span text:style-name="T9">w</text:span><text:span text:style-name="T9">it</text:span><text:span text:style-name="T9">h </text:span><text:span text:style-name="T9">c</text:span><text:span text:style-name="T9">o</text:span><text:span text:style-name="T9">st </text:span><text:span text:style-name="T9">≤ </text:span><text:span text:style-name="T9">1</text:span><text:span text:style-name="T9">0</text:span><text:span text:style-name="T9">? </text:span></text:p>
            <text:p><text:span text:style-name="T10"><text:s/></text:span><text:span text:style-name="T10">(2</text:span><text:span text:style-name="T10">|</text:span><text:span text:style-name="T10">E| </text:span><text:span text:style-name="T10">= </text:span><text:span text:style-name="T10">1</text:span><text:span text:style-name="T10">0)</text:span></text:p>
          </draw:text-box>
        </draw:frame>
        <draw:frame draw:style-name="gr19" draw:text-style-name="P19" draw:layer="layout" svg:width="3.556cm" svg:height="1.826cm" svg:x="24.13cm" svg:y="3.548cm">
          <draw:text-box>
            <text:p><text:span text:style-name="T12">Y</text:span><text:span text:style-name="T12">e</text:span><text:span text:style-name="T12">s</text:span><text:span text:style-name="T12">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1cm" svg:height="3.003cm" svg:x="1.733cm" svg:y="6.327cm" presentation:class="title" presentation:user-transformed="true">
          <draw:text-box>
            <text:p>Charikar’s algorithm<text:line-break/><text:span text:style-name="T3">(</text:span><text:span text:style-name="T3">a</text:span><text:span text:style-name="T3">p</text:span><text:span text:style-name="T3">p</text:span><text:span text:style-name="T3">r</text:span><text:span text:style-name="T3">o</text:span><text:span text:style-name="T3">x</text:span><text:span text:style-name="T3">i</text:span><text:span text:style-name="T3">m</text:span><text:span text:style-name="T3">a</text:span><text:span text:style-name="T3">t</text:span><text:span text:style-name="T3">e </text:span><text:span text:style-name="T3">a</text:span><text:span text:style-name="T3">n</text:span><text:span text:style-name="T3">d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i</text:span><text:span text:style-name="T3">z</text:span><text:span text:style-name="T3">e</text:span><text:span text:style-name="T3">d</text:span><text:span text:style-name="T3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harikar’s algorithm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3">Charikar, M. (2000). Greedy approximation </text:span><text:span text:style-name="T13">algorithms for finding dense components in a </text:span><text:span text:style-name="T13">graph. In APPROX.</text:span></text:p>
              </text:list-item>
              <text:list-item>
                <text:p><text:span text:style-name="T6">Approximate algorithm </text:span>(by a factor of 2)</text:p>
                <text:list>
                  <text:list-item>
                    <text:p><text:span text:style-name="T14">If the optimal density is </text:span><text:span text:style-name="T15">λ</text:span><text:span text:style-name="T16">, in the worst case (if </text:span><text:span text:style-name="T16">you’re very unlucky!) you will get density </text:span><text:span text:style-name="T17">λ/2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Greedily remove nodes<text:line-break/>(break ties randomly)</text:p>
          </draw:text-box>
        </draw:frame>
        <draw:frame draw:style-name="gr20" draw:text-style-name="P11" draw:layer="layout" svg:width="26.162cm" svg:height="10.239cm" svg:x="1.27cm" svg:y="3.78cm">
          <draw:image xlink:href="Pictures/100000000000042C000001A23FD32F37D17DBC70.png" xlink:type="simple" xlink:show="embed" xlink:actuate="onLoad">
            <text:p/>
          </draw:image>
        </draw:frame>
        <draw:frame draw:style-name="gr21" draw:text-style-name="P13" draw:layer="layout" svg:width="10.4cm" svg:height="1.673cm" svg:x="9.652cm" svg:y="14.019cm">
          <draw:text-box>
            <text:p>Compute density as |E|/|V|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22" draw:text-style-name="P11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0" draw:layer="layout" svg:width="9.577cm" svg:height="2.613cm" svg:x="0.583cm" svg:y="0.469cm" presentation:class="title" presentation:user-transformed="true">
          <draw:text-box>
            <text:p text:style-name="P20"><text:span text:style-name="T18">E</text:span><text:span text:style-name="T18">x</text:span><text:span text:style-name="T18">e</text:span><text:span text:style-name="T18">r</text:span><text:span text:style-name="T18">c</text:span><text:span text:style-name="T18">i</text:span><text:span text:style-name="T18">s</text:span><text:span text:style-name="T18">e</text:span></text:p>
          </draw:text-box>
        </draw:frame>
        <draw:frame draw:style-name="gr20" draw:text-style-name="P11" draw:layer="layout" svg:width="12.331cm" svg:height="4.826cm" svg:x="14.339cm" svg:y="0.762cm">
          <draw:image xlink:href="Pictures/100000000000042C000001A23FD32F37D17DBC70.png" xlink:type="simple" xlink:show="embed" xlink:actuate="onLoad">
            <text:p/>
          </draw:image>
        </draw:frame>
        <draw:custom-shape draw:style-name="gr23" draw:text-style-name="P3" xml:id="id34" draw:id="id34" draw:layer="layout" svg:width="1.122cm" svg:height="1.122cm" svg:x="17.623cm" svg:y="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35" draw:id="id35" draw:layer="layout" svg:width="1.123cm" svg:height="1.122cm" svg:x="19.834cm" svg:y="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2" draw:id="id32" draw:layer="layout" svg:width="1.122cm" svg:height="1.123cm" svg:x="17.625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30" draw:id="id30" draw:layer="layout" svg:width="1.123cm" svg:height="1.123cm" svg:x="19.83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3" draw:id="id33" draw:layer="layout" svg:width="1.122cm" svg:height="1.123cm" svg:x="17.625cm" svg:y="13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6" draw:id="id36" draw:layer="layout" svg:width="1.122cm" svg:height="1.123cm" svg:x="15.30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1" draw:id="id31" draw:layer="layout" svg:width="1.122cm" svg:height="1.122cm" svg:x="22.265cm" svg:y="12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7" draw:id="id37" draw:layer="layout" svg:width="1.122cm" svg:height="1.122cm" svg:x="21.551cm" svg:y="9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8" draw:id="id38" draw:layer="layout" svg:width="1.122cm" svg:height="1.122cm" svg:x="18.745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9" draw:id="id39" draw:layer="layout" svg:width="1.122cm" svg:height="1.122cm" svg:x="20.99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xml:id="id40" draw:id="id40" draw:layer="layout" svg:width="1.122cm" svg:height="1.122cm" svg:x="23.516cm" svg:y="7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0.793cm" svg:y1="11.627cm" svg:x2="22.429cm" svg:y2="13.154cm" draw:start-shape="id30" draw:start-glue-point="9" draw:end-shape="id31" draw:end-glue-point="5" svg:d="M20793 11627l1636 1527" svg:viewBox="0 0 1637 1528">
          <text:p/>
        </draw:connector>
        <draw:connector draw:style-name="gr12" draw:text-style-name="P11" draw:layer="layout" draw:type="line" svg:x1="18.186cm" svg:y1="11.791cm" svg:x2="18.186cm" svg:y2="13.099cm" draw:start-shape="id32" draw:start-glue-point="8" draw:end-shape="id33" draw:end-glue-point="0" svg:d="M18186 11791v1308" svg:viewBox="0 0 1 1309">
          <text:p/>
        </draw:connector>
        <draw:connector draw:style-name="gr12" draw:text-style-name="P11" draw:layer="layout" draw:type="line" svg:x1="18.581cm" svg:y1="9.527cm" svg:x2="19.998cm" svg:y2="10.832cm" draw:start-shape="id34" draw:start-glue-point="9" draw:end-shape="id30" draw:end-glue-point="5" svg:d="M18581 9527l1417 1305" svg:viewBox="0 0 1418 1306">
          <text:p/>
        </draw:connector>
        <draw:connector draw:style-name="gr12" draw:text-style-name="P11" draw:layer="layout" draw:type="line" svg:x1="19.998cm" svg:y1="9.527cm" svg:x2="18.583cm" svg:y2="10.832cm" draw:start-shape="id35" draw:start-glue-point="7" draw:end-shape="id32" draw:end-glue-point="11" svg:d="M19998 9527l-1415 1305" svg:viewBox="0 0 1416 1306">
          <text:p/>
        </draw:connector>
        <draw:connector draw:style-name="gr12" draw:text-style-name="P11" draw:layer="layout" draw:type="line" svg:x1="18.745cm" svg:y1="9.13cm" svg:x2="19.834cm" svg:y2="9.13cm" draw:start-shape="id34" draw:start-glue-point="10" draw:end-shape="id35" draw:end-glue-point="6" svg:d="M18745 9130h1089" svg:viewBox="0 0 1090 1">
          <text:p/>
        </draw:connector>
        <draw:connector draw:style-name="gr12" draw:text-style-name="P11" draw:layer="layout" draw:type="line" svg:x1="18.747cm" svg:y1="11.23cm" svg:x2="19.834cm" svg:y2="11.23cm" draw:start-shape="id32" draw:start-glue-point="10" draw:end-shape="id30" draw:end-glue-point="6" svg:d="M18747 11230h1087" svg:viewBox="0 0 1088 1">
          <text:p/>
        </draw:connector>
        <draw:connector draw:style-name="gr12" draw:text-style-name="P11" draw:layer="layout" draw:type="line" svg:x1="20.396cm" svg:y1="9.691cm" svg:x2="20.396cm" svg:y2="10.668cm" draw:start-shape="id35" draw:start-glue-point="8" draw:end-shape="id30" draw:end-glue-point="4" svg:d="M20396 9691v977" svg:viewBox="0 0 1 978">
          <text:p/>
        </draw:connector>
        <draw:connector draw:style-name="gr12" draw:text-style-name="P11" draw:layer="layout" draw:type="line" svg:x1="18.184cm" svg:y1="9.691cm" svg:x2="18.186cm" svg:y2="10.668cm" draw:start-shape="id34" draw:start-glue-point="8" draw:end-shape="id32" draw:end-glue-point="4" svg:d="M18184 9691l2 977" svg:viewBox="0 0 3 978">
          <text:p/>
        </draw:connector>
        <draw:connector draw:style-name="gr12" draw:text-style-name="P11" draw:layer="layout" draw:type="line" svg:x1="17.625cm" svg:y1="11.23cm" svg:x2="16.426cm" svg:y2="11.23cm" draw:start-shape="id32" draw:start-glue-point="6" draw:end-shape="id36" draw:end-glue-point="10" svg:d="M17625 11230h-1199" svg:viewBox="0 0 1200 1">
          <text:p/>
        </draw:connector>
        <draw:connector draw:style-name="gr12" draw:text-style-name="P11" draw:layer="layout" draw:type="line" svg:x1="20.793cm" svg:y1="10.832cm" svg:x2="21.715cm" svg:y2="10.465cm" draw:start-shape="id30" draw:start-glue-point="11" draw:end-shape="id37" draw:end-glue-point="7" svg:d="M20793 10832l922-367" svg:viewBox="0 0 923 368">
          <text:p/>
        </draw:connector>
        <draw:connector draw:style-name="gr12" draw:text-style-name="P11" draw:layer="layout" draw:type="line" svg:x1="20.793cm" svg:y1="9.527cm" svg:x2="21.715cm" svg:y2="9.671cm" draw:start-shape="id35" draw:start-glue-point="9" draw:end-shape="id37" draw:end-glue-point="5" svg:d="M20793 9527l922 144" svg:viewBox="0 0 923 145">
          <text:p/>
        </draw:connector>
        <draw:connector draw:style-name="gr12" draw:text-style-name="P11" draw:layer="layout" draw:type="line" svg:x1="19.998cm" svg:y1="8.733cm" svg:x2="19.306cm" svg:y2="7.726cm" draw:start-shape="id35" draw:start-glue-point="5" draw:end-shape="id38" draw:end-glue-point="8" svg:d="M19998 8733l-692-1007" svg:viewBox="0 0 693 1008">
          <text:p/>
        </draw:connector>
        <draw:connector draw:style-name="gr12" draw:text-style-name="P11" draw:layer="layout" draw:type="line" svg:x1="20.793cm" svg:y1="8.733cm" svg:x2="21.551cm" svg:y2="7.726cm" draw:start-shape="id35" draw:start-glue-point="11" draw:end-shape="id39" draw:end-glue-point="8" svg:d="M20793 8733l758-1007" svg:viewBox="0 0 759 1008">
          <text:p/>
        </draw:connector>
        <draw:connector draw:style-name="gr12" draw:text-style-name="P11" draw:layer="layout" draw:type="line" svg:x1="22.509cm" svg:y1="9.671cm" svg:x2="23.68cm" svg:y2="8.405cm" draw:start-shape="id37" draw:start-glue-point="11" draw:end-shape="id40" draw:end-glue-point="7" svg:d="M22509 9671l1171-1266" svg:viewBox="0 0 1172 1267">
          <text:p/>
        </draw:connector>
        <draw:connector draw:style-name="gr12" draw:text-style-name="P11" draw:layer="layout" draw:type="line" svg:x1="19.867cm" svg:y1="7.165cm" svg:x2="20.99cm" svg:y2="7.165cm" draw:start-shape="id38" draw:start-glue-point="10" draw:end-shape="id39" draw:end-glue-point="6" svg:d="M19867 7165h1123" svg:viewBox="0 0 1124 1">
          <text:p/>
        </draw:connector>
        <draw:frame draw:style-name="gr28" draw:text-style-name="P14" draw:layer="layout" svg:width="8.956cm" svg:height="1.517cm" svg:x="1.14cm" svg:y="5.38cm">
          <draw:text-box>
            <text:p><text:span text:style-name="T19">D</text:span><text:span text:style-name="T19">e</text:span><text:span text:style-name="T19">n</text:span><text:span text:style-name="T19">s</text:span><text:span text:style-name="T19">it</text:span><text:span text:style-name="T19">y </text:span><text:span text:style-name="T19">= </text:span><text:span text:style-name="T19"><text:s text:c="3"/></text:span><text:span text:style-name="T19"><text:s/></text:span></text:p>
          </draw:text-box>
        </draw:frame>
        <draw:g>
          <svg:title>TexMaths</svg:title>
          <svg:desc>28§display§\frac{|E|}{|V|}§svg§600§FALSE§</svg:desc>
          <draw:polygon draw:style-name="gr29" draw:text-style-name="P9" draw:layer="layout" svg:width="2.065cm" svg:height="3.584cm" svg:x="6.728cm" svg:y="4.415cm" svg:viewBox="0 0 2066 3585" draw:points="1031,3585 0,3585 0,0 2066,0 2066,3585">
            <text:p/>
          </draw:polygon>
          <draw:path draw:style-name="gr30" draw:text-style-name="P10" draw:layer="layout" svg:width="0.065cm" svg:height="1.517cm" svg:x="6.914cm" svg:y="4.415cm" svg:viewBox="0 0 66 1518" svg:d="M66 55c0-27 0-55-35-55-31 0-31 28-31 55v1408c0 28 0 55 31 55 35 0 35-27 35-55z">
            <text:p/>
          </draw:path>
          <draw:path draw:style-name="gr30" draw:text-style-name="P10" draw:layer="layout" svg:width="1.104cm" svg:height="1.034cm" svg:x="7.214cm" svg:y="4.522cm" svg:viewBox="0 0 1105 1035" svg:d="M1017 680c4-7 7-18 7-21s0-17-17-17c-14 0-17 10-21 17-96 228-151 328-413 328h-221c-21 0-24 0-35 0-13-4-20-4-20-17 0-4 0-7 10-35l103-414h149c131 0 131 31 131 69 0 10 0 28-11 76-3 7-6 10-6 14 0 10 6 17 20 17 11 0 17-7 24-28l87-358c0-7-11-14-21-14-14 0-14 7-21 24-31 117-58 152-200 152h-141l93-366c10-55 14-59 79-59h214c186 0 231 42 231 169 0 35 0 38-3 80 0 10-4 20-4 27s7 18 21 18 17-7 21-38l31-263c3-41-4-41-42-41h-769c-31 0-45 0-45 31 0 17 14 17 42 17 55 0 100 0 100 28 0 3 0 7-7 34l-204 804c-13 62-17 73-138 73-24 0-41 0-41 27 0 21 14 21 41 21h790c35 0 38-3 48-28z">
            <text:p/>
          </draw:path>
          <draw:path draw:style-name="gr30" draw:text-style-name="P10" draw:layer="layout" svg:width="0.065cm" svg:height="1.517cm" svg:x="8.542cm" svg:y="4.415cm" svg:viewBox="0 0 66 1518" svg:d="M66 55c0-27 0-55-35-55-31 0-31 28-31 55v1408c0 28 0 55 31 55 35 0 35-27 35-55z">
            <text:p/>
          </draw:path>
          <draw:polygon draw:style-name="gr30" draw:text-style-name="P10" draw:layer="layout" svg:width="2.065cm" svg:height="0.065cm" svg:x="6.728cm" svg:y="6.168cm" svg:viewBox="0 0 2066 66" draw:points="1031,66 0,66 0,0 2066,0 2066,66">
            <text:p/>
          </draw:polygon>
          <draw:path draw:style-name="gr30" draw:text-style-name="P10" draw:layer="layout" svg:width="0.065cm" svg:height="1.517cm" svg:x="6.907cm" svg:y="6.482cm" svg:viewBox="0 0 66 1518" svg:d="M66 55c0-27 0-55-35-55-31 0-31 28-31 55v1408c0 28 0 55 31 55 35 0 35-27 35-55z">
            <text:p/>
          </draw:path>
          <draw:path draw:style-name="gr30" draw:text-style-name="P10" draw:layer="layout" svg:width="1.082cm" svg:height="1.072cm" svg:x="7.235cm" svg:y="6.582cm" svg:viewBox="0 0 1083 1073" svg:d="M869 173c76-118 138-121 197-125 17-3 17-27 17-31 0-10-7-17-17-17-42 0-87 3-128 3-48 0-100-3-148-3-11 0-31 0-31 28 0 17 14 20 24 20 41 4 72 18 72 49 0 24-24 58-24 58l-465 742-104-804c0-27 35-45 104-45 20 0 38 0 38-31 0-14-11-17-21-17-62 0-128 3-190 3-27 0-55 0-83 0-27 0-55-3-82-3-11 0-28 0-28 28 0 20 14 20 38 20 86 0 86 14 90 52l120 939c7 27 11 34 31 34 25 0 31-7 42-28z">
            <text:p/>
          </draw:path>
          <draw:path draw:style-name="gr30" draw:text-style-name="P10" draw:layer="layout" svg:width="0.065cm" svg:height="1.517cm" svg:x="8.549cm" svg:y="6.482cm" svg:viewBox="0 0 66 1518" svg:d="M66 55c0-27 0-55-35-55-31 0-31 28-31 55v1408c0 28 0 55 31 55 35 0 35-27 35-55z">
            <text:p/>
          </draw:path>
        </draw:g>
        <draw:frame draw:style-name="gr31" draw:text-style-name="P22" draw:layer="layout" svg:width="9.652cm" svg:height="2.384cm" svg:x="0.662cm" svg:y="12.038cm">
          <draw:text-box>
            <text:p>Draw in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2.259cm" svg:x="1.399cm" svg:y="0.027cm" presentation:class="title" presentation:user-transformed="true">
          <draw:text-box>
            <text:p>Example run</text:p>
          </draw:text-box>
        </draw:frame>
        <draw:custom-shape draw:style-name="gr32" draw:text-style-name="P3" xml:id="id45" draw:id="id45" draw:layer="layout" svg:width="0.542cm" svg:height="0.542cm" svg:x="3.935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6" draw:id="id46" draw:layer="layout" svg:width="0.542cm" svg:height="0.542cm" svg:x="5.003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3" draw:id="id43" draw:layer="layout" svg:width="0.542cm" svg:height="0.542cm" svg:x="3.936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1" draw:id="id41" draw:layer="layout" svg:width="0.542cm" svg:height="0.542cm" svg:x="5.003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4" draw:id="id44" draw:layer="layout" svg:width="0.542cm" svg:height="0.542cm" svg:x="3.936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7" draw:id="id47" draw:layer="layout" svg:width="0.542cm" svg:height="0.542cm" svg:x="2.815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2" draw:id="id42" draw:layer="layout" svg:width="0.542cm" svg:height="0.542cm" svg:x="6.177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8" draw:id="id48" draw:layer="layout" svg:width="0.542cm" svg:height="0.542cm" svg:x="5.832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9" draw:id="id49" draw:layer="layout" svg:width="0.542cm" svg:height="0.542cm" svg:x="4.47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0" draw:id="id50" draw:layer="layout" svg:width="0.542cm" svg:height="0.542cm" svg:x="5.561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51" draw:id="id51" draw:layer="layout" svg:width="0.542cm" svg:height="0.542cm" svg:x="6.781cm" svg:y="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466cm" svg:y1="4.918cm" svg:x2="6.256cm" svg:y2="5.655cm" draw:start-shape="id41" draw:start-glue-point="9" draw:end-shape="id42" draw:end-glue-point="5" svg:d="M5466 4918l790 737" svg:viewBox="0 0 791 738">
          <text:p/>
        </draw:connector>
        <draw:connector draw:style-name="gr12" draw:text-style-name="P11" draw:layer="layout" draw:type="line" svg:x1="4.207cm" svg:y1="4.997cm" svg:x2="4.207cm" svg:y2="5.629cm" draw:start-shape="id43" draw:start-glue-point="8" draw:end-shape="id44" draw:end-glue-point="0" svg:d="M4207 4997v632" svg:viewBox="0 0 1 633">
          <text:p/>
        </draw:connector>
        <draw:connector draw:style-name="gr12" draw:text-style-name="P11" draw:layer="layout" draw:type="line" svg:x1="4.398cm" svg:y1="3.904cm" svg:x2="5.082cm" svg:y2="4.534cm" draw:start-shape="id45" draw:start-glue-point="9" draw:end-shape="id41" draw:end-glue-point="5" svg:d="M4398 3904l684 630" svg:viewBox="0 0 685 631">
          <text:p/>
        </draw:connector>
        <draw:connector draw:style-name="gr12" draw:text-style-name="P11" draw:layer="layout" draw:type="line" svg:x1="5.082cm" svg:y1="3.904cm" svg:x2="4.399cm" svg:y2="4.534cm" draw:start-shape="id46" draw:start-glue-point="7" draw:end-shape="id43" draw:end-glue-point="11" svg:d="M5082 3904l-683 630" svg:viewBox="0 0 684 631">
          <text:p/>
        </draw:connector>
        <draw:connector draw:style-name="gr12" draw:text-style-name="P11" draw:layer="layout" draw:type="line" svg:x1="4.477cm" svg:y1="3.712cm" svg:x2="5.003cm" svg:y2="3.712cm" draw:start-shape="id45" draw:start-glue-point="10" draw:end-shape="id46" draw:end-glue-point="6" svg:d="M4477 3712h526" svg:viewBox="0 0 527 1">
          <text:p/>
        </draw:connector>
        <draw:connector draw:style-name="gr12" draw:text-style-name="P11" draw:layer="layout" draw:type="line" svg:x1="4.478cm" svg:y1="4.726cm" svg:x2="5.003cm" svg:y2="4.726cm" draw:start-shape="id43" draw:start-glue-point="10" draw:end-shape="id41" draw:end-glue-point="6" svg:d="M4478 4726h525" svg:viewBox="0 0 526 1">
          <text:p/>
        </draw:connector>
        <draw:connector draw:style-name="gr12" draw:text-style-name="P11" draw:layer="layout" draw:type="line" svg:x1="5.274cm" svg:y1="3.983cm" svg:x2="5.274cm" svg:y2="4.455cm" draw:start-shape="id46" draw:start-glue-point="8" draw:end-shape="id41" draw:end-glue-point="4" svg:d="M5274 3983v472" svg:viewBox="0 0 1 473">
          <text:p/>
        </draw:connector>
        <draw:connector draw:style-name="gr12" draw:text-style-name="P11" draw:layer="layout" draw:type="line" svg:x1="4.206cm" svg:y1="3.983cm" svg:x2="4.207cm" svg:y2="4.455cm" draw:start-shape="id45" draw:start-glue-point="8" draw:end-shape="id43" draw:end-glue-point="4" svg:d="M4206 3983l1 472" svg:viewBox="0 0 2 473">
          <text:p/>
        </draw:connector>
        <draw:connector draw:style-name="gr12" draw:text-style-name="P11" draw:layer="layout" draw:type="line" svg:x1="3.936cm" svg:y1="4.726cm" svg:x2="3.357cm" svg:y2="4.726cm" draw:start-shape="id43" draw:start-glue-point="6" draw:end-shape="id47" draw:end-glue-point="10" svg:d="M3936 4726h-579" svg:viewBox="0 0 580 1">
          <text:p/>
        </draw:connector>
        <draw:connector draw:style-name="gr12" draw:text-style-name="P11" draw:layer="layout" draw:type="line" svg:x1="5.466cm" svg:y1="4.534cm" svg:x2="5.911cm" svg:y2="4.357cm" draw:start-shape="id41" draw:start-glue-point="11" draw:end-shape="id48" draw:end-glue-point="7" svg:d="M5466 4534l445-177" svg:viewBox="0 0 446 178">
          <text:p/>
        </draw:connector>
        <draw:connector draw:style-name="gr12" draw:text-style-name="P11" draw:layer="layout" draw:type="line" svg:x1="5.466cm" svg:y1="3.904cm" svg:x2="5.911cm" svg:y2="3.973cm" draw:start-shape="id46" draw:start-glue-point="9" draw:end-shape="id48" draw:end-glue-point="5" svg:d="M5466 3904l445 69" svg:viewBox="0 0 446 70">
          <text:p/>
        </draw:connector>
        <draw:connector draw:style-name="gr12" draw:text-style-name="P11" draw:layer="layout" draw:type="line" svg:x1="5.082cm" svg:y1="3.52cm" svg:x2="4.748cm" svg:y2="3.034cm" draw:start-shape="id46" draw:start-glue-point="5" draw:end-shape="id49" draw:end-glue-point="8" svg:d="M5082 3520l-334-486" svg:viewBox="0 0 335 487">
          <text:p/>
        </draw:connector>
        <draw:connector draw:style-name="gr12" draw:text-style-name="P11" draw:layer="layout" draw:type="line" svg:x1="5.466cm" svg:y1="3.52cm" svg:x2="5.832cm" svg:y2="3.034cm" draw:start-shape="id46" draw:start-glue-point="11" draw:end-shape="id50" draw:end-glue-point="8" svg:d="M5466 3520l366-486" svg:viewBox="0 0 367 487">
          <text:p/>
        </draw:connector>
        <draw:connector draw:style-name="gr12" draw:text-style-name="P11" draw:layer="layout" draw:type="line" svg:x1="6.295cm" svg:y1="3.973cm" svg:x2="6.86cm" svg:y2="3.362cm" draw:start-shape="id48" draw:start-glue-point="11" draw:end-shape="id51" draw:end-glue-point="7" svg:d="M6295 3973l565-611" svg:viewBox="0 0 566 612">
          <text:p/>
        </draw:connector>
        <draw:connector draw:style-name="gr12" draw:text-style-name="P11" draw:layer="layout" draw:type="line" svg:x1="5.019cm" svg:y1="2.763cm" svg:x2="5.561cm" svg:y2="2.763cm" draw:start-shape="id49" draw:start-glue-point="10" draw:end-shape="id50" draw:end-glue-point="6" svg:d="M5019 2763h542" svg:viewBox="0 0 543 1">
          <text:p/>
        </draw:connector>
        <draw:custom-shape draw:style-name="gr32" draw:text-style-name="P3" xml:id="id56" draw:id="id56" draw:layer="layout" svg:width="0.542cm" svg:height="0.542cm" svg:x="10.256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7" draw:id="id57" draw:layer="layout" svg:width="0.542cm" svg:height="0.542cm" svg:x="11.324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4" draw:id="id54" draw:layer="layout" svg:width="0.542cm" svg:height="0.542cm" svg:x="10.257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2" draw:id="id52" draw:layer="layout" svg:width="0.542cm" svg:height="0.542cm" svg:x="11.324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5" draw:id="id55" draw:layer="layout" svg:width="0.542cm" svg:height="0.542cm" svg:x="10.25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58" draw:id="id58" draw:layer="layout" svg:width="0.542cm" svg:height="0.542cm" svg:x="9.136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3" draw:id="id53" draw:layer="layout" svg:width="0.542cm" svg:height="0.542cm" svg:x="12.498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9" draw:id="id59" draw:layer="layout" svg:width="0.542cm" svg:height="0.542cm" svg:x="12.153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0" draw:id="id60" draw:layer="layout" svg:width="0.542cm" svg:height="0.542cm" svg:x="10.798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1" draw:id="id61" draw:layer="layout" svg:width="0.542cm" svg:height="0.542cm" svg:x="11.88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1.787cm" svg:y1="4.929cm" svg:x2="12.577cm" svg:y2="5.666cm" draw:start-shape="id52" draw:start-glue-point="9" draw:end-shape="id53" draw:end-glue-point="5" svg:d="M11787 4929l790 737" svg:viewBox="0 0 791 738">
          <text:p/>
        </draw:connector>
        <draw:connector draw:style-name="gr12" draw:text-style-name="P11" draw:layer="layout" draw:type="line" svg:x1="10.528cm" svg:y1="5.008cm" svg:x2="10.528cm" svg:y2="5.64cm" draw:start-shape="id54" draw:start-glue-point="8" draw:end-shape="id55" draw:end-glue-point="0" svg:d="M10528 5008v632" svg:viewBox="0 0 1 633">
          <text:p/>
        </draw:connector>
        <draw:connector draw:style-name="gr12" draw:text-style-name="P11" draw:layer="layout" draw:type="line" svg:x1="10.719cm" svg:y1="3.915cm" svg:x2="11.403cm" svg:y2="4.545cm" draw:start-shape="id56" draw:start-glue-point="9" draw:end-shape="id52" draw:end-glue-point="5" svg:d="M10719 3915l684 630" svg:viewBox="0 0 685 631">
          <text:p/>
        </draw:connector>
        <draw:connector draw:style-name="gr12" draw:text-style-name="P11" draw:layer="layout" draw:type="line" svg:x1="11.403cm" svg:y1="3.915cm" svg:x2="10.72cm" svg:y2="4.545cm" draw:start-shape="id57" draw:start-glue-point="7" draw:end-shape="id54" draw:end-glue-point="11" svg:d="M11403 3915l-683 630" svg:viewBox="0 0 684 631">
          <text:p/>
        </draw:connector>
        <draw:connector draw:style-name="gr12" draw:text-style-name="P11" draw:layer="layout" draw:type="line" svg:x1="10.798cm" svg:y1="3.723cm" svg:x2="11.324cm" svg:y2="3.723cm" draw:start-shape="id56" draw:start-glue-point="10" draw:end-shape="id57" draw:end-glue-point="6" svg:d="M10798 3723h526" svg:viewBox="0 0 527 1">
          <text:p/>
        </draw:connector>
        <draw:connector draw:style-name="gr12" draw:text-style-name="P11" draw:layer="layout" draw:type="line" svg:x1="10.799cm" svg:y1="4.737cm" svg:x2="11.324cm" svg:y2="4.737cm" draw:start-shape="id54" draw:start-glue-point="10" draw:end-shape="id52" draw:end-glue-point="6" svg:d="M10799 4737h525" svg:viewBox="0 0 526 1">
          <text:p/>
        </draw:connector>
        <draw:connector draw:style-name="gr12" draw:text-style-name="P11" draw:layer="layout" draw:type="line" svg:x1="11.595cm" svg:y1="3.994cm" svg:x2="11.595cm" svg:y2="4.466cm" draw:start-shape="id57" draw:start-glue-point="8" draw:end-shape="id52" draw:end-glue-point="4" svg:d="M11595 3994v472" svg:viewBox="0 0 1 473">
          <text:p/>
        </draw:connector>
        <draw:connector draw:style-name="gr12" draw:text-style-name="P11" draw:layer="layout" draw:type="line" svg:x1="10.527cm" svg:y1="3.994cm" svg:x2="10.528cm" svg:y2="4.466cm" draw:start-shape="id56" draw:start-glue-point="8" draw:end-shape="id54" draw:end-glue-point="4" svg:d="M10527 3994l1 472" svg:viewBox="0 0 2 473">
          <text:p/>
        </draw:connector>
        <draw:connector draw:style-name="gr12" draw:text-style-name="P11" draw:layer="layout" draw:type="line" svg:x1="10.257cm" svg:y1="4.737cm" svg:x2="9.678cm" svg:y2="4.737cm" draw:start-shape="id54" draw:start-glue-point="6" draw:end-shape="id58" draw:end-glue-point="10" svg:d="M10257 4737h-579" svg:viewBox="0 0 580 1">
          <text:p/>
        </draw:connector>
        <draw:connector draw:style-name="gr12" draw:text-style-name="P11" draw:layer="layout" draw:type="line" svg:x1="11.787cm" svg:y1="4.545cm" svg:x2="12.232cm" svg:y2="4.368cm" draw:start-shape="id52" draw:start-glue-point="11" draw:end-shape="id59" draw:end-glue-point="7" svg:d="M11787 4545l445-177" svg:viewBox="0 0 446 178">
          <text:p/>
        </draw:connector>
        <draw:connector draw:style-name="gr12" draw:text-style-name="P11" draw:layer="layout" draw:type="line" svg:x1="11.787cm" svg:y1="3.915cm" svg:x2="12.232cm" svg:y2="3.984cm" draw:start-shape="id57" draw:start-glue-point="9" draw:end-shape="id59" draw:end-glue-point="5" svg:d="M11787 3915l445 69" svg:viewBox="0 0 446 70">
          <text:p/>
        </draw:connector>
        <draw:connector draw:style-name="gr12" draw:text-style-name="P11" draw:layer="layout" draw:type="line" svg:x1="11.403cm" svg:y1="3.531cm" svg:x2="11.069cm" svg:y2="3.045cm" draw:start-shape="id57" draw:start-glue-point="5" draw:end-shape="id60" draw:end-glue-point="8" svg:d="M11403 3531l-334-486" svg:viewBox="0 0 335 487">
          <text:p/>
        </draw:connector>
        <draw:connector draw:style-name="gr12" draw:text-style-name="P11" draw:layer="layout" draw:type="line" svg:x1="11.787cm" svg:y1="3.531cm" svg:x2="12.153cm" svg:y2="3.045cm" draw:start-shape="id57" draw:start-glue-point="11" draw:end-shape="id61" draw:end-glue-point="8" svg:d="M11787 3531l366-486" svg:viewBox="0 0 367 487">
          <text:p/>
        </draw:connector>
        <draw:connector draw:style-name="gr12" draw:text-style-name="P11" draw:layer="layout" draw:type="line" svg:x1="11.34cm" svg:y1="2.774cm" svg:x2="11.882cm" svg:y2="2.774cm" draw:start-shape="id60" draw:start-glue-point="10" draw:end-shape="id61" draw:end-glue-point="6" svg:d="M11340 2774h542" svg:viewBox="0 0 543 1">
          <text:p/>
        </draw:connector>
        <draw:custom-shape draw:style-name="gr32" draw:text-style-name="P3" xml:id="id66" draw:id="id66" draw:layer="layout" svg:width="0.542cm" svg:height="0.542cm" svg:x="15.357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7" draw:id="id67" draw:layer="layout" svg:width="0.542cm" svg:height="0.542cm" svg:x="16.425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4" draw:id="id64" draw:layer="layout" svg:width="0.542cm" svg:height="0.542cm" svg:x="15.358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2" draw:id="id62" draw:layer="layout" svg:width="0.542cm" svg:height="0.542cm" svg:x="16.425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5" draw:id="id65" draw:layer="layout" svg:width="0.542cm" svg:height="0.542cm" svg:x="15.358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63" draw:id="id63" draw:layer="layout" svg:width="0.542cm" svg:height="0.542cm" svg:x="17.599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8" draw:id="id68" draw:layer="layout" svg:width="0.542cm" svg:height="0.542cm" svg:x="17.254cm" svg:y="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9" draw:id="id69" draw:layer="layout" svg:width="0.542cm" svg:height="0.542cm" svg:x="15.899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0" draw:id="id70" draw:layer="layout" svg:width="0.542cm" svg:height="0.542cm" svg:x="16.98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888cm" svg:y1="4.93cm" svg:x2="17.678cm" svg:y2="5.667cm" draw:start-shape="id62" draw:start-glue-point="9" draw:end-shape="id63" draw:end-glue-point="5" svg:d="M16888 4930l790 737" svg:viewBox="0 0 791 738">
          <text:p/>
        </draw:connector>
        <draw:connector draw:style-name="gr12" draw:text-style-name="P11" draw:layer="layout" draw:type="line" svg:x1="15.629cm" svg:y1="5.009cm" svg:x2="15.629cm" svg:y2="5.641cm" draw:start-shape="id64" draw:start-glue-point="8" draw:end-shape="id65" draw:end-glue-point="0" svg:d="M15629 5009v632" svg:viewBox="0 0 1 633">
          <text:p/>
        </draw:connector>
        <draw:connector draw:style-name="gr12" draw:text-style-name="P11" draw:layer="layout" draw:type="line" svg:x1="15.82cm" svg:y1="3.916cm" svg:x2="16.504cm" svg:y2="4.546cm" draw:start-shape="id66" draw:start-glue-point="9" draw:end-shape="id62" draw:end-glue-point="5" svg:d="M15820 3916l684 630" svg:viewBox="0 0 685 631">
          <text:p/>
        </draw:connector>
        <draw:connector draw:style-name="gr12" draw:text-style-name="P11" draw:layer="layout" draw:type="line" svg:x1="16.504cm" svg:y1="3.916cm" svg:x2="15.821cm" svg:y2="4.546cm" draw:start-shape="id67" draw:start-glue-point="7" draw:end-shape="id64" draw:end-glue-point="11" svg:d="M16504 3916l-683 630" svg:viewBox="0 0 684 631">
          <text:p/>
        </draw:connector>
        <draw:connector draw:style-name="gr12" draw:text-style-name="P11" draw:layer="layout" draw:type="line" svg:x1="15.899cm" svg:y1="3.724cm" svg:x2="16.425cm" svg:y2="3.724cm" draw:start-shape="id66" draw:start-glue-point="10" draw:end-shape="id67" draw:end-glue-point="6" svg:d="M15899 3724h526" svg:viewBox="0 0 527 1">
          <text:p/>
        </draw:connector>
        <draw:connector draw:style-name="gr12" draw:text-style-name="P11" draw:layer="layout" draw:type="line" svg:x1="15.9cm" svg:y1="4.738cm" svg:x2="16.425cm" svg:y2="4.738cm" draw:start-shape="id64" draw:start-glue-point="10" draw:end-shape="id62" draw:end-glue-point="6" svg:d="M15900 4738h525" svg:viewBox="0 0 526 1">
          <text:p/>
        </draw:connector>
        <draw:connector draw:style-name="gr12" draw:text-style-name="P11" draw:layer="layout" draw:type="line" svg:x1="16.696cm" svg:y1="3.995cm" svg:x2="16.696cm" svg:y2="4.467cm" draw:start-shape="id67" draw:start-glue-point="8" draw:end-shape="id62" draw:end-glue-point="4" svg:d="M16696 3995v472" svg:viewBox="0 0 1 473">
          <text:p/>
        </draw:connector>
        <draw:connector draw:style-name="gr12" draw:text-style-name="P11" draw:layer="layout" draw:type="line" svg:x1="15.628cm" svg:y1="3.995cm" svg:x2="15.629cm" svg:y2="4.467cm" draw:start-shape="id66" draw:start-glue-point="8" draw:end-shape="id64" draw:end-glue-point="4" svg:d="M15628 3995l1 472" svg:viewBox="0 0 2 473">
          <text:p/>
        </draw:connector>
        <draw:connector draw:style-name="gr12" draw:text-style-name="P11" draw:layer="layout" draw:type="line" svg:x1="16.888cm" svg:y1="4.546cm" svg:x2="17.333cm" svg:y2="4.369cm" draw:start-shape="id62" draw:start-glue-point="11" draw:end-shape="id68" draw:end-glue-point="7" svg:d="M16888 4546l445-177" svg:viewBox="0 0 446 178">
          <text:p/>
        </draw:connector>
        <draw:connector draw:style-name="gr12" draw:text-style-name="P11" draw:layer="layout" draw:type="line" svg:x1="16.888cm" svg:y1="3.916cm" svg:x2="17.333cm" svg:y2="3.985cm" draw:start-shape="id67" draw:start-glue-point="9" draw:end-shape="id68" draw:end-glue-point="5" svg:d="M16888 3916l445 69" svg:viewBox="0 0 446 70">
          <text:p/>
        </draw:connector>
        <draw:connector draw:style-name="gr12" draw:text-style-name="P11" draw:layer="layout" draw:type="line" svg:x1="16.504cm" svg:y1="3.532cm" svg:x2="16.17cm" svg:y2="3.046cm" draw:start-shape="id67" draw:start-glue-point="5" draw:end-shape="id69" draw:end-glue-point="8" svg:d="M16504 3532l-334-486" svg:viewBox="0 0 335 487">
          <text:p/>
        </draw:connector>
        <draw:connector draw:style-name="gr12" draw:text-style-name="P11" draw:layer="layout" draw:type="line" svg:x1="16.888cm" svg:y1="3.532cm" svg:x2="17.254cm" svg:y2="3.046cm" draw:start-shape="id67" draw:start-glue-point="11" draw:end-shape="id70" draw:end-glue-point="8" svg:d="M16888 3532l366-486" svg:viewBox="0 0 367 487">
          <text:p/>
        </draw:connector>
        <draw:connector draw:style-name="gr12" draw:text-style-name="P11" draw:layer="layout" draw:type="line" svg:x1="16.441cm" svg:y1="2.775cm" svg:x2="16.983cm" svg:y2="2.775cm" draw:start-shape="id69" draw:start-glue-point="10" draw:end-shape="id70" draw:end-glue-point="6" svg:d="M16441 2775h542" svg:viewBox="0 0 543 1">
          <text:p/>
        </draw:connector>
        <draw:custom-shape draw:style-name="gr32" draw:text-style-name="P3" xml:id="id73" draw:id="id73" draw:layer="layout" svg:width="0.542cm" svg:height="0.542cm" svg:x="21.258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5" draw:id="id75" draw:layer="layout" svg:width="0.542cm" svg:height="0.542cm" svg:x="22.326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1" draw:id="id71" draw:layer="layout" svg:width="0.542cm" svg:height="0.542cm" svg:x="21.259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4" draw:id="id74" draw:layer="layout" svg:width="0.542cm" svg:height="0.542cm" svg:x="22.3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72" draw:id="id72" draw:layer="layout" svg:width="0.542cm" svg:height="0.542cm" svg:x="21.259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6" draw:id="id76" draw:layer="layout" svg:width="0.542cm" svg:height="0.542cm" svg:x="23.155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7" draw:id="id77" draw:layer="layout" svg:width="0.542cm" svg:height="0.542cm" svg:x="21.8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8" draw:id="id78" draw:layer="layout" svg:width="0.542cm" svg:height="0.542cm" svg:x="22.88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1.53cm" svg:y1="5.01cm" svg:x2="21.53cm" svg:y2="5.642cm" draw:start-shape="id71" draw:start-glue-point="8" draw:end-shape="id72" draw:end-glue-point="0" svg:d="M21530 5010v632" svg:viewBox="0 0 1 633">
          <text:p/>
        </draw:connector>
        <draw:connector draw:style-name="gr12" draw:text-style-name="P11" draw:layer="layout" draw:type="line" svg:x1="21.721cm" svg:y1="3.917cm" svg:x2="22.405cm" svg:y2="4.547cm" draw:start-shape="id73" draw:start-glue-point="9" draw:end-shape="id74" draw:end-glue-point="5" svg:d="M21721 3917l684 630" svg:viewBox="0 0 685 631">
          <text:p/>
        </draw:connector>
        <draw:connector draw:style-name="gr12" draw:text-style-name="P11" draw:layer="layout" draw:type="line" svg:x1="22.405cm" svg:y1="3.917cm" svg:x2="21.722cm" svg:y2="4.547cm" draw:start-shape="id75" draw:start-glue-point="7" draw:end-shape="id71" draw:end-glue-point="11" svg:d="M22405 3917l-683 630" svg:viewBox="0 0 684 631">
          <text:p/>
        </draw:connector>
        <draw:connector draw:style-name="gr12" draw:text-style-name="P11" draw:layer="layout" draw:type="line" svg:x1="21.8cm" svg:y1="3.725cm" svg:x2="22.326cm" svg:y2="3.725cm" draw:start-shape="id73" draw:start-glue-point="10" draw:end-shape="id75" draw:end-glue-point="6" svg:d="M21800 3725h526" svg:viewBox="0 0 527 1">
          <text:p/>
        </draw:connector>
        <draw:connector draw:style-name="gr12" draw:text-style-name="P11" draw:layer="layout" draw:type="line" svg:x1="21.801cm" svg:y1="4.739cm" svg:x2="22.326cm" svg:y2="4.739cm" draw:start-shape="id71" draw:start-glue-point="10" draw:end-shape="id74" draw:end-glue-point="6" svg:d="M21801 4739h525" svg:viewBox="0 0 526 1">
          <text:p/>
        </draw:connector>
        <draw:connector draw:style-name="gr12" draw:text-style-name="P11" draw:layer="layout" draw:type="line" svg:x1="22.597cm" svg:y1="3.996cm" svg:x2="22.597cm" svg:y2="4.468cm" draw:start-shape="id75" draw:start-glue-point="8" draw:end-shape="id74" draw:end-glue-point="4" svg:d="M22597 3996v472" svg:viewBox="0 0 1 473">
          <text:p/>
        </draw:connector>
        <draw:connector draw:style-name="gr12" draw:text-style-name="P11" draw:layer="layout" draw:type="line" svg:x1="21.529cm" svg:y1="3.996cm" svg:x2="21.53cm" svg:y2="4.468cm" draw:start-shape="id73" draw:start-glue-point="8" draw:end-shape="id71" draw:end-glue-point="4" svg:d="M21529 3996l1 472" svg:viewBox="0 0 2 473">
          <text:p/>
        </draw:connector>
        <draw:connector draw:style-name="gr12" draw:text-style-name="P11" draw:layer="layout" draw:type="line" svg:x1="22.789cm" svg:y1="4.547cm" svg:x2="23.234cm" svg:y2="4.37cm" draw:start-shape="id74" draw:start-glue-point="11" draw:end-shape="id76" draw:end-glue-point="7" svg:d="M22789 4547l445-177" svg:viewBox="0 0 446 178">
          <text:p/>
        </draw:connector>
        <draw:connector draw:style-name="gr12" draw:text-style-name="P11" draw:layer="layout" draw:type="line" svg:x1="22.789cm" svg:y1="3.917cm" svg:x2="23.234cm" svg:y2="3.986cm" draw:start-shape="id75" draw:start-glue-point="9" draw:end-shape="id76" draw:end-glue-point="5" svg:d="M22789 3917l445 69" svg:viewBox="0 0 446 70">
          <text:p/>
        </draw:connector>
        <draw:connector draw:style-name="gr12" draw:text-style-name="P11" draw:layer="layout" draw:type="line" svg:x1="22.405cm" svg:y1="3.533cm" svg:x2="22.071cm" svg:y2="3.047cm" draw:start-shape="id75" draw:start-glue-point="5" draw:end-shape="id77" draw:end-glue-point="8" svg:d="M22405 3533l-334-486" svg:viewBox="0 0 335 487">
          <text:p/>
        </draw:connector>
        <draw:connector draw:style-name="gr12" draw:text-style-name="P11" draw:layer="layout" draw:type="line" svg:x1="22.789cm" svg:y1="3.533cm" svg:x2="23.155cm" svg:y2="3.047cm" draw:start-shape="id75" draw:start-glue-point="11" draw:end-shape="id78" draw:end-glue-point="8" svg:d="M22789 3533l366-486" svg:viewBox="0 0 367 487">
          <text:p/>
        </draw:connector>
        <draw:connector draw:style-name="gr12" draw:text-style-name="P11" draw:layer="layout" draw:type="line" svg:x1="22.342cm" svg:y1="2.776cm" svg:x2="22.884cm" svg:y2="2.776cm" draw:start-shape="id77" draw:start-glue-point="10" draw:end-shape="id78" draw:end-glue-point="6" svg:d="M22342 2776h542" svg:viewBox="0 0 543 1">
          <text:p/>
        </draw:connector>
        <draw:custom-shape draw:style-name="gr32" draw:text-style-name="P3" xml:id="id79" draw:id="id79" draw:layer="layout" svg:width="0.542cm" svg:height="0.542cm" svg:x="3.911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1" draw:id="id81" draw:layer="layout" svg:width="0.542cm" svg:height="0.542cm" svg:x="4.97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2" draw:id="id82" draw:layer="layout" svg:width="0.542cm" svg:height="0.542cm" svg:x="3.912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0" draw:id="id80" draw:layer="layout" svg:width="0.542cm" svg:height="0.542cm" svg:x="4.979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3" draw:id="id83" draw:layer="layout" svg:width="0.542cm" svg:height="0.542cm" svg:x="5.808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4" draw:id="id84" draw:layer="layout" svg:width="0.542cm" svg:height="0.542cm" svg:x="4.453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85" draw:id="id85" draw:layer="layout" svg:width="0.542cm" svg:height="0.542cm" svg:x="5.537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4.374cm" svg:y1="9.276cm" svg:x2="5.058cm" svg:y2="9.906cm" draw:start-shape="id79" draw:start-glue-point="9" draw:end-shape="id80" draw:end-glue-point="5" svg:d="M4374 9276l684 630" svg:viewBox="0 0 685 631">
          <text:p/>
        </draw:connector>
        <draw:connector draw:style-name="gr12" draw:text-style-name="P11" draw:layer="layout" draw:type="line" svg:x1="5.058cm" svg:y1="9.276cm" svg:x2="4.375cm" svg:y2="9.906cm" draw:start-shape="id81" draw:start-glue-point="7" draw:end-shape="id82" draw:end-glue-point="11" svg:d="M5058 9276l-683 630" svg:viewBox="0 0 684 631">
          <text:p/>
        </draw:connector>
        <draw:connector draw:style-name="gr12" draw:text-style-name="P11" draw:layer="layout" draw:type="line" svg:x1="4.453cm" svg:y1="9.084cm" svg:x2="4.979cm" svg:y2="9.084cm" draw:start-shape="id79" draw:start-glue-point="10" draw:end-shape="id81" draw:end-glue-point="6" svg:d="M4453 9084h526" svg:viewBox="0 0 527 1">
          <text:p/>
        </draw:connector>
        <draw:connector draw:style-name="gr12" draw:text-style-name="P11" draw:layer="layout" draw:type="line" svg:x1="4.454cm" svg:y1="10.098cm" svg:x2="4.979cm" svg:y2="10.098cm" draw:start-shape="id82" draw:start-glue-point="10" draw:end-shape="id80" draw:end-glue-point="6" svg:d="M4454 10098h525" svg:viewBox="0 0 526 1">
          <text:p/>
        </draw:connector>
        <draw:connector draw:style-name="gr12" draw:text-style-name="P11" draw:layer="layout" draw:type="line" svg:x1="5.25cm" svg:y1="9.355cm" svg:x2="5.25cm" svg:y2="9.827cm" draw:start-shape="id81" draw:start-glue-point="8" draw:end-shape="id80" draw:end-glue-point="4" svg:d="M5250 9355v472" svg:viewBox="0 0 1 473">
          <text:p/>
        </draw:connector>
        <draw:connector draw:style-name="gr12" draw:text-style-name="P11" draw:layer="layout" draw:type="line" svg:x1="4.182cm" svg:y1="9.355cm" svg:x2="4.183cm" svg:y2="9.827cm" draw:start-shape="id79" draw:start-glue-point="8" draw:end-shape="id82" draw:end-glue-point="4" svg:d="M4182 9355l1 472" svg:viewBox="0 0 2 473">
          <text:p/>
        </draw:connector>
        <draw:connector draw:style-name="gr12" draw:text-style-name="P11" draw:layer="layout" draw:type="line" svg:x1="5.442cm" svg:y1="9.906cm" svg:x2="5.887cm" svg:y2="9.729cm" draw:start-shape="id80" draw:start-glue-point="11" draw:end-shape="id83" draw:end-glue-point="7" svg:d="M5442 9906l445-177" svg:viewBox="0 0 446 178">
          <text:p/>
        </draw:connector>
        <draw:connector draw:style-name="gr12" draw:text-style-name="P11" draw:layer="layout" draw:type="line" svg:x1="5.442cm" svg:y1="9.276cm" svg:x2="5.887cm" svg:y2="9.345cm" draw:start-shape="id81" draw:start-glue-point="9" draw:end-shape="id83" draw:end-glue-point="5" svg:d="M5442 9276l445 69" svg:viewBox="0 0 446 70">
          <text:p/>
        </draw:connector>
        <draw:connector draw:style-name="gr12" draw:text-style-name="P11" draw:layer="layout" draw:type="line" svg:x1="5.058cm" svg:y1="8.892cm" svg:x2="4.724cm" svg:y2="8.406cm" draw:start-shape="id81" draw:start-glue-point="5" draw:end-shape="id84" draw:end-glue-point="8" svg:d="M5058 8892l-334-486" svg:viewBox="0 0 335 487">
          <text:p/>
        </draw:connector>
        <draw:connector draw:style-name="gr12" draw:text-style-name="P11" draw:layer="layout" draw:type="line" svg:x1="5.442cm" svg:y1="8.892cm" svg:x2="5.808cm" svg:y2="8.406cm" draw:start-shape="id81" draw:start-glue-point="11" draw:end-shape="id85" draw:end-glue-point="8" svg:d="M5442 8892l366-486" svg:viewBox="0 0 367 487">
          <text:p/>
        </draw:connector>
        <draw:connector draw:style-name="gr12" draw:text-style-name="P11" draw:layer="layout" draw:type="line" svg:x1="4.995cm" svg:y1="8.135cm" svg:x2="5.537cm" svg:y2="8.135cm" draw:start-shape="id84" draw:start-glue-point="10" draw:end-shape="id85" draw:end-glue-point="6" svg:d="M4995 8135h542" svg:viewBox="0 0 543 1">
          <text:p/>
        </draw:connector>
        <draw:custom-shape draw:style-name="gr32" draw:text-style-name="P3" xml:id="id86" draw:id="id86" draw:layer="layout" svg:width="0.542cm" svg:height="0.542cm" svg:x="10.007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8" draw:id="id88" draw:layer="layout" svg:width="0.542cm" svg:height="0.542cm" svg:x="11.07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9" draw:id="id89" draw:layer="layout" svg:width="0.542cm" svg:height="0.542cm" svg:x="10.008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7" draw:id="id87" draw:layer="layout" svg:width="0.542cm" svg:height="0.542cm" svg:x="11.075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0" draw:id="id90" draw:layer="layout" svg:width="0.542cm" svg:height="0.542cm" svg:x="11.904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91" draw:id="id91" draw:layer="layout" svg:width="0.542cm" svg:height="0.542cm" svg:x="10.54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47cm" svg:y1="9.319cm" svg:x2="11.154cm" svg:y2="9.949cm" draw:start-shape="id86" draw:start-glue-point="9" draw:end-shape="id87" draw:end-glue-point="5" svg:d="M10470 9319l684 630" svg:viewBox="0 0 685 631">
          <text:p/>
        </draw:connector>
        <draw:connector draw:style-name="gr12" draw:text-style-name="P11" draw:layer="layout" draw:type="line" svg:x1="11.154cm" svg:y1="9.319cm" svg:x2="10.471cm" svg:y2="9.949cm" draw:start-shape="id88" draw:start-glue-point="7" draw:end-shape="id89" draw:end-glue-point="11" svg:d="M11154 9319l-683 630" svg:viewBox="0 0 684 631">
          <text:p/>
        </draw:connector>
        <draw:connector draw:style-name="gr12" draw:text-style-name="P11" draw:layer="layout" draw:type="line" svg:x1="10.549cm" svg:y1="9.127cm" svg:x2="11.075cm" svg:y2="9.127cm" draw:start-shape="id86" draw:start-glue-point="10" draw:end-shape="id88" draw:end-glue-point="6" svg:d="M10549 9127h526" svg:viewBox="0 0 527 1">
          <text:p/>
        </draw:connector>
        <draw:connector draw:style-name="gr12" draw:text-style-name="P11" draw:layer="layout" draw:type="line" svg:x1="10.55cm" svg:y1="10.141cm" svg:x2="11.075cm" svg:y2="10.141cm" draw:start-shape="id89" draw:start-glue-point="10" draw:end-shape="id87" draw:end-glue-point="6" svg:d="M10550 10141h525" svg:viewBox="0 0 526 1">
          <text:p/>
        </draw:connector>
        <draw:connector draw:style-name="gr12" draw:text-style-name="P11" draw:layer="layout" draw:type="line" svg:x1="11.346cm" svg:y1="9.398cm" svg:x2="11.346cm" svg:y2="9.87cm" draw:start-shape="id88" draw:start-glue-point="8" draw:end-shape="id87" draw:end-glue-point="4" svg:d="M11346 9398v472" svg:viewBox="0 0 1 473">
          <text:p/>
        </draw:connector>
        <draw:connector draw:style-name="gr12" draw:text-style-name="P11" draw:layer="layout" draw:type="line" svg:x1="10.278cm" svg:y1="9.398cm" svg:x2="10.279cm" svg:y2="9.87cm" draw:start-shape="id86" draw:start-glue-point="8" draw:end-shape="id89" draw:end-glue-point="4" svg:d="M10278 9398l1 472" svg:viewBox="0 0 2 473">
          <text:p/>
        </draw:connector>
        <draw:connector draw:style-name="gr12" draw:text-style-name="P11" draw:layer="layout" draw:type="line" svg:x1="11.538cm" svg:y1="9.949cm" svg:x2="11.983cm" svg:y2="9.772cm" draw:start-shape="id87" draw:start-glue-point="11" draw:end-shape="id90" draw:end-glue-point="7" svg:d="M11538 9949l445-177" svg:viewBox="0 0 446 178">
          <text:p/>
        </draw:connector>
        <draw:connector draw:style-name="gr12" draw:text-style-name="P11" draw:layer="layout" draw:type="line" svg:x1="11.538cm" svg:y1="9.319cm" svg:x2="11.983cm" svg:y2="9.388cm" draw:start-shape="id88" draw:start-glue-point="9" draw:end-shape="id90" draw:end-glue-point="5" svg:d="M11538 9319l445 69" svg:viewBox="0 0 446 70">
          <text:p/>
        </draw:connector>
        <draw:connector draw:style-name="gr12" draw:text-style-name="P11" draw:layer="layout" draw:type="line" svg:x1="11.154cm" svg:y1="8.935cm" svg:x2="10.82cm" svg:y2="8.449cm" draw:start-shape="id88" draw:start-glue-point="5" draw:end-shape="id91" draw:end-glue-point="8" svg:d="M11154 8935l-334-486" svg:viewBox="0 0 335 487">
          <text:p/>
        </draw:connector>
        <draw:custom-shape draw:style-name="gr32" draw:text-style-name="P3" xml:id="id92" draw:id="id92" draw:layer="layout" svg:width="0.542cm" svg:height="0.542cm" svg:x="15.608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4" draw:id="id94" draw:layer="layout" svg:width="0.542cm" svg:height="0.542cm" svg:x="16.676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5" draw:id="id95" draw:layer="layout" svg:width="0.542cm" svg:height="0.542cm" svg:x="15.609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3" draw:id="id93" draw:layer="layout" svg:width="0.542cm" svg:height="0.542cm" svg:x="16.676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96" draw:id="id96" draw:layer="layout" svg:width="0.542cm" svg:height="0.542cm" svg:x="17.505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071cm" svg:y1="9.32cm" svg:x2="16.755cm" svg:y2="9.95cm" draw:start-shape="id92" draw:start-glue-point="9" draw:end-shape="id93" draw:end-glue-point="5" svg:d="M16071 9320l684 630" svg:viewBox="0 0 685 631">
          <text:p/>
        </draw:connector>
        <draw:connector draw:style-name="gr12" draw:text-style-name="P11" draw:layer="layout" draw:type="line" svg:x1="16.755cm" svg:y1="9.32cm" svg:x2="16.072cm" svg:y2="9.95cm" draw:start-shape="id94" draw:start-glue-point="7" draw:end-shape="id95" draw:end-glue-point="11" svg:d="M16755 9320l-683 630" svg:viewBox="0 0 684 631">
          <text:p/>
        </draw:connector>
        <draw:connector draw:style-name="gr12" draw:text-style-name="P11" draw:layer="layout" draw:type="line" svg:x1="16.15cm" svg:y1="9.128cm" svg:x2="16.676cm" svg:y2="9.128cm" draw:start-shape="id92" draw:start-glue-point="10" draw:end-shape="id94" draw:end-glue-point="6" svg:d="M16150 9128h526" svg:viewBox="0 0 527 1">
          <text:p/>
        </draw:connector>
        <draw:connector draw:style-name="gr12" draw:text-style-name="P11" draw:layer="layout" draw:type="line" svg:x1="16.151cm" svg:y1="10.142cm" svg:x2="16.676cm" svg:y2="10.142cm" draw:start-shape="id95" draw:start-glue-point="10" draw:end-shape="id93" draw:end-glue-point="6" svg:d="M16151 10142h525" svg:viewBox="0 0 526 1">
          <text:p/>
        </draw:connector>
        <draw:connector draw:style-name="gr12" draw:text-style-name="P11" draw:layer="layout" draw:type="line" svg:x1="16.947cm" svg:y1="9.399cm" svg:x2="16.947cm" svg:y2="9.871cm" draw:start-shape="id94" draw:start-glue-point="8" draw:end-shape="id93" draw:end-glue-point="4" svg:d="M16947 9399v472" svg:viewBox="0 0 1 473">
          <text:p/>
        </draw:connector>
        <draw:connector draw:style-name="gr12" draw:text-style-name="P11" draw:layer="layout" draw:type="line" svg:x1="15.879cm" svg:y1="9.399cm" svg:x2="15.88cm" svg:y2="9.871cm" draw:start-shape="id92" draw:start-glue-point="8" draw:end-shape="id95" draw:end-glue-point="4" svg:d="M15879 9399l1 472" svg:viewBox="0 0 2 473">
          <text:p/>
        </draw:connector>
        <draw:connector draw:style-name="gr12" draw:text-style-name="P11" draw:layer="layout" draw:type="line" svg:x1="17.139cm" svg:y1="9.95cm" svg:x2="17.584cm" svg:y2="9.773cm" draw:start-shape="id93" draw:start-glue-point="11" draw:end-shape="id96" draw:end-glue-point="7" svg:d="M17139 9950l445-177" svg:viewBox="0 0 446 178">
          <text:p/>
        </draw:connector>
        <draw:connector draw:style-name="gr12" draw:text-style-name="P11" draw:layer="layout" draw:type="line" svg:x1="17.139cm" svg:y1="9.32cm" svg:x2="17.584cm" svg:y2="9.389cm" draw:start-shape="id94" draw:start-glue-point="9" draw:end-shape="id96" draw:end-glue-point="5" svg:d="M17139 9320l445 69" svg:viewBox="0 0 446 70">
          <text:p/>
        </draw:connector>
        <draw:custom-shape draw:style-name="gr32" draw:text-style-name="P3" xml:id="id97" draw:id="id97" draw:layer="layout" svg:width="0.542cm" svg:height="0.542cm" svg:x="21.909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9" draw:id="id99" draw:layer="layout" svg:width="0.542cm" svg:height="0.542cm" svg:x="22.97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0" draw:id="id100" draw:layer="layout" svg:width="0.542cm" svg:height="0.542cm" svg:x="21.91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98" draw:id="id98" draw:layer="layout" svg:width="0.542cm" svg:height="0.542cm" svg:x="22.977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2.372cm" svg:y1="9.321cm" svg:x2="23.056cm" svg:y2="9.951cm" draw:start-shape="id97" draw:start-glue-point="9" draw:end-shape="id98" draw:end-glue-point="5" svg:d="M22372 9321l684 630" svg:viewBox="0 0 685 631">
          <text:p/>
        </draw:connector>
        <draw:connector draw:style-name="gr12" draw:text-style-name="P11" draw:layer="layout" draw:type="line" svg:x1="23.056cm" svg:y1="9.321cm" svg:x2="22.373cm" svg:y2="9.951cm" draw:start-shape="id99" draw:start-glue-point="7" draw:end-shape="id100" draw:end-glue-point="11" svg:d="M23056 9321l-683 630" svg:viewBox="0 0 684 631">
          <text:p/>
        </draw:connector>
        <draw:connector draw:style-name="gr12" draw:text-style-name="P11" draw:layer="layout" draw:type="line" svg:x1="22.451cm" svg:y1="9.129cm" svg:x2="22.977cm" svg:y2="9.129cm" draw:start-shape="id97" draw:start-glue-point="10" draw:end-shape="id99" draw:end-glue-point="6" svg:d="M22451 9129h526" svg:viewBox="0 0 527 1">
          <text:p/>
        </draw:connector>
        <draw:connector draw:style-name="gr12" draw:text-style-name="P11" draw:layer="layout" draw:type="line" svg:x1="22.452cm" svg:y1="10.143cm" svg:x2="22.977cm" svg:y2="10.143cm" draw:start-shape="id100" draw:start-glue-point="10" draw:end-shape="id98" draw:end-glue-point="6" svg:d="M22452 10143h525" svg:viewBox="0 0 526 1">
          <text:p/>
        </draw:connector>
        <draw:connector draw:style-name="gr12" draw:text-style-name="P11" draw:layer="layout" draw:type="line" svg:x1="23.248cm" svg:y1="9.4cm" svg:x2="23.248cm" svg:y2="9.872cm" draw:start-shape="id99" draw:start-glue-point="8" draw:end-shape="id98" draw:end-glue-point="4" svg:d="M23248 9400v472" svg:viewBox="0 0 1 473">
          <text:p/>
        </draw:connector>
        <draw:connector draw:style-name="gr12" draw:text-style-name="P11" draw:layer="layout" draw:type="line" svg:x1="22.18cm" svg:y1="9.4cm" svg:x2="22.181cm" svg:y2="9.872cm" draw:start-shape="id97" draw:start-glue-point="8" draw:end-shape="id100" draw:end-glue-point="4" svg:d="M22180 9400l1 472" svg:viewBox="0 0 2 473">
          <text:p/>
        </draw:connector>
        <draw:custom-shape draw:style-name="gr32" draw:text-style-name="P3" xml:id="id103" draw:id="id103" draw:layer="layout" svg:width="0.542cm" svg:height="0.542cm" svg:x="3.97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01" draw:id="id101" draw:layer="layout" svg:width="0.542cm" svg:height="0.542cm" svg:x="5.046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2" draw:id="id102" draw:layer="layout" svg:width="0.542cm" svg:height="0.542cm" svg:x="3.979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125cm" svg:y1="13.385cm" svg:x2="4.442cm" svg:y2="14.015cm" draw:start-shape="id101" draw:start-glue-point="7" draw:end-shape="id102" draw:end-glue-point="11" svg:d="M5125 13385l-683 630" svg:viewBox="0 0 684 631">
          <text:p/>
        </draw:connector>
        <draw:connector draw:style-name="gr12" draw:text-style-name="P11" draw:layer="layout" draw:type="line" svg:x1="4.52cm" svg:y1="13.193cm" svg:x2="5.046cm" svg:y2="13.193cm" draw:start-shape="id103" draw:start-glue-point="10" draw:end-shape="id101" draw:end-glue-point="6" svg:d="M4520 13193h526" svg:viewBox="0 0 527 1">
          <text:p/>
        </draw:connector>
        <draw:connector draw:style-name="gr12" draw:text-style-name="P11" draw:layer="layout" draw:type="line" svg:x1="4.249cm" svg:y1="13.464cm" svg:x2="4.25cm" svg:y2="13.936cm" draw:start-shape="id103" draw:start-glue-point="8" draw:end-shape="id102" draw:end-glue-point="4" svg:d="M4249 13464l1 472" svg:viewBox="0 0 2 473">
          <text:p/>
        </draw:connector>
        <draw:custom-shape draw:style-name="gr32" draw:text-style-name="P3" xml:id="id104" draw:id="id104" draw:layer="layout" svg:width="0.542cm" svg:height="0.542cm" svg:x="10.41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05" draw:id="id105" draw:layer="layout" svg:width="0.542cm" svg:height="0.542cm" svg:x="10.415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685cm" svg:y1="13.432cm" svg:x2="10.686cm" svg:y2="13.904cm" draw:start-shape="id104" draw:start-glue-point="8" draw:end-shape="id105" draw:end-glue-point="4" svg:d="M10685 13432l1 472" svg:viewBox="0 0 2 473">
          <text:p/>
        </draw:connector>
        <draw:custom-shape draw:style-name="gr33" draw:text-style-name="P23" draw:layer="layout" svg:width="0.542cm" svg:height="0.542cm" svg:x="16.73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3" draw:layer="layout" svg:width="2.191cm" svg:height="0.962cm" svg:x="21.59cm" svg:y="12.668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2" draw:text-style-name="P3" xml:id="id110" draw:id="id110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1" draw:id="id111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8" draw:id="id108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6" draw:id="id106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9" draw:id="id109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2" draw:id="id112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7" draw:id="id107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3" draw:id="id113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4" draw:id="id114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5" draw:id="id115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16" draw:id="id116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466cm" svg:y1="4.463cm" svg:x2="6.256cm" svg:y2="5.2cm" draw:start-shape="id106" draw:start-glue-point="9" draw:end-shape="id107" draw:end-glue-point="5" svg:d="M5466 4463l790 737" svg:viewBox="0 0 791 738">
          <text:p/>
        </draw:connector>
        <draw:connector draw:style-name="gr12" draw:text-style-name="P11" draw:layer="layout" draw:type="line" svg:x1="4.207cm" svg:y1="4.542cm" svg:x2="4.207cm" svg:y2="5.174cm" draw:start-shape="id108" draw:start-glue-point="8" draw:end-shape="id109" draw:end-glue-point="0" svg:d="M4207 4542v632" svg:viewBox="0 0 1 633">
          <text:p/>
        </draw:connector>
        <draw:connector draw:style-name="gr12" draw:text-style-name="P11" draw:layer="layout" draw:type="line" svg:x1="4.398cm" svg:y1="3.449cm" svg:x2="5.082cm" svg:y2="4.079cm" draw:start-shape="id110" draw:start-glue-point="9" draw:end-shape="id106" draw:end-glue-point="5" svg:d="M4398 3449l684 630" svg:viewBox="0 0 685 631">
          <text:p/>
        </draw:connector>
        <draw:connector draw:style-name="gr12" draw:text-style-name="P11" draw:layer="layout" draw:type="line" svg:x1="5.082cm" svg:y1="3.449cm" svg:x2="4.399cm" svg:y2="4.079cm" draw:start-shape="id111" draw:start-glue-point="7" draw:end-shape="id108" draw:end-glue-point="11" svg:d="M5082 3449l-683 630" svg:viewBox="0 0 684 631">
          <text:p/>
        </draw:connector>
        <draw:connector draw:style-name="gr12" draw:text-style-name="P11" draw:layer="layout" draw:type="line" svg:x1="4.477cm" svg:y1="3.257cm" svg:x2="5.003cm" svg:y2="3.257cm" draw:start-shape="id110" draw:start-glue-point="10" draw:end-shape="id111" draw:end-glue-point="6" svg:d="M4477 3257h526" svg:viewBox="0 0 527 1">
          <text:p/>
        </draw:connector>
        <draw:connector draw:style-name="gr12" draw:text-style-name="P11" draw:layer="layout" draw:type="line" svg:x1="4.478cm" svg:y1="4.271cm" svg:x2="5.003cm" svg:y2="4.271cm" draw:start-shape="id108" draw:start-glue-point="10" draw:end-shape="id106" draw:end-glue-point="6" svg:d="M4478 4271h525" svg:viewBox="0 0 526 1">
          <text:p/>
        </draw:connector>
        <draw:connector draw:style-name="gr12" draw:text-style-name="P11" draw:layer="layout" draw:type="line" svg:x1="5.274cm" svg:y1="3.528cm" svg:x2="5.274cm" svg:y2="4cm" draw:start-shape="id111" draw:start-glue-point="8" draw:end-shape="id106" draw:end-glue-point="4" svg:d="M5274 3528v472" svg:viewBox="0 0 1 473">
          <text:p/>
        </draw:connector>
        <draw:connector draw:style-name="gr12" draw:text-style-name="P11" draw:layer="layout" draw:type="line" svg:x1="4.206cm" svg:y1="3.528cm" svg:x2="4.207cm" svg:y2="4cm" draw:start-shape="id110" draw:start-glue-point="8" draw:end-shape="id108" draw:end-glue-point="4" svg:d="M4206 3528l1 472" svg:viewBox="0 0 2 473">
          <text:p/>
        </draw:connector>
        <draw:connector draw:style-name="gr12" draw:text-style-name="P11" draw:layer="layout" draw:type="line" svg:x1="3.936cm" svg:y1="4.271cm" svg:x2="3.357cm" svg:y2="4.271cm" draw:start-shape="id108" draw:start-glue-point="6" draw:end-shape="id112" draw:end-glue-point="10" svg:d="M3936 4271h-579" svg:viewBox="0 0 580 1">
          <text:p/>
        </draw:connector>
        <draw:connector draw:style-name="gr12" draw:text-style-name="P11" draw:layer="layout" draw:type="line" svg:x1="5.466cm" svg:y1="4.079cm" svg:x2="5.911cm" svg:y2="3.902cm" draw:start-shape="id106" draw:start-glue-point="11" draw:end-shape="id113" draw:end-glue-point="7" svg:d="M5466 4079l445-177" svg:viewBox="0 0 446 178">
          <text:p/>
        </draw:connector>
        <draw:connector draw:style-name="gr12" draw:text-style-name="P11" draw:layer="layout" draw:type="line" svg:x1="5.466cm" svg:y1="3.449cm" svg:x2="5.911cm" svg:y2="3.518cm" draw:start-shape="id111" draw:start-glue-point="9" draw:end-shape="id113" draw:end-glue-point="5" svg:d="M5466 3449l445 69" svg:viewBox="0 0 446 70">
          <text:p/>
        </draw:connector>
        <draw:connector draw:style-name="gr12" draw:text-style-name="P11" draw:layer="layout" draw:type="line" svg:x1="5.082cm" svg:y1="3.065cm" svg:x2="4.748cm" svg:y2="2.579cm" draw:start-shape="id111" draw:start-glue-point="5" draw:end-shape="id114" draw:end-glue-point="8" svg:d="M5082 3065l-334-486" svg:viewBox="0 0 335 487">
          <text:p/>
        </draw:connector>
        <draw:connector draw:style-name="gr12" draw:text-style-name="P11" draw:layer="layout" draw:type="line" svg:x1="5.466cm" svg:y1="3.065cm" svg:x2="5.832cm" svg:y2="2.579cm" draw:start-shape="id111" draw:start-glue-point="11" draw:end-shape="id115" draw:end-glue-point="8" svg:d="M5466 3065l366-486" svg:viewBox="0 0 367 487">
          <text:p/>
        </draw:connector>
        <draw:connector draw:style-name="gr12" draw:text-style-name="P11" draw:layer="layout" draw:type="line" svg:x1="6.295cm" svg:y1="3.518cm" svg:x2="6.86cm" svg:y2="2.907cm" draw:start-shape="id113" draw:start-glue-point="11" draw:end-shape="id116" draw:end-glue-point="7" svg:d="M6295 3518l565-611" svg:viewBox="0 0 566 612">
          <text:p/>
        </draw:connector>
        <draw:connector draw:style-name="gr12" draw:text-style-name="P11" draw:layer="layout" draw:type="line" svg:x1="5.019cm" svg:y1="2.308cm" svg:x2="5.561cm" svg:y2="2.308cm" draw:start-shape="id114" draw:start-glue-point="10" draw:end-shape="id115" draw:end-glue-point="6" svg:d="M5019 2308h542" svg:viewBox="0 0 543 1">
          <text:p/>
        </draw:connector>
        <draw:custom-shape draw:style-name="gr32" draw:text-style-name="P3" xml:id="id121" draw:id="id121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2" draw:id="id122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9" draw:id="id119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7" draw:id="id117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0" draw:id="id120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23" draw:id="id123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8" draw:id="id118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4" draw:id="id124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5" draw:id="id125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6" draw:id="id126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1.787cm" svg:y1="4.474cm" svg:x2="12.577cm" svg:y2="5.211cm" draw:start-shape="id117" draw:start-glue-point="9" draw:end-shape="id118" draw:end-glue-point="5" svg:d="M11787 4474l790 737" svg:viewBox="0 0 791 738">
          <text:p/>
        </draw:connector>
        <draw:connector draw:style-name="gr12" draw:text-style-name="P11" draw:layer="layout" draw:type="line" svg:x1="10.528cm" svg:y1="4.553cm" svg:x2="10.528cm" svg:y2="5.185cm" draw:start-shape="id119" draw:start-glue-point="8" draw:end-shape="id120" draw:end-glue-point="0" svg:d="M10528 4553v632" svg:viewBox="0 0 1 633">
          <text:p/>
        </draw:connector>
        <draw:connector draw:style-name="gr12" draw:text-style-name="P11" draw:layer="layout" draw:type="line" svg:x1="10.719cm" svg:y1="3.46cm" svg:x2="11.403cm" svg:y2="4.09cm" draw:start-shape="id121" draw:start-glue-point="9" draw:end-shape="id117" draw:end-glue-point="5" svg:d="M10719 3460l684 630" svg:viewBox="0 0 685 631">
          <text:p/>
        </draw:connector>
        <draw:connector draw:style-name="gr12" draw:text-style-name="P11" draw:layer="layout" draw:type="line" svg:x1="11.403cm" svg:y1="3.46cm" svg:x2="10.72cm" svg:y2="4.09cm" draw:start-shape="id122" draw:start-glue-point="7" draw:end-shape="id119" draw:end-glue-point="11" svg:d="M11403 3460l-683 630" svg:viewBox="0 0 684 631">
          <text:p/>
        </draw:connector>
        <draw:connector draw:style-name="gr12" draw:text-style-name="P11" draw:layer="layout" draw:type="line" svg:x1="10.798cm" svg:y1="3.268cm" svg:x2="11.324cm" svg:y2="3.268cm" draw:start-shape="id121" draw:start-glue-point="10" draw:end-shape="id122" draw:end-glue-point="6" svg:d="M10798 3268h526" svg:viewBox="0 0 527 1">
          <text:p/>
        </draw:connector>
        <draw:connector draw:style-name="gr12" draw:text-style-name="P11" draw:layer="layout" draw:type="line" svg:x1="10.799cm" svg:y1="4.282cm" svg:x2="11.324cm" svg:y2="4.282cm" draw:start-shape="id119" draw:start-glue-point="10" draw:end-shape="id117" draw:end-glue-point="6" svg:d="M10799 4282h525" svg:viewBox="0 0 526 1">
          <text:p/>
        </draw:connector>
        <draw:connector draw:style-name="gr12" draw:text-style-name="P11" draw:layer="layout" draw:type="line" svg:x1="11.595cm" svg:y1="3.539cm" svg:x2="11.595cm" svg:y2="4.011cm" draw:start-shape="id122" draw:start-glue-point="8" draw:end-shape="id117" draw:end-glue-point="4" svg:d="M11595 3539v472" svg:viewBox="0 0 1 473">
          <text:p/>
        </draw:connector>
        <draw:connector draw:style-name="gr12" draw:text-style-name="P11" draw:layer="layout" draw:type="line" svg:x1="10.527cm" svg:y1="3.539cm" svg:x2="10.528cm" svg:y2="4.011cm" draw:start-shape="id121" draw:start-glue-point="8" draw:end-shape="id119" draw:end-glue-point="4" svg:d="M10527 3539l1 472" svg:viewBox="0 0 2 473">
          <text:p/>
        </draw:connector>
        <draw:connector draw:style-name="gr12" draw:text-style-name="P11" draw:layer="layout" draw:type="line" svg:x1="10.257cm" svg:y1="4.282cm" svg:x2="9.678cm" svg:y2="4.282cm" draw:start-shape="id119" draw:start-glue-point="6" draw:end-shape="id123" draw:end-glue-point="10" svg:d="M10257 4282h-579" svg:viewBox="0 0 580 1">
          <text:p/>
        </draw:connector>
        <draw:connector draw:style-name="gr12" draw:text-style-name="P11" draw:layer="layout" draw:type="line" svg:x1="11.787cm" svg:y1="4.09cm" svg:x2="12.232cm" svg:y2="3.913cm" draw:start-shape="id117" draw:start-glue-point="11" draw:end-shape="id124" draw:end-glue-point="7" svg:d="M11787 4090l445-177" svg:viewBox="0 0 446 178">
          <text:p/>
        </draw:connector>
        <draw:connector draw:style-name="gr12" draw:text-style-name="P11" draw:layer="layout" draw:type="line" svg:x1="11.787cm" svg:y1="3.46cm" svg:x2="12.232cm" svg:y2="3.529cm" draw:start-shape="id122" draw:start-glue-point="9" draw:end-shape="id124" draw:end-glue-point="5" svg:d="M11787 3460l445 69" svg:viewBox="0 0 446 70">
          <text:p/>
        </draw:connector>
        <draw:connector draw:style-name="gr12" draw:text-style-name="P11" draw:layer="layout" draw:type="line" svg:x1="11.403cm" svg:y1="3.076cm" svg:x2="11.069cm" svg:y2="2.59cm" draw:start-shape="id122" draw:start-glue-point="5" draw:end-shape="id125" draw:end-glue-point="8" svg:d="M11403 3076l-334-486" svg:viewBox="0 0 335 487">
          <text:p/>
        </draw:connector>
        <draw:connector draw:style-name="gr12" draw:text-style-name="P11" draw:layer="layout" draw:type="line" svg:x1="11.787cm" svg:y1="3.076cm" svg:x2="12.153cm" svg:y2="2.59cm" draw:start-shape="id122" draw:start-glue-point="11" draw:end-shape="id126" draw:end-glue-point="8" svg:d="M11787 3076l366-486" svg:viewBox="0 0 367 487">
          <text:p/>
        </draw:connector>
        <draw:connector draw:style-name="gr12" draw:text-style-name="P11" draw:layer="layout" draw:type="line" svg:x1="11.34cm" svg:y1="2.319cm" svg:x2="11.882cm" svg:y2="2.319cm" draw:start-shape="id125" draw:start-glue-point="10" draw:end-shape="id126" draw:end-glue-point="6" svg:d="M11340 2319h542" svg:viewBox="0 0 543 1">
          <text:p/>
        </draw:connector>
        <draw:custom-shape draw:style-name="gr32" draw:text-style-name="P3" xml:id="id131" draw:id="id131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2" draw:id="id132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9" draw:id="id129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7" draw:id="id127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0" draw:id="id130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28" draw:id="id128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3" draw:id="id133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4" draw:id="id134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5" draw:id="id135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888cm" svg:y1="4.475cm" svg:x2="17.678cm" svg:y2="5.212cm" draw:start-shape="id127" draw:start-glue-point="9" draw:end-shape="id128" draw:end-glue-point="5" svg:d="M16888 4475l790 737" svg:viewBox="0 0 791 738">
          <text:p/>
        </draw:connector>
        <draw:connector draw:style-name="gr12" draw:text-style-name="P11" draw:layer="layout" draw:type="line" svg:x1="15.629cm" svg:y1="4.554cm" svg:x2="15.629cm" svg:y2="5.186cm" draw:start-shape="id129" draw:start-glue-point="8" draw:end-shape="id130" draw:end-glue-point="0" svg:d="M15629 4554v632" svg:viewBox="0 0 1 633">
          <text:p/>
        </draw:connector>
        <draw:connector draw:style-name="gr12" draw:text-style-name="P11" draw:layer="layout" draw:type="line" svg:x1="15.82cm" svg:y1="3.461cm" svg:x2="16.504cm" svg:y2="4.091cm" draw:start-shape="id131" draw:start-glue-point="9" draw:end-shape="id127" draw:end-glue-point="5" svg:d="M15820 3461l684 630" svg:viewBox="0 0 685 631">
          <text:p/>
        </draw:connector>
        <draw:connector draw:style-name="gr12" draw:text-style-name="P11" draw:layer="layout" draw:type="line" svg:x1="16.504cm" svg:y1="3.461cm" svg:x2="15.821cm" svg:y2="4.091cm" draw:start-shape="id132" draw:start-glue-point="7" draw:end-shape="id129" draw:end-glue-point="11" svg:d="M16504 3461l-683 630" svg:viewBox="0 0 684 631">
          <text:p/>
        </draw:connector>
        <draw:connector draw:style-name="gr12" draw:text-style-name="P11" draw:layer="layout" draw:type="line" svg:x1="15.899cm" svg:y1="3.269cm" svg:x2="16.425cm" svg:y2="3.269cm" draw:start-shape="id131" draw:start-glue-point="10" draw:end-shape="id132" draw:end-glue-point="6" svg:d="M15899 3269h526" svg:viewBox="0 0 527 1">
          <text:p/>
        </draw:connector>
        <draw:connector draw:style-name="gr12" draw:text-style-name="P11" draw:layer="layout" draw:type="line" svg:x1="15.9cm" svg:y1="4.283cm" svg:x2="16.425cm" svg:y2="4.283cm" draw:start-shape="id129" draw:start-glue-point="10" draw:end-shape="id127" draw:end-glue-point="6" svg:d="M15900 4283h525" svg:viewBox="0 0 526 1">
          <text:p/>
        </draw:connector>
        <draw:connector draw:style-name="gr12" draw:text-style-name="P11" draw:layer="layout" draw:type="line" svg:x1="16.696cm" svg:y1="3.54cm" svg:x2="16.696cm" svg:y2="4.012cm" draw:start-shape="id132" draw:start-glue-point="8" draw:end-shape="id127" draw:end-glue-point="4" svg:d="M16696 3540v472" svg:viewBox="0 0 1 473">
          <text:p/>
        </draw:connector>
        <draw:connector draw:style-name="gr12" draw:text-style-name="P11" draw:layer="layout" draw:type="line" svg:x1="15.628cm" svg:y1="3.54cm" svg:x2="15.629cm" svg:y2="4.012cm" draw:start-shape="id131" draw:start-glue-point="8" draw:end-shape="id129" draw:end-glue-point="4" svg:d="M15628 3540l1 472" svg:viewBox="0 0 2 473">
          <text:p/>
        </draw:connector>
        <draw:connector draw:style-name="gr12" draw:text-style-name="P11" draw:layer="layout" draw:type="line" svg:x1="16.888cm" svg:y1="4.091cm" svg:x2="17.333cm" svg:y2="3.914cm" draw:start-shape="id127" draw:start-glue-point="11" draw:end-shape="id133" draw:end-glue-point="7" svg:d="M16888 4091l445-177" svg:viewBox="0 0 446 178">
          <text:p/>
        </draw:connector>
        <draw:connector draw:style-name="gr12" draw:text-style-name="P11" draw:layer="layout" draw:type="line" svg:x1="16.888cm" svg:y1="3.461cm" svg:x2="17.333cm" svg:y2="3.53cm" draw:start-shape="id132" draw:start-glue-point="9" draw:end-shape="id133" draw:end-glue-point="5" svg:d="M16888 3461l445 69" svg:viewBox="0 0 446 70">
          <text:p/>
        </draw:connector>
        <draw:connector draw:style-name="gr12" draw:text-style-name="P11" draw:layer="layout" draw:type="line" svg:x1="16.504cm" svg:y1="3.077cm" svg:x2="16.17cm" svg:y2="2.591cm" draw:start-shape="id132" draw:start-glue-point="5" draw:end-shape="id134" draw:end-glue-point="8" svg:d="M16504 3077l-334-486" svg:viewBox="0 0 335 487">
          <text:p/>
        </draw:connector>
        <draw:connector draw:style-name="gr12" draw:text-style-name="P11" draw:layer="layout" draw:type="line" svg:x1="16.888cm" svg:y1="3.077cm" svg:x2="17.254cm" svg:y2="2.591cm" draw:start-shape="id132" draw:start-glue-point="11" draw:end-shape="id135" draw:end-glue-point="8" svg:d="M16888 3077l366-486" svg:viewBox="0 0 367 487">
          <text:p/>
        </draw:connector>
        <draw:connector draw:style-name="gr12" draw:text-style-name="P11" draw:layer="layout" draw:type="line" svg:x1="16.441cm" svg:y1="2.32cm" svg:x2="16.983cm" svg:y2="2.32cm" draw:start-shape="id134" draw:start-glue-point="10" draw:end-shape="id135" draw:end-glue-point="6" svg:d="M16441 2320h542" svg:viewBox="0 0 543 1">
          <text:p/>
        </draw:connector>
        <draw:custom-shape draw:style-name="gr32" draw:text-style-name="P3" xml:id="id138" draw:id="id138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0" draw:id="id140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6" draw:id="id136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9" draw:id="id139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37" draw:id="id137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1" draw:id="id141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2" draw:id="id142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3" draw:id="id143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1.53cm" svg:y1="4.555cm" svg:x2="21.53cm" svg:y2="5.187cm" draw:start-shape="id136" draw:start-glue-point="8" draw:end-shape="id137" draw:end-glue-point="0" svg:d="M21530 4555v632" svg:viewBox="0 0 1 633">
          <text:p/>
        </draw:connector>
        <draw:connector draw:style-name="gr12" draw:text-style-name="P11" draw:layer="layout" draw:type="line" svg:x1="21.721cm" svg:y1="3.462cm" svg:x2="22.405cm" svg:y2="4.092cm" draw:start-shape="id138" draw:start-glue-point="9" draw:end-shape="id139" draw:end-glue-point="5" svg:d="M21721 3462l684 630" svg:viewBox="0 0 685 631">
          <text:p/>
        </draw:connector>
        <draw:connector draw:style-name="gr12" draw:text-style-name="P11" draw:layer="layout" draw:type="line" svg:x1="22.405cm" svg:y1="3.462cm" svg:x2="21.722cm" svg:y2="4.092cm" draw:start-shape="id140" draw:start-glue-point="7" draw:end-shape="id136" draw:end-glue-point="11" svg:d="M22405 3462l-683 630" svg:viewBox="0 0 684 631">
          <text:p/>
        </draw:connector>
        <draw:connector draw:style-name="gr12" draw:text-style-name="P11" draw:layer="layout" draw:type="line" svg:x1="21.8cm" svg:y1="3.27cm" svg:x2="22.326cm" svg:y2="3.27cm" draw:start-shape="id138" draw:start-glue-point="10" draw:end-shape="id140" draw:end-glue-point="6" svg:d="M21800 3270h526" svg:viewBox="0 0 527 1">
          <text:p/>
        </draw:connector>
        <draw:connector draw:style-name="gr12" draw:text-style-name="P11" draw:layer="layout" draw:type="line" svg:x1="21.801cm" svg:y1="4.284cm" svg:x2="22.326cm" svg:y2="4.284cm" draw:start-shape="id136" draw:start-glue-point="10" draw:end-shape="id139" draw:end-glue-point="6" svg:d="M21801 4284h525" svg:viewBox="0 0 526 1">
          <text:p/>
        </draw:connector>
        <draw:connector draw:style-name="gr12" draw:text-style-name="P11" draw:layer="layout" draw:type="line" svg:x1="22.597cm" svg:y1="3.541cm" svg:x2="22.597cm" svg:y2="4.013cm" draw:start-shape="id140" draw:start-glue-point="8" draw:end-shape="id139" draw:end-glue-point="4" svg:d="M22597 3541v472" svg:viewBox="0 0 1 473">
          <text:p/>
        </draw:connector>
        <draw:connector draw:style-name="gr12" draw:text-style-name="P11" draw:layer="layout" draw:type="line" svg:x1="21.529cm" svg:y1="3.541cm" svg:x2="21.53cm" svg:y2="4.013cm" draw:start-shape="id138" draw:start-glue-point="8" draw:end-shape="id136" draw:end-glue-point="4" svg:d="M21529 3541l1 472" svg:viewBox="0 0 2 473">
          <text:p/>
        </draw:connector>
        <draw:connector draw:style-name="gr12" draw:text-style-name="P11" draw:layer="layout" draw:type="line" svg:x1="22.789cm" svg:y1="4.092cm" svg:x2="23.234cm" svg:y2="3.915cm" draw:start-shape="id139" draw:start-glue-point="11" draw:end-shape="id141" draw:end-glue-point="7" svg:d="M22789 4092l445-177" svg:viewBox="0 0 446 178">
          <text:p/>
        </draw:connector>
        <draw:connector draw:style-name="gr12" draw:text-style-name="P11" draw:layer="layout" draw:type="line" svg:x1="22.789cm" svg:y1="3.462cm" svg:x2="23.234cm" svg:y2="3.531cm" draw:start-shape="id140" draw:start-glue-point="9" draw:end-shape="id141" draw:end-glue-point="5" svg:d="M22789 3462l445 69" svg:viewBox="0 0 446 70">
          <text:p/>
        </draw:connector>
        <draw:connector draw:style-name="gr12" draw:text-style-name="P11" draw:layer="layout" draw:type="line" svg:x1="22.405cm" svg:y1="3.078cm" svg:x2="22.071cm" svg:y2="2.592cm" draw:start-shape="id140" draw:start-glue-point="5" draw:end-shape="id142" draw:end-glue-point="8" svg:d="M22405 3078l-334-486" svg:viewBox="0 0 335 487">
          <text:p/>
        </draw:connector>
        <draw:connector draw:style-name="gr12" draw:text-style-name="P11" draw:layer="layout" draw:type="line" svg:x1="22.789cm" svg:y1="3.078cm" svg:x2="23.155cm" svg:y2="2.592cm" draw:start-shape="id140" draw:start-glue-point="11" draw:end-shape="id143" draw:end-glue-point="8" svg:d="M22789 3078l366-486" svg:viewBox="0 0 367 487">
          <text:p/>
        </draw:connector>
        <draw:connector draw:style-name="gr12" draw:text-style-name="P11" draw:layer="layout" draw:type="line" svg:x1="22.342cm" svg:y1="2.321cm" svg:x2="22.884cm" svg:y2="2.321cm" draw:start-shape="id142" draw:start-glue-point="10" draw:end-shape="id143" draw:end-glue-point="6" svg:d="M22342 2321h542" svg:viewBox="0 0 543 1">
          <text:p/>
        </draw:connector>
        <draw:custom-shape draw:style-name="gr32" draw:text-style-name="P3" xml:id="id144" draw:id="id144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6" draw:id="id146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7" draw:id="id147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5" draw:id="id145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8" draw:id="id148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9" draw:id="id149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50" draw:id="id150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4.374cm" svg:y1="9.104cm" svg:x2="5.058cm" svg:y2="9.734cm" draw:start-shape="id144" draw:start-glue-point="9" draw:end-shape="id145" draw:end-glue-point="5" svg:d="M4374 9104l684 630" svg:viewBox="0 0 685 631">
          <text:p/>
        </draw:connector>
        <draw:connector draw:style-name="gr12" draw:text-style-name="P11" draw:layer="layout" draw:type="line" svg:x1="5.058cm" svg:y1="9.104cm" svg:x2="4.375cm" svg:y2="9.734cm" draw:start-shape="id146" draw:start-glue-point="7" draw:end-shape="id147" draw:end-glue-point="11" svg:d="M5058 9104l-683 630" svg:viewBox="0 0 684 631">
          <text:p/>
        </draw:connector>
        <draw:connector draw:style-name="gr12" draw:text-style-name="P11" draw:layer="layout" draw:type="line" svg:x1="4.453cm" svg:y1="8.912cm" svg:x2="4.979cm" svg:y2="8.912cm" draw:start-shape="id144" draw:start-glue-point="10" draw:end-shape="id146" draw:end-glue-point="6" svg:d="M4453 8912h526" svg:viewBox="0 0 527 1">
          <text:p/>
        </draw:connector>
        <draw:connector draw:style-name="gr12" draw:text-style-name="P11" draw:layer="layout" draw:type="line" svg:x1="4.454cm" svg:y1="9.926cm" svg:x2="4.979cm" svg:y2="9.926cm" draw:start-shape="id147" draw:start-glue-point="10" draw:end-shape="id145" draw:end-glue-point="6" svg:d="M4454 9926h525" svg:viewBox="0 0 526 1">
          <text:p/>
        </draw:connector>
        <draw:connector draw:style-name="gr12" draw:text-style-name="P11" draw:layer="layout" draw:type="line" svg:x1="5.25cm" svg:y1="9.183cm" svg:x2="5.25cm" svg:y2="9.655cm" draw:start-shape="id146" draw:start-glue-point="8" draw:end-shape="id145" draw:end-glue-point="4" svg:d="M5250 9183v472" svg:viewBox="0 0 1 473">
          <text:p/>
        </draw:connector>
        <draw:connector draw:style-name="gr12" draw:text-style-name="P11" draw:layer="layout" draw:type="line" svg:x1="4.182cm" svg:y1="9.183cm" svg:x2="4.183cm" svg:y2="9.655cm" draw:start-shape="id144" draw:start-glue-point="8" draw:end-shape="id147" draw:end-glue-point="4" svg:d="M4182 9183l1 472" svg:viewBox="0 0 2 473">
          <text:p/>
        </draw:connector>
        <draw:connector draw:style-name="gr12" draw:text-style-name="P11" draw:layer="layout" draw:type="line" svg:x1="5.442cm" svg:y1="9.734cm" svg:x2="5.887cm" svg:y2="9.557cm" draw:start-shape="id145" draw:start-glue-point="11" draw:end-shape="id148" draw:end-glue-point="7" svg:d="M5442 9734l445-177" svg:viewBox="0 0 446 178">
          <text:p/>
        </draw:connector>
        <draw:connector draw:style-name="gr12" draw:text-style-name="P11" draw:layer="layout" draw:type="line" svg:x1="5.442cm" svg:y1="9.104cm" svg:x2="5.887cm" svg:y2="9.173cm" draw:start-shape="id146" draw:start-glue-point="9" draw:end-shape="id148" draw:end-glue-point="5" svg:d="M5442 9104l445 69" svg:viewBox="0 0 446 70">
          <text:p/>
        </draw:connector>
        <draw:connector draw:style-name="gr12" draw:text-style-name="P11" draw:layer="layout" draw:type="line" svg:x1="5.058cm" svg:y1="8.72cm" svg:x2="4.724cm" svg:y2="8.234cm" draw:start-shape="id146" draw:start-glue-point="5" draw:end-shape="id149" draw:end-glue-point="8" svg:d="M5058 8720l-334-486" svg:viewBox="0 0 335 487">
          <text:p/>
        </draw:connector>
        <draw:connector draw:style-name="gr12" draw:text-style-name="P11" draw:layer="layout" draw:type="line" svg:x1="5.442cm" svg:y1="8.72cm" svg:x2="5.808cm" svg:y2="8.234cm" draw:start-shape="id146" draw:start-glue-point="11" draw:end-shape="id150" draw:end-glue-point="8" svg:d="M5442 8720l366-486" svg:viewBox="0 0 367 487">
          <text:p/>
        </draw:connector>
        <draw:connector draw:style-name="gr12" draw:text-style-name="P11" draw:layer="layout" draw:type="line" svg:x1="4.995cm" svg:y1="7.963cm" svg:x2="5.537cm" svg:y2="7.963cm" draw:start-shape="id149" draw:start-glue-point="10" draw:end-shape="id150" draw:end-glue-point="6" svg:d="M4995 7963h542" svg:viewBox="0 0 543 1">
          <text:p/>
        </draw:connector>
        <draw:custom-shape draw:style-name="gr32" draw:text-style-name="P3" xml:id="id151" draw:id="id151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3" draw:id="id153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4" draw:id="id154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2" draw:id="id152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5" draw:id="id155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56" draw:id="id156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47cm" svg:y1="9.147cm" svg:x2="11.154cm" svg:y2="9.777cm" draw:start-shape="id151" draw:start-glue-point="9" draw:end-shape="id152" draw:end-glue-point="5" svg:d="M10470 9147l684 630" svg:viewBox="0 0 685 631">
          <text:p/>
        </draw:connector>
        <draw:connector draw:style-name="gr12" draw:text-style-name="P11" draw:layer="layout" draw:type="line" svg:x1="11.154cm" svg:y1="9.147cm" svg:x2="10.471cm" svg:y2="9.777cm" draw:start-shape="id153" draw:start-glue-point="7" draw:end-shape="id154" draw:end-glue-point="11" svg:d="M11154 9147l-683 630" svg:viewBox="0 0 684 631">
          <text:p/>
        </draw:connector>
        <draw:connector draw:style-name="gr12" draw:text-style-name="P11" draw:layer="layout" draw:type="line" svg:x1="10.549cm" svg:y1="8.955cm" svg:x2="11.075cm" svg:y2="8.955cm" draw:start-shape="id151" draw:start-glue-point="10" draw:end-shape="id153" draw:end-glue-point="6" svg:d="M10549 8955h526" svg:viewBox="0 0 527 1">
          <text:p/>
        </draw:connector>
        <draw:connector draw:style-name="gr12" draw:text-style-name="P11" draw:layer="layout" draw:type="line" svg:x1="10.55cm" svg:y1="9.969cm" svg:x2="11.075cm" svg:y2="9.969cm" draw:start-shape="id154" draw:start-glue-point="10" draw:end-shape="id152" draw:end-glue-point="6" svg:d="M10550 9969h525" svg:viewBox="0 0 526 1">
          <text:p/>
        </draw:connector>
        <draw:connector draw:style-name="gr12" draw:text-style-name="P11" draw:layer="layout" draw:type="line" svg:x1="11.346cm" svg:y1="9.226cm" svg:x2="11.346cm" svg:y2="9.698cm" draw:start-shape="id153" draw:start-glue-point="8" draw:end-shape="id152" draw:end-glue-point="4" svg:d="M11346 9226v472" svg:viewBox="0 0 1 473">
          <text:p/>
        </draw:connector>
        <draw:connector draw:style-name="gr12" draw:text-style-name="P11" draw:layer="layout" draw:type="line" svg:x1="10.278cm" svg:y1="9.226cm" svg:x2="10.279cm" svg:y2="9.698cm" draw:start-shape="id151" draw:start-glue-point="8" draw:end-shape="id154" draw:end-glue-point="4" svg:d="M10278 9226l1 472" svg:viewBox="0 0 2 473">
          <text:p/>
        </draw:connector>
        <draw:connector draw:style-name="gr12" draw:text-style-name="P11" draw:layer="layout" draw:type="line" svg:x1="11.538cm" svg:y1="9.777cm" svg:x2="11.983cm" svg:y2="9.6cm" draw:start-shape="id152" draw:start-glue-point="11" draw:end-shape="id155" draw:end-glue-point="7" svg:d="M11538 9777l445-177" svg:viewBox="0 0 446 178">
          <text:p/>
        </draw:connector>
        <draw:connector draw:style-name="gr12" draw:text-style-name="P11" draw:layer="layout" draw:type="line" svg:x1="11.538cm" svg:y1="9.147cm" svg:x2="11.983cm" svg:y2="9.216cm" draw:start-shape="id153" draw:start-glue-point="9" draw:end-shape="id155" draw:end-glue-point="5" svg:d="M11538 9147l445 69" svg:viewBox="0 0 446 70">
          <text:p/>
        </draw:connector>
        <draw:connector draw:style-name="gr12" draw:text-style-name="P11" draw:layer="layout" draw:type="line" svg:x1="11.154cm" svg:y1="8.763cm" svg:x2="10.82cm" svg:y2="8.277cm" draw:start-shape="id153" draw:start-glue-point="5" draw:end-shape="id156" draw:end-glue-point="8" svg:d="M11154 8763l-334-486" svg:viewBox="0 0 335 487">
          <text:p/>
        </draw:connector>
        <draw:custom-shape draw:style-name="gr32" draw:text-style-name="P3" xml:id="id157" draw:id="id157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9" draw:id="id159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0" draw:id="id160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8" draw:id="id158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61" draw:id="id161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071cm" svg:y1="9.148cm" svg:x2="16.755cm" svg:y2="9.778cm" draw:start-shape="id157" draw:start-glue-point="9" draw:end-shape="id158" draw:end-glue-point="5" svg:d="M16071 9148l684 630" svg:viewBox="0 0 685 631">
          <text:p/>
        </draw:connector>
        <draw:connector draw:style-name="gr12" draw:text-style-name="P11" draw:layer="layout" draw:type="line" svg:x1="16.755cm" svg:y1="9.148cm" svg:x2="16.072cm" svg:y2="9.778cm" draw:start-shape="id159" draw:start-glue-point="7" draw:end-shape="id160" draw:end-glue-point="11" svg:d="M16755 9148l-683 630" svg:viewBox="0 0 684 631">
          <text:p/>
        </draw:connector>
        <draw:connector draw:style-name="gr12" draw:text-style-name="P11" draw:layer="layout" draw:type="line" svg:x1="16.15cm" svg:y1="8.956cm" svg:x2="16.676cm" svg:y2="8.956cm" draw:start-shape="id157" draw:start-glue-point="10" draw:end-shape="id159" draw:end-glue-point="6" svg:d="M16150 8956h526" svg:viewBox="0 0 527 1">
          <text:p/>
        </draw:connector>
        <draw:connector draw:style-name="gr12" draw:text-style-name="P11" draw:layer="layout" draw:type="line" svg:x1="16.151cm" svg:y1="9.97cm" svg:x2="16.676cm" svg:y2="9.97cm" draw:start-shape="id160" draw:start-glue-point="10" draw:end-shape="id158" draw:end-glue-point="6" svg:d="M16151 9970h525" svg:viewBox="0 0 526 1">
          <text:p/>
        </draw:connector>
        <draw:connector draw:style-name="gr12" draw:text-style-name="P11" draw:layer="layout" draw:type="line" svg:x1="16.947cm" svg:y1="9.227cm" svg:x2="16.947cm" svg:y2="9.699cm" draw:start-shape="id159" draw:start-glue-point="8" draw:end-shape="id158" draw:end-glue-point="4" svg:d="M16947 9227v472" svg:viewBox="0 0 1 473">
          <text:p/>
        </draw:connector>
        <draw:connector draw:style-name="gr12" draw:text-style-name="P11" draw:layer="layout" draw:type="line" svg:x1="15.879cm" svg:y1="9.227cm" svg:x2="15.88cm" svg:y2="9.699cm" draw:start-shape="id157" draw:start-glue-point="8" draw:end-shape="id160" draw:end-glue-point="4" svg:d="M15879 9227l1 472" svg:viewBox="0 0 2 473">
          <text:p/>
        </draw:connector>
        <draw:connector draw:style-name="gr12" draw:text-style-name="P11" draw:layer="layout" draw:type="line" svg:x1="17.139cm" svg:y1="9.778cm" svg:x2="17.584cm" svg:y2="9.601cm" draw:start-shape="id158" draw:start-glue-point="11" draw:end-shape="id161" draw:end-glue-point="7" svg:d="M17139 9778l445-177" svg:viewBox="0 0 446 178">
          <text:p/>
        </draw:connector>
        <draw:connector draw:style-name="gr12" draw:text-style-name="P11" draw:layer="layout" draw:type="line" svg:x1="17.139cm" svg:y1="9.148cm" svg:x2="17.584cm" svg:y2="9.217cm" draw:start-shape="id159" draw:start-glue-point="9" draw:end-shape="id161" draw:end-glue-point="5" svg:d="M17139 9148l445 69" svg:viewBox="0 0 446 70">
          <text:p/>
        </draw:connector>
        <draw:custom-shape draw:style-name="gr32" draw:text-style-name="P3" xml:id="id162" draw:id="id162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4" draw:id="id164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5" draw:id="id165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63" draw:id="id163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2.372cm" svg:y1="9.149cm" svg:x2="23.056cm" svg:y2="9.779cm" draw:start-shape="id162" draw:start-glue-point="9" draw:end-shape="id163" draw:end-glue-point="5" svg:d="M22372 9149l684 630" svg:viewBox="0 0 685 631">
          <text:p/>
        </draw:connector>
        <draw:connector draw:style-name="gr12" draw:text-style-name="P11" draw:layer="layout" draw:type="line" svg:x1="23.056cm" svg:y1="9.149cm" svg:x2="22.373cm" svg:y2="9.779cm" draw:start-shape="id164" draw:start-glue-point="7" draw:end-shape="id165" draw:end-glue-point="11" svg:d="M23056 9149l-683 630" svg:viewBox="0 0 684 631">
          <text:p/>
        </draw:connector>
        <draw:connector draw:style-name="gr12" draw:text-style-name="P11" draw:layer="layout" draw:type="line" svg:x1="22.451cm" svg:y1="8.957cm" svg:x2="22.977cm" svg:y2="8.957cm" draw:start-shape="id162" draw:start-glue-point="10" draw:end-shape="id164" draw:end-glue-point="6" svg:d="M22451 8957h526" svg:viewBox="0 0 527 1">
          <text:p/>
        </draw:connector>
        <draw:connector draw:style-name="gr12" draw:text-style-name="P11" draw:layer="layout" draw:type="line" svg:x1="22.452cm" svg:y1="9.971cm" svg:x2="22.977cm" svg:y2="9.971cm" draw:start-shape="id165" draw:start-glue-point="10" draw:end-shape="id163" draw:end-glue-point="6" svg:d="M22452 9971h525" svg:viewBox="0 0 526 1">
          <text:p/>
        </draw:connector>
        <draw:connector draw:style-name="gr12" draw:text-style-name="P11" draw:layer="layout" draw:type="line" svg:x1="23.248cm" svg:y1="9.228cm" svg:x2="23.248cm" svg:y2="9.7cm" draw:start-shape="id164" draw:start-glue-point="8" draw:end-shape="id163" draw:end-glue-point="4" svg:d="M23248 9228v472" svg:viewBox="0 0 1 473">
          <text:p/>
        </draw:connector>
        <draw:connector draw:style-name="gr12" draw:text-style-name="P11" draw:layer="layout" draw:type="line" svg:x1="22.18cm" svg:y1="9.228cm" svg:x2="22.181cm" svg:y2="9.7cm" draw:start-shape="id162" draw:start-glue-point="8" draw:end-shape="id165" draw:end-glue-point="4" svg:d="M22180 9228l1 472" svg:viewBox="0 0 2 473">
          <text:p/>
        </draw:connector>
        <draw:custom-shape draw:style-name="gr32" draw:text-style-name="P3" xml:id="id168" draw:id="id168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66" draw:id="id166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7" draw:id="id167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125cm" svg:y1="12.815cm" svg:x2="4.442cm" svg:y2="13.445cm" draw:start-shape="id166" draw:start-glue-point="7" draw:end-shape="id167" draw:end-glue-point="11" svg:d="M5125 12815l-683 630" svg:viewBox="0 0 684 631">
          <text:p/>
        </draw:connector>
        <draw:connector draw:style-name="gr12" draw:text-style-name="P11" draw:layer="layout" draw:type="line" svg:x1="4.52cm" svg:y1="12.623cm" svg:x2="5.046cm" svg:y2="12.623cm" draw:start-shape="id168" draw:start-glue-point="10" draw:end-shape="id166" draw:end-glue-point="6" svg:d="M4520 12623h526" svg:viewBox="0 0 527 1">
          <text:p/>
        </draw:connector>
        <draw:connector draw:style-name="gr12" draw:text-style-name="P11" draw:layer="layout" draw:type="line" svg:x1="4.249cm" svg:y1="12.894cm" svg:x2="4.25cm" svg:y2="13.366cm" draw:start-shape="id168" draw:start-glue-point="8" draw:end-shape="id167" draw:end-glue-point="4" svg:d="M4249 12894l1 472" svg:viewBox="0 0 2 473">
          <text:p/>
        </draw:connector>
        <draw:custom-shape draw:style-name="gr32" draw:text-style-name="P3" xml:id="id169" draw:id="id169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70" draw:id="id170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685cm" svg:y1="12.862cm" svg:x2="10.686cm" svg:y2="13.334cm" draw:start-shape="id169" draw:start-glue-point="8" draw:end-shape="id170" draw:end-glue-point="4" svg:d="M10685 12862l1 472" svg:viewBox="0 0 2 473">
          <text:p/>
        </draw:connector>
        <draw:custom-shape draw:style-name="gr33" draw:text-style-name="P23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3" draw:layer="layout" svg:width="5.574cm" svg:height="1.673cm" svg:x="20.574cm" svg:y="13.359cm">
          <draw:text-box>
            <text:p>Density =</text:p>
          </draw:text-box>
        </draw:frame>
        <draw:frame draw:style-name="gr36" draw:text-style-name="P13" draw:layer="layout" svg:width="3.69cm" svg:height="0.962cm" svg:x="3.556cm" svg:y="6.235cm">
          <draw:text-box>
            <text:p>15/11=1.36</text:p>
          </draw:text-box>
        </draw:frame>
        <draw:frame draw:style-name="gr36" draw:text-style-name="P13" draw:layer="layout" svg:width="3.69cm" svg:height="0.962cm" svg:x="9.756cm" svg:y="6.235cm">
          <draw:text-box>
            <text:p>14/10=1.40</text:p>
          </draw:text-box>
        </draw:frame>
        <draw:frame draw:style-name="gr37" draw:text-style-name="P13" draw:layer="layout" svg:width="3.338cm" svg:height="0.962cm" svg:x="15.256cm" svg:y="6.235cm">
          <draw:text-box>
            <text:p>13/9=1.44</text:p>
          </draw:text-box>
        </draw:frame>
        <draw:frame draw:style-name="gr37" draw:text-style-name="P13" draw:layer="layout" svg:width="3.338cm" svg:height="0.962cm" svg:x="21.256cm" svg:y="6.235cm">
          <draw:text-box>
            <text:p>12/8=1.50</text:p>
          </draw:text-box>
        </draw:frame>
        <draw:frame draw:style-name="gr37" draw:text-style-name="P13" draw:layer="layout" svg:width="3.338cm" svg:height="0.962cm" svg:x="3.556cm" svg:y="10.976cm">
          <draw:text-box>
            <text:p>11/7=1.57</text:p>
          </draw:text-box>
        </draw:frame>
        <draw:frame draw:style-name="gr38" draw:text-style-name="P13" draw:layer="layout" svg:width="2.987cm" svg:height="0.962cm" svg:x="9.756cm" svg:y="10.976cm">
          <draw:text-box>
            <text:p>9/6=1.50</text:p>
          </draw:text-box>
        </draw:frame>
        <draw:frame draw:style-name="gr38" draw:text-style-name="P13" draw:layer="layout" svg:width="2.987cm" svg:height="0.962cm" svg:x="15.256cm" svg:y="10.976cm">
          <draw:text-box>
            <text:p>8/5=1.60</text:p>
          </draw:text-box>
        </draw:frame>
        <draw:frame draw:style-name="gr38" draw:text-style-name="P13" draw:layer="layout" svg:width="2.987cm" svg:height="0.962cm" svg:x="21.256cm" svg:y="10.976cm">
          <draw:text-box>
            <text:p>6/4=1.50</text:p>
          </draw:text-box>
        </draw:frame>
        <draw:frame draw:style-name="gr38" draw:text-style-name="P13" draw:layer="layout" svg:width="2.987cm" svg:height="0.962cm" svg:x="3.556cm" svg:y="14.532cm">
          <draw:text-box>
            <text:p>3/3=1.00</text:p>
          </draw:text-box>
        </draw:frame>
        <draw:frame draw:style-name="gr38" draw:text-style-name="P13" draw:layer="layout" svg:width="2.987cm" svg:height="0.962cm" svg:x="9.756cm" svg:y="14.532cm">
          <draw:text-box>
            <text:p>1/2=0.50</text:p>
          </draw:text-box>
        </draw:frame>
        <draw:frame draw:style-name="gr38" draw:text-style-name="P13" draw:layer="layout" svg:width="2.987cm" svg:height="0.962cm" svg:x="15.256cm" svg:y="14.532cm">
          <draw:text-box>
            <text:p>0/1=0.00</text:p>
          </draw:text-box>
        </draw:frame>
        <draw:g>
          <svg:title>TexMaths</svg:title>
          <svg:desc>28§display§\frac{|E|}{|V|}§svg§600§FALSE§</svg:desc>
          <draw:polygon draw:style-name="gr29" draw:text-style-name="P9" draw:layer="layout" svg:width="1.248cm" svg:height="2.166cm" svg:x="23.643cm" svg:y="12.819cm" svg:viewBox="0 0 1249 2167" draw:points="623,2167 0,2167 0,0 1249,0 1249,2167">
            <text:p/>
          </draw:polygon>
          <draw:path draw:style-name="gr30" draw:text-style-name="P10" draw:layer="layout" svg:width="0.039cm" svg:height="0.917cm" svg:x="23.756cm" svg:y="12.819cm" svg:viewBox="0 0 40 918" svg:d="M40 33c0-16 0-33-21-33-19 0-19 17-19 33v851c0 17 0 34 19 34 21 0 21-17 21-34z">
            <text:p/>
          </draw:path>
          <draw:path draw:style-name="gr30" draw:text-style-name="P10" draw:layer="layout" svg:width="0.666cm" svg:height="0.625cm" svg:x="23.937cm" svg:y="12.884cm" svg:viewBox="0 0 667 626" svg:d="M615 411c2-4 4-11 4-13s0-10-10-10c-9 0-11 6-13 10-58 138-91 198-250 198h-133c-13 0-15 0-21 0-9-2-13-2-13-10 0-2 0-4 7-21l62-250h90c79 0 79 19 79 42 0 6 0 16-6 46-2 4-4 6-4 8 0 6 4 10 12 10 6 0 10-4 15-16l52-217c0-4-7-9-13-9-8 0-8 5-12 15-19 71-36 92-121 92h-86l57-221c6-34 8-36 48-36h129c112 0 139 25 139 102 0 21 0 23-2 48 0 7-2 13-2 17s4 10 13 10c8 0 10-4 12-22l19-159c2-25-2-25-25-25h-465c-19 0-27 0-27 19 0 10 8 10 25 10 33 0 61 0 61 17 0 2 0 4-5 21l-123 486c-8 37-10 43-83 43-15 0-25 0-25 17 0 13 8 13 25 13h477c21 0 23-2 30-17z">
            <text:p/>
          </draw:path>
          <draw:path draw:style-name="gr30" draw:text-style-name="P10" draw:layer="layout" svg:width="0.039cm" svg:height="0.917cm" svg:x="24.74cm" svg:y="12.819cm" svg:viewBox="0 0 40 918" svg:d="M40 33c0-16 0-33-21-33-19 0-19 17-19 33v851c0 17 0 34 19 34 21 0 21-17 21-34z">
            <text:p/>
          </draw:path>
          <draw:polygon draw:style-name="gr30" draw:text-style-name="P10" draw:layer="layout" svg:width="1.248cm" svg:height="0.039cm" svg:x="23.643cm" svg:y="13.878cm" svg:viewBox="0 0 1249 40" draw:points="623,40 0,40 0,0 1249,0 1249,40">
            <text:p/>
          </draw:polygon>
          <draw:path draw:style-name="gr30" draw:text-style-name="P10" draw:layer="layout" svg:width="0.039cm" svg:height="0.917cm" svg:x="23.751cm" svg:y="14.068cm" svg:viewBox="0 0 40 918" svg:d="M40 33c0-16 0-33-21-33-19 0-19 17-19 33v851c0 17 0 34 19 34 21 0 21-17 21-34z">
            <text:p/>
          </draw:path>
          <draw:path draw:style-name="gr30" draw:text-style-name="P10" draw:layer="layout" svg:width="0.654cm" svg:height="0.648cm" svg:x="23.949cm" svg:y="14.129cm" svg:viewBox="0 0 655 649" svg:d="M525 104c46-71 84-73 119-75 11-2 11-16 11-19 0-6-5-10-11-10-25 0-52 2-77 2-29 0-60-2-90-2-6 0-18 0-18 17 0 10 8 12 14 12 25 2 44 11 44 29 0 15-15 36-15 36l-281 448-63-486c0-16 21-27 63-27 12 0 23 0 23-19 0-8-6-10-13-10-37 0-77 2-114 2-17 0-34 0-50 0-17 0-34-2-50-2-7 0-17 0-17 17 0 12 8 12 23 12 52 0 52 9 54 31l73 568c4 16 6 21 19 21 14 0 19-5 25-17z">
            <text:p/>
          </draw:path>
          <draw:path draw:style-name="gr30" draw:text-style-name="P10" draw:layer="layout" svg:width="0.039cm" svg:height="0.917cm" svg:x="24.744cm" svg:y="14.068cm" svg:viewBox="0 0 40 918" svg:d="M40 33c0-16 0-33-21-33-19 0-19 17-19 33v851c0 17 0 34 19 34 21 0 21-17 21-3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2" draw:text-style-name="P3" xml:id="id175" draw:id="id175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6" draw:id="id176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3" draw:id="id173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1" draw:id="id171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4" draw:id="id174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7" draw:id="id177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2" draw:id="id172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8" draw:id="id178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9" draw:id="id179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0" draw:id="id180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81" draw:id="id181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466cm" svg:y1="4.463cm" svg:x2="6.256cm" svg:y2="5.2cm" draw:start-shape="id171" draw:start-glue-point="9" draw:end-shape="id172" draw:end-glue-point="5" svg:d="M5466 4463l790 737" svg:viewBox="0 0 791 738">
          <text:p/>
        </draw:connector>
        <draw:connector draw:style-name="gr12" draw:text-style-name="P11" draw:layer="layout" draw:type="line" svg:x1="4.207cm" svg:y1="4.542cm" svg:x2="4.207cm" svg:y2="5.174cm" draw:start-shape="id173" draw:start-glue-point="8" draw:end-shape="id174" draw:end-glue-point="0" svg:d="M4207 4542v632" svg:viewBox="0 0 1 633">
          <text:p/>
        </draw:connector>
        <draw:connector draw:style-name="gr12" draw:text-style-name="P11" draw:layer="layout" draw:type="line" svg:x1="4.398cm" svg:y1="3.449cm" svg:x2="5.082cm" svg:y2="4.079cm" draw:start-shape="id175" draw:start-glue-point="9" draw:end-shape="id171" draw:end-glue-point="5" svg:d="M4398 3449l684 630" svg:viewBox="0 0 685 631">
          <text:p/>
        </draw:connector>
        <draw:connector draw:style-name="gr12" draw:text-style-name="P11" draw:layer="layout" draw:type="line" svg:x1="5.082cm" svg:y1="3.449cm" svg:x2="4.399cm" svg:y2="4.079cm" draw:start-shape="id176" draw:start-glue-point="7" draw:end-shape="id173" draw:end-glue-point="11" svg:d="M5082 3449l-683 630" svg:viewBox="0 0 684 631">
          <text:p/>
        </draw:connector>
        <draw:connector draw:style-name="gr12" draw:text-style-name="P11" draw:layer="layout" draw:type="line" svg:x1="4.477cm" svg:y1="3.257cm" svg:x2="5.003cm" svg:y2="3.257cm" draw:start-shape="id175" draw:start-glue-point="10" draw:end-shape="id176" draw:end-glue-point="6" svg:d="M4477 3257h526" svg:viewBox="0 0 527 1">
          <text:p/>
        </draw:connector>
        <draw:connector draw:style-name="gr12" draw:text-style-name="P11" draw:layer="layout" draw:type="line" svg:x1="4.478cm" svg:y1="4.271cm" svg:x2="5.003cm" svg:y2="4.271cm" draw:start-shape="id173" draw:start-glue-point="10" draw:end-shape="id171" draw:end-glue-point="6" svg:d="M4478 4271h525" svg:viewBox="0 0 526 1">
          <text:p/>
        </draw:connector>
        <draw:connector draw:style-name="gr12" draw:text-style-name="P11" draw:layer="layout" draw:type="line" svg:x1="5.274cm" svg:y1="3.528cm" svg:x2="5.274cm" svg:y2="4cm" draw:start-shape="id176" draw:start-glue-point="8" draw:end-shape="id171" draw:end-glue-point="4" svg:d="M5274 3528v472" svg:viewBox="0 0 1 473">
          <text:p/>
        </draw:connector>
        <draw:connector draw:style-name="gr12" draw:text-style-name="P11" draw:layer="layout" draw:type="line" svg:x1="4.206cm" svg:y1="3.528cm" svg:x2="4.207cm" svg:y2="4cm" draw:start-shape="id175" draw:start-glue-point="8" draw:end-shape="id173" draw:end-glue-point="4" svg:d="M4206 3528l1 472" svg:viewBox="0 0 2 473">
          <text:p/>
        </draw:connector>
        <draw:connector draw:style-name="gr12" draw:text-style-name="P11" draw:layer="layout" draw:type="line" svg:x1="3.936cm" svg:y1="4.271cm" svg:x2="3.357cm" svg:y2="4.271cm" draw:start-shape="id173" draw:start-glue-point="6" draw:end-shape="id177" draw:end-glue-point="10" svg:d="M3936 4271h-579" svg:viewBox="0 0 580 1">
          <text:p/>
        </draw:connector>
        <draw:connector draw:style-name="gr12" draw:text-style-name="P11" draw:layer="layout" draw:type="line" svg:x1="5.466cm" svg:y1="4.079cm" svg:x2="5.911cm" svg:y2="3.902cm" draw:start-shape="id171" draw:start-glue-point="11" draw:end-shape="id178" draw:end-glue-point="7" svg:d="M5466 4079l445-177" svg:viewBox="0 0 446 178">
          <text:p/>
        </draw:connector>
        <draw:connector draw:style-name="gr12" draw:text-style-name="P11" draw:layer="layout" draw:type="line" svg:x1="5.466cm" svg:y1="3.449cm" svg:x2="5.911cm" svg:y2="3.518cm" draw:start-shape="id176" draw:start-glue-point="9" draw:end-shape="id178" draw:end-glue-point="5" svg:d="M5466 3449l445 69" svg:viewBox="0 0 446 70">
          <text:p/>
        </draw:connector>
        <draw:connector draw:style-name="gr12" draw:text-style-name="P11" draw:layer="layout" draw:type="line" svg:x1="5.082cm" svg:y1="3.065cm" svg:x2="4.748cm" svg:y2="2.579cm" draw:start-shape="id176" draw:start-glue-point="5" draw:end-shape="id179" draw:end-glue-point="8" svg:d="M5082 3065l-334-486" svg:viewBox="0 0 335 487">
          <text:p/>
        </draw:connector>
        <draw:connector draw:style-name="gr12" draw:text-style-name="P11" draw:layer="layout" draw:type="line" svg:x1="5.466cm" svg:y1="3.065cm" svg:x2="5.832cm" svg:y2="2.579cm" draw:start-shape="id176" draw:start-glue-point="11" draw:end-shape="id180" draw:end-glue-point="8" svg:d="M5466 3065l366-486" svg:viewBox="0 0 367 487">
          <text:p/>
        </draw:connector>
        <draw:connector draw:style-name="gr12" draw:text-style-name="P11" draw:layer="layout" draw:type="line" svg:x1="6.295cm" svg:y1="3.518cm" svg:x2="6.86cm" svg:y2="2.907cm" draw:start-shape="id178" draw:start-glue-point="11" draw:end-shape="id181" draw:end-glue-point="7" svg:d="M6295 3518l565-611" svg:viewBox="0 0 566 612">
          <text:p/>
        </draw:connector>
        <draw:connector draw:style-name="gr12" draw:text-style-name="P11" draw:layer="layout" draw:type="line" svg:x1="5.019cm" svg:y1="2.308cm" svg:x2="5.561cm" svg:y2="2.308cm" draw:start-shape="id179" draw:start-glue-point="10" draw:end-shape="id180" draw:end-glue-point="6" svg:d="M5019 2308h542" svg:viewBox="0 0 543 1">
          <text:p/>
        </draw:connector>
        <draw:custom-shape draw:style-name="gr32" draw:text-style-name="P3" xml:id="id186" draw:id="id186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7" draw:id="id187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4" draw:id="id184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2" draw:id="id182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5" draw:id="id185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88" draw:id="id188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3" draw:id="id183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9" draw:id="id189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0" draw:id="id190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1" draw:id="id191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1.787cm" svg:y1="4.474cm" svg:x2="12.577cm" svg:y2="5.211cm" draw:start-shape="id182" draw:start-glue-point="9" draw:end-shape="id183" draw:end-glue-point="5" svg:d="M11787 4474l790 737" svg:viewBox="0 0 791 738">
          <text:p/>
        </draw:connector>
        <draw:connector draw:style-name="gr12" draw:text-style-name="P11" draw:layer="layout" draw:type="line" svg:x1="10.528cm" svg:y1="4.553cm" svg:x2="10.528cm" svg:y2="5.185cm" draw:start-shape="id184" draw:start-glue-point="8" draw:end-shape="id185" draw:end-glue-point="0" svg:d="M10528 4553v632" svg:viewBox="0 0 1 633">
          <text:p/>
        </draw:connector>
        <draw:connector draw:style-name="gr12" draw:text-style-name="P11" draw:layer="layout" draw:type="line" svg:x1="10.719cm" svg:y1="3.46cm" svg:x2="11.403cm" svg:y2="4.09cm" draw:start-shape="id186" draw:start-glue-point="9" draw:end-shape="id182" draw:end-glue-point="5" svg:d="M10719 3460l684 630" svg:viewBox="0 0 685 631">
          <text:p/>
        </draw:connector>
        <draw:connector draw:style-name="gr12" draw:text-style-name="P11" draw:layer="layout" draw:type="line" svg:x1="11.403cm" svg:y1="3.46cm" svg:x2="10.72cm" svg:y2="4.09cm" draw:start-shape="id187" draw:start-glue-point="7" draw:end-shape="id184" draw:end-glue-point="11" svg:d="M11403 3460l-683 630" svg:viewBox="0 0 684 631">
          <text:p/>
        </draw:connector>
        <draw:connector draw:style-name="gr12" draw:text-style-name="P11" draw:layer="layout" draw:type="line" svg:x1="10.798cm" svg:y1="3.268cm" svg:x2="11.324cm" svg:y2="3.268cm" draw:start-shape="id186" draw:start-glue-point="10" draw:end-shape="id187" draw:end-glue-point="6" svg:d="M10798 3268h526" svg:viewBox="0 0 527 1">
          <text:p/>
        </draw:connector>
        <draw:connector draw:style-name="gr12" draw:text-style-name="P11" draw:layer="layout" draw:type="line" svg:x1="10.799cm" svg:y1="4.282cm" svg:x2="11.324cm" svg:y2="4.282cm" draw:start-shape="id184" draw:start-glue-point="10" draw:end-shape="id182" draw:end-glue-point="6" svg:d="M10799 4282h525" svg:viewBox="0 0 526 1">
          <text:p/>
        </draw:connector>
        <draw:connector draw:style-name="gr12" draw:text-style-name="P11" draw:layer="layout" draw:type="line" svg:x1="11.595cm" svg:y1="3.539cm" svg:x2="11.595cm" svg:y2="4.011cm" draw:start-shape="id187" draw:start-glue-point="8" draw:end-shape="id182" draw:end-glue-point="4" svg:d="M11595 3539v472" svg:viewBox="0 0 1 473">
          <text:p/>
        </draw:connector>
        <draw:connector draw:style-name="gr12" draw:text-style-name="P11" draw:layer="layout" draw:type="line" svg:x1="10.527cm" svg:y1="3.539cm" svg:x2="10.528cm" svg:y2="4.011cm" draw:start-shape="id186" draw:start-glue-point="8" draw:end-shape="id184" draw:end-glue-point="4" svg:d="M10527 3539l1 472" svg:viewBox="0 0 2 473">
          <text:p/>
        </draw:connector>
        <draw:connector draw:style-name="gr12" draw:text-style-name="P11" draw:layer="layout" draw:type="line" svg:x1="10.257cm" svg:y1="4.282cm" svg:x2="9.678cm" svg:y2="4.282cm" draw:start-shape="id184" draw:start-glue-point="6" draw:end-shape="id188" draw:end-glue-point="10" svg:d="M10257 4282h-579" svg:viewBox="0 0 580 1">
          <text:p/>
        </draw:connector>
        <draw:connector draw:style-name="gr12" draw:text-style-name="P11" draw:layer="layout" draw:type="line" svg:x1="11.787cm" svg:y1="4.09cm" svg:x2="12.232cm" svg:y2="3.913cm" draw:start-shape="id182" draw:start-glue-point="11" draw:end-shape="id189" draw:end-glue-point="7" svg:d="M11787 4090l445-177" svg:viewBox="0 0 446 178">
          <text:p/>
        </draw:connector>
        <draw:connector draw:style-name="gr12" draw:text-style-name="P11" draw:layer="layout" draw:type="line" svg:x1="11.787cm" svg:y1="3.46cm" svg:x2="12.232cm" svg:y2="3.529cm" draw:start-shape="id187" draw:start-glue-point="9" draw:end-shape="id189" draw:end-glue-point="5" svg:d="M11787 3460l445 69" svg:viewBox="0 0 446 70">
          <text:p/>
        </draw:connector>
        <draw:connector draw:style-name="gr12" draw:text-style-name="P11" draw:layer="layout" draw:type="line" svg:x1="11.403cm" svg:y1="3.076cm" svg:x2="11.069cm" svg:y2="2.59cm" draw:start-shape="id187" draw:start-glue-point="5" draw:end-shape="id190" draw:end-glue-point="8" svg:d="M11403 3076l-334-486" svg:viewBox="0 0 335 487">
          <text:p/>
        </draw:connector>
        <draw:connector draw:style-name="gr12" draw:text-style-name="P11" draw:layer="layout" draw:type="line" svg:x1="11.787cm" svg:y1="3.076cm" svg:x2="12.153cm" svg:y2="2.59cm" draw:start-shape="id187" draw:start-glue-point="11" draw:end-shape="id191" draw:end-glue-point="8" svg:d="M11787 3076l366-486" svg:viewBox="0 0 367 487">
          <text:p/>
        </draw:connector>
        <draw:connector draw:style-name="gr12" draw:text-style-name="P11" draw:layer="layout" draw:type="line" svg:x1="11.34cm" svg:y1="2.319cm" svg:x2="11.882cm" svg:y2="2.319cm" draw:start-shape="id190" draw:start-glue-point="10" draw:end-shape="id191" draw:end-glue-point="6" svg:d="M11340 2319h542" svg:viewBox="0 0 543 1">
          <text:p/>
        </draw:connector>
        <draw:custom-shape draw:style-name="gr32" draw:text-style-name="P3" xml:id="id196" draw:id="id196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7" draw:id="id197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4" draw:id="id194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2" draw:id="id192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5" draw:id="id195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93" draw:id="id193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8" draw:id="id198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9" draw:id="id199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0" draw:id="id200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888cm" svg:y1="4.475cm" svg:x2="17.678cm" svg:y2="5.212cm" draw:start-shape="id192" draw:start-glue-point="9" draw:end-shape="id193" draw:end-glue-point="5" svg:d="M16888 4475l790 737" svg:viewBox="0 0 791 738">
          <text:p/>
        </draw:connector>
        <draw:connector draw:style-name="gr12" draw:text-style-name="P11" draw:layer="layout" draw:type="line" svg:x1="15.629cm" svg:y1="4.554cm" svg:x2="15.629cm" svg:y2="5.186cm" draw:start-shape="id194" draw:start-glue-point="8" draw:end-shape="id195" draw:end-glue-point="0" svg:d="M15629 4554v632" svg:viewBox="0 0 1 633">
          <text:p/>
        </draw:connector>
        <draw:connector draw:style-name="gr12" draw:text-style-name="P11" draw:layer="layout" draw:type="line" svg:x1="15.82cm" svg:y1="3.461cm" svg:x2="16.504cm" svg:y2="4.091cm" draw:start-shape="id196" draw:start-glue-point="9" draw:end-shape="id192" draw:end-glue-point="5" svg:d="M15820 3461l684 630" svg:viewBox="0 0 685 631">
          <text:p/>
        </draw:connector>
        <draw:connector draw:style-name="gr12" draw:text-style-name="P11" draw:layer="layout" draw:type="line" svg:x1="16.504cm" svg:y1="3.461cm" svg:x2="15.821cm" svg:y2="4.091cm" draw:start-shape="id197" draw:start-glue-point="7" draw:end-shape="id194" draw:end-glue-point="11" svg:d="M16504 3461l-683 630" svg:viewBox="0 0 684 631">
          <text:p/>
        </draw:connector>
        <draw:connector draw:style-name="gr12" draw:text-style-name="P11" draw:layer="layout" draw:type="line" svg:x1="15.899cm" svg:y1="3.269cm" svg:x2="16.425cm" svg:y2="3.269cm" draw:start-shape="id196" draw:start-glue-point="10" draw:end-shape="id197" draw:end-glue-point="6" svg:d="M15899 3269h526" svg:viewBox="0 0 527 1">
          <text:p/>
        </draw:connector>
        <draw:connector draw:style-name="gr12" draw:text-style-name="P11" draw:layer="layout" draw:type="line" svg:x1="15.9cm" svg:y1="4.283cm" svg:x2="16.425cm" svg:y2="4.283cm" draw:start-shape="id194" draw:start-glue-point="10" draw:end-shape="id192" draw:end-glue-point="6" svg:d="M15900 4283h525" svg:viewBox="0 0 526 1">
          <text:p/>
        </draw:connector>
        <draw:connector draw:style-name="gr12" draw:text-style-name="P11" draw:layer="layout" draw:type="line" svg:x1="16.696cm" svg:y1="3.54cm" svg:x2="16.696cm" svg:y2="4.012cm" draw:start-shape="id197" draw:start-glue-point="8" draw:end-shape="id192" draw:end-glue-point="4" svg:d="M16696 3540v472" svg:viewBox="0 0 1 473">
          <text:p/>
        </draw:connector>
        <draw:connector draw:style-name="gr12" draw:text-style-name="P11" draw:layer="layout" draw:type="line" svg:x1="15.628cm" svg:y1="3.54cm" svg:x2="15.629cm" svg:y2="4.012cm" draw:start-shape="id196" draw:start-glue-point="8" draw:end-shape="id194" draw:end-glue-point="4" svg:d="M15628 3540l1 472" svg:viewBox="0 0 2 473">
          <text:p/>
        </draw:connector>
        <draw:connector draw:style-name="gr12" draw:text-style-name="P11" draw:layer="layout" draw:type="line" svg:x1="16.888cm" svg:y1="4.091cm" svg:x2="17.333cm" svg:y2="3.914cm" draw:start-shape="id192" draw:start-glue-point="11" draw:end-shape="id198" draw:end-glue-point="7" svg:d="M16888 4091l445-177" svg:viewBox="0 0 446 178">
          <text:p/>
        </draw:connector>
        <draw:connector draw:style-name="gr12" draw:text-style-name="P11" draw:layer="layout" draw:type="line" svg:x1="16.888cm" svg:y1="3.461cm" svg:x2="17.333cm" svg:y2="3.53cm" draw:start-shape="id197" draw:start-glue-point="9" draw:end-shape="id198" draw:end-glue-point="5" svg:d="M16888 3461l445 69" svg:viewBox="0 0 446 70">
          <text:p/>
        </draw:connector>
        <draw:connector draw:style-name="gr12" draw:text-style-name="P11" draw:layer="layout" draw:type="line" svg:x1="16.504cm" svg:y1="3.077cm" svg:x2="16.17cm" svg:y2="2.591cm" draw:start-shape="id197" draw:start-glue-point="5" draw:end-shape="id199" draw:end-glue-point="8" svg:d="M16504 3077l-334-486" svg:viewBox="0 0 335 487">
          <text:p/>
        </draw:connector>
        <draw:connector draw:style-name="gr12" draw:text-style-name="P11" draw:layer="layout" draw:type="line" svg:x1="16.888cm" svg:y1="3.077cm" svg:x2="17.254cm" svg:y2="2.591cm" draw:start-shape="id197" draw:start-glue-point="11" draw:end-shape="id200" draw:end-glue-point="8" svg:d="M16888 3077l366-486" svg:viewBox="0 0 367 487">
          <text:p/>
        </draw:connector>
        <draw:connector draw:style-name="gr12" draw:text-style-name="P11" draw:layer="layout" draw:type="line" svg:x1="16.441cm" svg:y1="2.32cm" svg:x2="16.983cm" svg:y2="2.32cm" draw:start-shape="id199" draw:start-glue-point="10" draw:end-shape="id200" draw:end-glue-point="6" svg:d="M16441 2320h542" svg:viewBox="0 0 543 1">
          <text:p/>
        </draw:connector>
        <draw:custom-shape draw:style-name="gr32" draw:text-style-name="P3" xml:id="id203" draw:id="id203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5" draw:id="id205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1" draw:id="id201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4" draw:id="id204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02" draw:id="id202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6" draw:id="id206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7" draw:id="id207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8" draw:id="id208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1.53cm" svg:y1="4.555cm" svg:x2="21.53cm" svg:y2="5.187cm" draw:start-shape="id201" draw:start-glue-point="8" draw:end-shape="id202" draw:end-glue-point="0" svg:d="M21530 4555v632" svg:viewBox="0 0 1 633">
          <text:p/>
        </draw:connector>
        <draw:connector draw:style-name="gr12" draw:text-style-name="P11" draw:layer="layout" draw:type="line" svg:x1="21.721cm" svg:y1="3.462cm" svg:x2="22.405cm" svg:y2="4.092cm" draw:start-shape="id203" draw:start-glue-point="9" draw:end-shape="id204" draw:end-glue-point="5" svg:d="M21721 3462l684 630" svg:viewBox="0 0 685 631">
          <text:p/>
        </draw:connector>
        <draw:connector draw:style-name="gr12" draw:text-style-name="P11" draw:layer="layout" draw:type="line" svg:x1="22.405cm" svg:y1="3.462cm" svg:x2="21.722cm" svg:y2="4.092cm" draw:start-shape="id205" draw:start-glue-point="7" draw:end-shape="id201" draw:end-glue-point="11" svg:d="M22405 3462l-683 630" svg:viewBox="0 0 684 631">
          <text:p/>
        </draw:connector>
        <draw:connector draw:style-name="gr12" draw:text-style-name="P11" draw:layer="layout" draw:type="line" svg:x1="21.8cm" svg:y1="3.27cm" svg:x2="22.326cm" svg:y2="3.27cm" draw:start-shape="id203" draw:start-glue-point="10" draw:end-shape="id205" draw:end-glue-point="6" svg:d="M21800 3270h526" svg:viewBox="0 0 527 1">
          <text:p/>
        </draw:connector>
        <draw:connector draw:style-name="gr12" draw:text-style-name="P11" draw:layer="layout" draw:type="line" svg:x1="21.801cm" svg:y1="4.284cm" svg:x2="22.326cm" svg:y2="4.284cm" draw:start-shape="id201" draw:start-glue-point="10" draw:end-shape="id204" draw:end-glue-point="6" svg:d="M21801 4284h525" svg:viewBox="0 0 526 1">
          <text:p/>
        </draw:connector>
        <draw:connector draw:style-name="gr12" draw:text-style-name="P11" draw:layer="layout" draw:type="line" svg:x1="22.597cm" svg:y1="3.541cm" svg:x2="22.597cm" svg:y2="4.013cm" draw:start-shape="id205" draw:start-glue-point="8" draw:end-shape="id204" draw:end-glue-point="4" svg:d="M22597 3541v472" svg:viewBox="0 0 1 473">
          <text:p/>
        </draw:connector>
        <draw:connector draw:style-name="gr12" draw:text-style-name="P11" draw:layer="layout" draw:type="line" svg:x1="21.529cm" svg:y1="3.541cm" svg:x2="21.53cm" svg:y2="4.013cm" draw:start-shape="id203" draw:start-glue-point="8" draw:end-shape="id201" draw:end-glue-point="4" svg:d="M21529 3541l1 472" svg:viewBox="0 0 2 473">
          <text:p/>
        </draw:connector>
        <draw:connector draw:style-name="gr12" draw:text-style-name="P11" draw:layer="layout" draw:type="line" svg:x1="22.789cm" svg:y1="4.092cm" svg:x2="23.234cm" svg:y2="3.915cm" draw:start-shape="id204" draw:start-glue-point="11" draw:end-shape="id206" draw:end-glue-point="7" svg:d="M22789 4092l445-177" svg:viewBox="0 0 446 178">
          <text:p/>
        </draw:connector>
        <draw:connector draw:style-name="gr12" draw:text-style-name="P11" draw:layer="layout" draw:type="line" svg:x1="22.789cm" svg:y1="3.462cm" svg:x2="23.234cm" svg:y2="3.531cm" draw:start-shape="id205" draw:start-glue-point="9" draw:end-shape="id206" draw:end-glue-point="5" svg:d="M22789 3462l445 69" svg:viewBox="0 0 446 70">
          <text:p/>
        </draw:connector>
        <draw:connector draw:style-name="gr12" draw:text-style-name="P11" draw:layer="layout" draw:type="line" svg:x1="22.405cm" svg:y1="3.078cm" svg:x2="22.071cm" svg:y2="2.592cm" draw:start-shape="id205" draw:start-glue-point="5" draw:end-shape="id207" draw:end-glue-point="8" svg:d="M22405 3078l-334-486" svg:viewBox="0 0 335 487">
          <text:p/>
        </draw:connector>
        <draw:connector draw:style-name="gr12" draw:text-style-name="P11" draw:layer="layout" draw:type="line" svg:x1="22.789cm" svg:y1="3.078cm" svg:x2="23.155cm" svg:y2="2.592cm" draw:start-shape="id205" draw:start-glue-point="11" draw:end-shape="id208" draw:end-glue-point="8" svg:d="M22789 3078l366-486" svg:viewBox="0 0 367 487">
          <text:p/>
        </draw:connector>
        <draw:connector draw:style-name="gr12" draw:text-style-name="P11" draw:layer="layout" draw:type="line" svg:x1="22.342cm" svg:y1="2.321cm" svg:x2="22.884cm" svg:y2="2.321cm" draw:start-shape="id207" draw:start-glue-point="10" draw:end-shape="id208" draw:end-glue-point="6" svg:d="M22342 2321h542" svg:viewBox="0 0 543 1">
          <text:p/>
        </draw:connector>
        <draw:custom-shape draw:style-name="gr32" draw:text-style-name="P3" xml:id="id209" draw:id="id209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1" draw:id="id211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2" draw:id="id212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0" draw:id="id210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3" draw:id="id213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4" draw:id="id214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15" draw:id="id215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4.374cm" svg:y1="9.104cm" svg:x2="5.058cm" svg:y2="9.734cm" draw:start-shape="id209" draw:start-glue-point="9" draw:end-shape="id210" draw:end-glue-point="5" svg:d="M4374 9104l684 630" svg:viewBox="0 0 685 631">
          <text:p/>
        </draw:connector>
        <draw:connector draw:style-name="gr12" draw:text-style-name="P11" draw:layer="layout" draw:type="line" svg:x1="5.058cm" svg:y1="9.104cm" svg:x2="4.375cm" svg:y2="9.734cm" draw:start-shape="id211" draw:start-glue-point="7" draw:end-shape="id212" draw:end-glue-point="11" svg:d="M5058 9104l-683 630" svg:viewBox="0 0 684 631">
          <text:p/>
        </draw:connector>
        <draw:connector draw:style-name="gr12" draw:text-style-name="P11" draw:layer="layout" draw:type="line" svg:x1="4.453cm" svg:y1="8.912cm" svg:x2="4.979cm" svg:y2="8.912cm" draw:start-shape="id209" draw:start-glue-point="10" draw:end-shape="id211" draw:end-glue-point="6" svg:d="M4453 8912h526" svg:viewBox="0 0 527 1">
          <text:p/>
        </draw:connector>
        <draw:connector draw:style-name="gr12" draw:text-style-name="P11" draw:layer="layout" draw:type="line" svg:x1="4.454cm" svg:y1="9.926cm" svg:x2="4.979cm" svg:y2="9.926cm" draw:start-shape="id212" draw:start-glue-point="10" draw:end-shape="id210" draw:end-glue-point="6" svg:d="M4454 9926h525" svg:viewBox="0 0 526 1">
          <text:p/>
        </draw:connector>
        <draw:connector draw:style-name="gr12" draw:text-style-name="P11" draw:layer="layout" draw:type="line" svg:x1="5.25cm" svg:y1="9.183cm" svg:x2="5.25cm" svg:y2="9.655cm" draw:start-shape="id211" draw:start-glue-point="8" draw:end-shape="id210" draw:end-glue-point="4" svg:d="M5250 9183v472" svg:viewBox="0 0 1 473">
          <text:p/>
        </draw:connector>
        <draw:connector draw:style-name="gr12" draw:text-style-name="P11" draw:layer="layout" draw:type="line" svg:x1="4.182cm" svg:y1="9.183cm" svg:x2="4.183cm" svg:y2="9.655cm" draw:start-shape="id209" draw:start-glue-point="8" draw:end-shape="id212" draw:end-glue-point="4" svg:d="M4182 9183l1 472" svg:viewBox="0 0 2 473">
          <text:p/>
        </draw:connector>
        <draw:connector draw:style-name="gr12" draw:text-style-name="P11" draw:layer="layout" draw:type="line" svg:x1="5.442cm" svg:y1="9.734cm" svg:x2="5.887cm" svg:y2="9.557cm" draw:start-shape="id210" draw:start-glue-point="11" draw:end-shape="id213" draw:end-glue-point="7" svg:d="M5442 9734l445-177" svg:viewBox="0 0 446 178">
          <text:p/>
        </draw:connector>
        <draw:connector draw:style-name="gr12" draw:text-style-name="P11" draw:layer="layout" draw:type="line" svg:x1="5.442cm" svg:y1="9.104cm" svg:x2="5.887cm" svg:y2="9.173cm" draw:start-shape="id211" draw:start-glue-point="9" draw:end-shape="id213" draw:end-glue-point="5" svg:d="M5442 9104l445 69" svg:viewBox="0 0 446 70">
          <text:p/>
        </draw:connector>
        <draw:connector draw:style-name="gr12" draw:text-style-name="P11" draw:layer="layout" draw:type="line" svg:x1="5.058cm" svg:y1="8.72cm" svg:x2="4.724cm" svg:y2="8.234cm" draw:start-shape="id211" draw:start-glue-point="5" draw:end-shape="id214" draw:end-glue-point="8" svg:d="M5058 8720l-334-486" svg:viewBox="0 0 335 487">
          <text:p/>
        </draw:connector>
        <draw:connector draw:style-name="gr12" draw:text-style-name="P11" draw:layer="layout" draw:type="line" svg:x1="5.442cm" svg:y1="8.72cm" svg:x2="5.808cm" svg:y2="8.234cm" draw:start-shape="id211" draw:start-glue-point="11" draw:end-shape="id215" draw:end-glue-point="8" svg:d="M5442 8720l366-486" svg:viewBox="0 0 367 487">
          <text:p/>
        </draw:connector>
        <draw:connector draw:style-name="gr12" draw:text-style-name="P11" draw:layer="layout" draw:type="line" svg:x1="4.995cm" svg:y1="7.963cm" svg:x2="5.537cm" svg:y2="7.963cm" draw:start-shape="id214" draw:start-glue-point="10" draw:end-shape="id215" draw:end-glue-point="6" svg:d="M4995 7963h542" svg:viewBox="0 0 543 1">
          <text:p/>
        </draw:connector>
        <draw:custom-shape draw:style-name="gr32" draw:text-style-name="P3" xml:id="id216" draw:id="id216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8" draw:id="id218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9" draw:id="id219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7" draw:id="id217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0" draw:id="id220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21" draw:id="id221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47cm" svg:y1="9.147cm" svg:x2="11.154cm" svg:y2="9.777cm" draw:start-shape="id216" draw:start-glue-point="9" draw:end-shape="id217" draw:end-glue-point="5" svg:d="M10470 9147l684 630" svg:viewBox="0 0 685 631">
          <text:p/>
        </draw:connector>
        <draw:connector draw:style-name="gr12" draw:text-style-name="P11" draw:layer="layout" draw:type="line" svg:x1="11.154cm" svg:y1="9.147cm" svg:x2="10.471cm" svg:y2="9.777cm" draw:start-shape="id218" draw:start-glue-point="7" draw:end-shape="id219" draw:end-glue-point="11" svg:d="M11154 9147l-683 630" svg:viewBox="0 0 684 631">
          <text:p/>
        </draw:connector>
        <draw:connector draw:style-name="gr12" draw:text-style-name="P11" draw:layer="layout" draw:type="line" svg:x1="10.549cm" svg:y1="8.955cm" svg:x2="11.075cm" svg:y2="8.955cm" draw:start-shape="id216" draw:start-glue-point="10" draw:end-shape="id218" draw:end-glue-point="6" svg:d="M10549 8955h526" svg:viewBox="0 0 527 1">
          <text:p/>
        </draw:connector>
        <draw:connector draw:style-name="gr12" draw:text-style-name="P11" draw:layer="layout" draw:type="line" svg:x1="10.55cm" svg:y1="9.969cm" svg:x2="11.075cm" svg:y2="9.969cm" draw:start-shape="id219" draw:start-glue-point="10" draw:end-shape="id217" draw:end-glue-point="6" svg:d="M10550 9969h525" svg:viewBox="0 0 526 1">
          <text:p/>
        </draw:connector>
        <draw:connector draw:style-name="gr12" draw:text-style-name="P11" draw:layer="layout" draw:type="line" svg:x1="11.346cm" svg:y1="9.226cm" svg:x2="11.346cm" svg:y2="9.698cm" draw:start-shape="id218" draw:start-glue-point="8" draw:end-shape="id217" draw:end-glue-point="4" svg:d="M11346 9226v472" svg:viewBox="0 0 1 473">
          <text:p/>
        </draw:connector>
        <draw:connector draw:style-name="gr12" draw:text-style-name="P11" draw:layer="layout" draw:type="line" svg:x1="10.278cm" svg:y1="9.226cm" svg:x2="10.279cm" svg:y2="9.698cm" draw:start-shape="id216" draw:start-glue-point="8" draw:end-shape="id219" draw:end-glue-point="4" svg:d="M10278 9226l1 472" svg:viewBox="0 0 2 473">
          <text:p/>
        </draw:connector>
        <draw:connector draw:style-name="gr12" draw:text-style-name="P11" draw:layer="layout" draw:type="line" svg:x1="11.538cm" svg:y1="9.777cm" svg:x2="11.983cm" svg:y2="9.6cm" draw:start-shape="id217" draw:start-glue-point="11" draw:end-shape="id220" draw:end-glue-point="7" svg:d="M11538 9777l445-177" svg:viewBox="0 0 446 178">
          <text:p/>
        </draw:connector>
        <draw:connector draw:style-name="gr12" draw:text-style-name="P11" draw:layer="layout" draw:type="line" svg:x1="11.538cm" svg:y1="9.147cm" svg:x2="11.983cm" svg:y2="9.216cm" draw:start-shape="id218" draw:start-glue-point="9" draw:end-shape="id220" draw:end-glue-point="5" svg:d="M11538 9147l445 69" svg:viewBox="0 0 446 70">
          <text:p/>
        </draw:connector>
        <draw:connector draw:style-name="gr12" draw:text-style-name="P11" draw:layer="layout" draw:type="line" svg:x1="11.154cm" svg:y1="8.763cm" svg:x2="10.82cm" svg:y2="8.277cm" draw:start-shape="id218" draw:start-glue-point="5" draw:end-shape="id221" draw:end-glue-point="8" svg:d="M11154 8763l-334-486" svg:viewBox="0 0 335 487">
          <text:p/>
        </draw:connector>
        <draw:custom-shape draw:style-name="gr32" draw:text-style-name="P3" xml:id="id222" draw:id="id222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4" draw:id="id224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5" draw:id="id225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3" draw:id="id223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26" draw:id="id226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071cm" svg:y1="9.148cm" svg:x2="16.755cm" svg:y2="9.778cm" draw:start-shape="id222" draw:start-glue-point="9" draw:end-shape="id223" draw:end-glue-point="5" svg:d="M16071 9148l684 630" svg:viewBox="0 0 685 631">
          <text:p/>
        </draw:connector>
        <draw:connector draw:style-name="gr12" draw:text-style-name="P11" draw:layer="layout" draw:type="line" svg:x1="16.755cm" svg:y1="9.148cm" svg:x2="16.072cm" svg:y2="9.778cm" draw:start-shape="id224" draw:start-glue-point="7" draw:end-shape="id225" draw:end-glue-point="11" svg:d="M16755 9148l-683 630" svg:viewBox="0 0 684 631">
          <text:p/>
        </draw:connector>
        <draw:connector draw:style-name="gr12" draw:text-style-name="P11" draw:layer="layout" draw:type="line" svg:x1="16.15cm" svg:y1="8.956cm" svg:x2="16.676cm" svg:y2="8.956cm" draw:start-shape="id222" draw:start-glue-point="10" draw:end-shape="id224" draw:end-glue-point="6" svg:d="M16150 8956h526" svg:viewBox="0 0 527 1">
          <text:p/>
        </draw:connector>
        <draw:connector draw:style-name="gr12" draw:text-style-name="P11" draw:layer="layout" draw:type="line" svg:x1="16.151cm" svg:y1="9.97cm" svg:x2="16.676cm" svg:y2="9.97cm" draw:start-shape="id225" draw:start-glue-point="10" draw:end-shape="id223" draw:end-glue-point="6" svg:d="M16151 9970h525" svg:viewBox="0 0 526 1">
          <text:p/>
        </draw:connector>
        <draw:connector draw:style-name="gr12" draw:text-style-name="P11" draw:layer="layout" draw:type="line" svg:x1="16.947cm" svg:y1="9.227cm" svg:x2="16.947cm" svg:y2="9.699cm" draw:start-shape="id224" draw:start-glue-point="8" draw:end-shape="id223" draw:end-glue-point="4" svg:d="M16947 9227v472" svg:viewBox="0 0 1 473">
          <text:p/>
        </draw:connector>
        <draw:connector draw:style-name="gr12" draw:text-style-name="P11" draw:layer="layout" draw:type="line" svg:x1="15.879cm" svg:y1="9.227cm" svg:x2="15.88cm" svg:y2="9.699cm" draw:start-shape="id222" draw:start-glue-point="8" draw:end-shape="id225" draw:end-glue-point="4" svg:d="M15879 9227l1 472" svg:viewBox="0 0 2 473">
          <text:p/>
        </draw:connector>
        <draw:connector draw:style-name="gr12" draw:text-style-name="P11" draw:layer="layout" draw:type="line" svg:x1="17.139cm" svg:y1="9.778cm" svg:x2="17.584cm" svg:y2="9.601cm" draw:start-shape="id223" draw:start-glue-point="11" draw:end-shape="id226" draw:end-glue-point="7" svg:d="M17139 9778l445-177" svg:viewBox="0 0 446 178">
          <text:p/>
        </draw:connector>
        <draw:connector draw:style-name="gr12" draw:text-style-name="P11" draw:layer="layout" draw:type="line" svg:x1="17.139cm" svg:y1="9.148cm" svg:x2="17.584cm" svg:y2="9.217cm" draw:start-shape="id224" draw:start-glue-point="9" draw:end-shape="id226" draw:end-glue-point="5" svg:d="M17139 9148l445 69" svg:viewBox="0 0 446 70">
          <text:p/>
        </draw:connector>
        <draw:custom-shape draw:style-name="gr32" draw:text-style-name="P3" xml:id="id227" draw:id="id227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9" draw:id="id229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30" draw:id="id230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28" draw:id="id228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2.372cm" svg:y1="9.149cm" svg:x2="23.056cm" svg:y2="9.779cm" draw:start-shape="id227" draw:start-glue-point="9" draw:end-shape="id228" draw:end-glue-point="5" svg:d="M22372 9149l684 630" svg:viewBox="0 0 685 631">
          <text:p/>
        </draw:connector>
        <draw:connector draw:style-name="gr12" draw:text-style-name="P11" draw:layer="layout" draw:type="line" svg:x1="23.056cm" svg:y1="9.149cm" svg:x2="22.373cm" svg:y2="9.779cm" draw:start-shape="id229" draw:start-glue-point="7" draw:end-shape="id230" draw:end-glue-point="11" svg:d="M23056 9149l-683 630" svg:viewBox="0 0 684 631">
          <text:p/>
        </draw:connector>
        <draw:connector draw:style-name="gr12" draw:text-style-name="P11" draw:layer="layout" draw:type="line" svg:x1="22.451cm" svg:y1="8.957cm" svg:x2="22.977cm" svg:y2="8.957cm" draw:start-shape="id227" draw:start-glue-point="10" draw:end-shape="id229" draw:end-glue-point="6" svg:d="M22451 8957h526" svg:viewBox="0 0 527 1">
          <text:p/>
        </draw:connector>
        <draw:connector draw:style-name="gr12" draw:text-style-name="P11" draw:layer="layout" draw:type="line" svg:x1="22.452cm" svg:y1="9.971cm" svg:x2="22.977cm" svg:y2="9.971cm" draw:start-shape="id230" draw:start-glue-point="10" draw:end-shape="id228" draw:end-glue-point="6" svg:d="M22452 9971h525" svg:viewBox="0 0 526 1">
          <text:p/>
        </draw:connector>
        <draw:connector draw:style-name="gr12" draw:text-style-name="P11" draw:layer="layout" draw:type="line" svg:x1="23.248cm" svg:y1="9.228cm" svg:x2="23.248cm" svg:y2="9.7cm" draw:start-shape="id229" draw:start-glue-point="8" draw:end-shape="id228" draw:end-glue-point="4" svg:d="M23248 9228v472" svg:viewBox="0 0 1 473">
          <text:p/>
        </draw:connector>
        <draw:connector draw:style-name="gr12" draw:text-style-name="P11" draw:layer="layout" draw:type="line" svg:x1="22.18cm" svg:y1="9.228cm" svg:x2="22.181cm" svg:y2="9.7cm" draw:start-shape="id227" draw:start-glue-point="8" draw:end-shape="id230" draw:end-glue-point="4" svg:d="M22180 9228l1 472" svg:viewBox="0 0 2 473">
          <text:p/>
        </draw:connector>
        <draw:custom-shape draw:style-name="gr32" draw:text-style-name="P3" xml:id="id233" draw:id="id233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31" draw:id="id231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32" draw:id="id232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125cm" svg:y1="12.815cm" svg:x2="4.442cm" svg:y2="13.445cm" draw:start-shape="id231" draw:start-glue-point="7" draw:end-shape="id232" draw:end-glue-point="11" svg:d="M5125 12815l-683 630" svg:viewBox="0 0 684 631">
          <text:p/>
        </draw:connector>
        <draw:connector draw:style-name="gr12" draw:text-style-name="P11" draw:layer="layout" draw:type="line" svg:x1="4.52cm" svg:y1="12.623cm" svg:x2="5.046cm" svg:y2="12.623cm" draw:start-shape="id233" draw:start-glue-point="10" draw:end-shape="id231" draw:end-glue-point="6" svg:d="M4520 12623h526" svg:viewBox="0 0 527 1">
          <text:p/>
        </draw:connector>
        <draw:connector draw:style-name="gr12" draw:text-style-name="P11" draw:layer="layout" draw:type="line" svg:x1="4.249cm" svg:y1="12.894cm" svg:x2="4.25cm" svg:y2="13.366cm" draw:start-shape="id233" draw:start-glue-point="8" draw:end-shape="id232" draw:end-glue-point="4" svg:d="M4249 12894l1 472" svg:viewBox="0 0 2 473">
          <text:p/>
        </draw:connector>
        <draw:custom-shape draw:style-name="gr32" draw:text-style-name="P3" xml:id="id234" draw:id="id234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35" draw:id="id235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685cm" svg:y1="12.862cm" svg:x2="10.686cm" svg:y2="13.334cm" draw:start-shape="id234" draw:start-glue-point="8" draw:end-shape="id235" draw:end-glue-point="4" svg:d="M10685 12862l1 472" svg:viewBox="0 0 2 473">
          <text:p/>
        </draw:connector>
        <draw:custom-shape draw:style-name="gr33" draw:text-style-name="P23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3" draw:layer="layout" svg:width="3.69cm" svg:height="0.962cm" svg:x="3.556cm" svg:y="6.235cm">
          <draw:text-box>
            <text:p>15/11=1.36</text:p>
          </draw:text-box>
        </draw:frame>
        <draw:frame draw:style-name="gr36" draw:text-style-name="P13" draw:layer="layout" svg:width="3.69cm" svg:height="0.962cm" svg:x="9.756cm" svg:y="6.235cm">
          <draw:text-box>
            <text:p>14/10=1.40</text:p>
          </draw:text-box>
        </draw:frame>
        <draw:frame draw:style-name="gr37" draw:text-style-name="P13" draw:layer="layout" svg:width="3.338cm" svg:height="0.962cm" svg:x="15.256cm" svg:y="6.235cm">
          <draw:text-box>
            <text:p>13/9=1.44</text:p>
          </draw:text-box>
        </draw:frame>
        <draw:frame draw:style-name="gr37" draw:text-style-name="P13" draw:layer="layout" svg:width="3.338cm" svg:height="0.962cm" svg:x="21.256cm" svg:y="6.235cm">
          <draw:text-box>
            <text:p>12/8=1.50</text:p>
          </draw:text-box>
        </draw:frame>
        <draw:frame draw:style-name="gr37" draw:text-style-name="P13" draw:layer="layout" svg:width="3.338cm" svg:height="0.962cm" svg:x="3.556cm" svg:y="10.976cm">
          <draw:text-box>
            <text:p>11/7=1.57</text:p>
          </draw:text-box>
        </draw:frame>
        <draw:frame draw:style-name="gr38" draw:text-style-name="P13" draw:layer="layout" svg:width="2.987cm" svg:height="0.962cm" svg:x="9.756cm" svg:y="10.976cm">
          <draw:text-box>
            <text:p>9/6=1.50</text:p>
          </draw:text-box>
        </draw:frame>
        <draw:frame draw:style-name="gr38" draw:text-style-name="P13" draw:layer="layout" svg:width="2.987cm" svg:height="0.962cm" svg:x="15.256cm" svg:y="10.976cm">
          <draw:text-box>
            <text:p>8/5=1.60</text:p>
          </draw:text-box>
        </draw:frame>
        <draw:frame draw:style-name="gr38" draw:text-style-name="P13" draw:layer="layout" svg:width="2.987cm" svg:height="0.962cm" svg:x="21.256cm" svg:y="10.976cm">
          <draw:text-box>
            <text:p>6/4=1.50</text:p>
          </draw:text-box>
        </draw:frame>
        <draw:frame draw:style-name="gr38" draw:text-style-name="P13" draw:layer="layout" svg:width="2.987cm" svg:height="0.962cm" svg:x="3.556cm" svg:y="14.532cm">
          <draw:text-box>
            <text:p>3/3=1.00</text:p>
          </draw:text-box>
        </draw:frame>
        <draw:frame draw:style-name="gr38" draw:text-style-name="P13" draw:layer="layout" svg:width="2.987cm" svg:height="0.962cm" svg:x="9.756cm" svg:y="14.532cm">
          <draw:text-box>
            <text:p>1/2=0.50</text:p>
          </draw:text-box>
        </draw:frame>
        <draw:frame draw:style-name="gr38" draw:text-style-name="P13" draw:layer="layout" svg:width="2.987cm" svg:height="0.962cm" svg:x="15.256cm" svg:y="14.532cm">
          <draw:text-box>
            <text:p>0/1=0.00</text:p>
          </draw:text-box>
        </draw:frame>
        <draw:frame draw:style-name="gr39" draw:text-style-name="P24" draw:layer="layout" svg:width="2.301cm" svg:height="0.962cm" svg:x="22.083cm" svg:y="13.716cm">
          <draw:text-box>
            <text:p><text:span text:style-name="T20">D</text:span><text:span text:style-name="T20">o</text:span><text:span text:style-name="T20">ne</text:span><text:span text:style-name="T20">!</text:span></text:p>
          </draw:text-box>
        </draw:frame>
        <draw:custom-shape draw:style-name="gr40" draw:text-style-name="P11" draw:layer="layout" svg:width="4.318cm" svg:height="3.402cm" svg:x="14.47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3.782cm" svg:x="1.225cm" svg:y="6.096cm" presentation:class="title" presentation:user-transformed="true">
          <draw:text-box>
            <text:p>Advanced materials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2.794cm" svg:x="1.399cm" svg:y="0cm" presentation:class="title" presentation:user-transformed="true">
          <draw:text-box>
            <text:p>Approximation guarantee</text:p>
          </draw:text-box>
        </draw:frame>
        <draw:frame presentation:style-name="pr8" draw:layer="layout" svg:width="25.199cm" svg:height="10.358cm" svg:x="1.4cm" svg:y="2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<text:span text:style-name="T21">density(</text:span><text:span text:style-name="T22">S</text:span><text:span text:style-name="T23">*</text:span><text:span text:style-name="T24">) = </text:span><text:span text:style-name="T25">λ = </text:span><text:span text:style-name="T26">|e(</text:span><text:span text:style-name="T22">S</text:span><text:span text:style-name="T27">*</text:span><text:span text:style-name="T26">)| / |</text:span><text:span text:style-name="T22">S</text:span><text:span text:style-name="T28">*</text:span><text:span text:style-name="T29">|</text:span></text:p>
              </text:list-item>
              <text:list-item>
                <text:p><text:span text:style-name="T30">For all v in S*, deg(v) &gt;= λ, because</text:span></text:p>
                <text:list>
                  <text:list-header>
                    <text:p><text:span text:style-name="T30"/></text:p>
                  </text:list-header>
                </text:list>
              </text:list-item>
            </text:list>
          </draw:text-box>
        </draw:frame>
        <draw:line draw:style-name="gr41" draw:text-style-name="P11" draw:layer="layout" svg:x1="8.89cm" svg:y1="12.954cm" svg:x2="8.89cm" svg:y2="11.365cm">
          <text:p/>
        </draw:line>
        <draw:frame draw:style-name="gr10" draw:text-style-name="P13" draw:layer="layout" svg:width="8.636cm" svg:height="0.962cm" svg:x="5.334cm" svg:y="13.2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5" draw:text-style-name="P9" draw:layer="layout" svg:width="17.653cm" svg:height="2.326cm" svg:x="5.237cm" svg:y="9.038cm" svg:viewBox="0 0 17654 2327" draw:points="8828,2327 0,2327 0,0 17654,0 17654,2327">
            <text:p/>
          </draw:polygon>
          <draw:path draw:style-name="gr6" draw:text-style-name="P10" draw:layer="layout" svg:width="0.041cm" svg:height="0.985cm" svg:x="5.355cm" svg:y="9.03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5.55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6.066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6.402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7.074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231cm" svg:height="0.985cm" svg:x="7.519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7.964cm" svg:y="9.038cm" svg:viewBox="0 0 42 986" svg:d="M42 36c0-19 0-36-20-36-22 0-22 17-22 36v916c0 17 0 34 22 34 20 0 20-17 20-34z">
            <text:p/>
          </draw:path>
          <draw:polygon draw:style-name="gr6" draw:text-style-name="P10" draw:layer="layout" svg:width="2.886cm" svg:height="0.041cm" svg:x="5.237cm" svg:y="10.175cm" svg:viewBox="0 0 2887 42" draw:points="1442,42 0,42 0,0 2887,0 2887,42">
            <text:p/>
          </draw:polygon>
          <draw:path draw:style-name="gr6" draw:text-style-name="P10" draw:layer="layout" svg:width="0.041cm" svg:height="0.985cm" svg:x="5.965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6.172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6.84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041cm" svg:height="0.985cm" svg:x="7.351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763cm" svg:x="8.594cm" svg:y="9.8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6" draw:text-style-name="P10" draw:layer="layout" svg:width="0.041cm" svg:height="0.985cm" svg:x="9.784cm" svg:y="9.03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9.98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10.498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10.834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1.503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385cm" svg:height="0.985cm" svg:x="11.949cm" svg:y="9.038cm" svg:viewBox="0 0 386 986" svg:d="M342 963c5 14 11 23 25 23 11 0 19-9 19-20 0 0 0-3-5-14l-339-930c-6-16-8-22-22-22-12 0-20 8-20 20 0 2 0 2 6 16z">
            <text:p/>
          </draw:path>
          <draw:path draw:style-name="gr6" draw:text-style-name="P10" draw:layer="layout" svg:width="0.433cm" svg:height="0.447cm" svg:x="12.416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231cm" svg:height="0.985cm" svg:x="12.957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13.399cm" svg:y="9.038cm" svg:viewBox="0 0 42 986" svg:d="M42 36c0-19 0-36-20-36-22 0-22 17-22 36v916c0 17 0 34 22 34 20 0 20-17 20-34z">
            <text:p/>
          </draw:path>
          <draw:polygon draw:style-name="gr6" draw:text-style-name="P10" draw:layer="layout" svg:width="3.888cm" svg:height="0.041cm" svg:x="9.669cm" svg:y="10.175cm" svg:viewBox="0 0 3889 42" draw:points="1946,42 0,42 0,0 3889,0 3889,42">
            <text:p/>
          </draw:polygon>
          <draw:path draw:style-name="gr6" draw:text-style-name="P10" draw:layer="layout" svg:width="0.041cm" svg:height="0.985cm" svg:x="10.397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10.605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1.27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385cm" svg:height="0.985cm" svg:x="11.719cm" svg:y="10.379cm" svg:viewBox="0 0 386 986" svg:d="M342 963c5 14 11 23 25 23 11 0 19-9 19-20 0 0 0-3-5-14l-339-930c-6-16-8-22-22-22-12 0-20 8-20 20 0 2 0 2 6 16z">
            <text:p/>
          </draw:path>
          <draw:path draw:style-name="gr6" draw:text-style-name="P10" draw:layer="layout" svg:width="0.433cm" svg:height="0.447cm" svg:x="12.187cm" svg:y="10.6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041cm" svg:height="0.985cm" svg:x="12.789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657cm" svg:height="0.231cm" svg:x="14.001cm" svg:y="10.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0" draw:layer="layout" svg:width="0.041cm" svg:height="0.985cm" svg:x="15.222cm" svg:y="9.03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15.423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15.933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16.269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6.938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231cm" svg:height="0.985cm" svg:x="17.386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17.831cm" svg:y="9.038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8.288cm" svg:y="9.511cm" svg:viewBox="0 0 605 42" svg:d="M568 42c17 0 37 0 37-20 0-22-20-22-37-22h-534c-17 0-34 0-34 22 0 20 17 20 34 20z">
            <text:p/>
          </draw:path>
          <draw:path draw:style-name="gr6" draw:text-style-name="P10" draw:layer="layout" svg:width="0.469cm" svg:height="0.696cm" svg:x="19.229cm" svg:y="9.0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6" draw:text-style-name="P10" draw:layer="layout" svg:width="0.38cm" svg:height="0.447cm" svg:x="19.747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453cm" svg:height="0.637cm" svg:x="20.175cm" svg:y="9.3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6" draw:text-style-name="P10" draw:layer="layout" svg:width="0.439cm" svg:height="0.5cm" svg:x="20.682cm" svg:y="9.4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0" draw:layer="layout" svg:width="0.226cm" svg:height="0.215cm" svg:x="21.219cm" svg:y="9.4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6" draw:text-style-name="P10" draw:layer="layout" svg:width="0.231cm" svg:height="0.985cm" svg:x="21.709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433cm" svg:height="0.447cm" svg:x="22.023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231cm" svg:height="0.985cm" svg:x="22.561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0" draw:layer="layout" svg:width="7.786cm" svg:height="0.041cm" svg:x="15.104cm" svg:y="10.175cm" svg:viewBox="0 0 7787 42" draw:points="3895,42 0,42 0,0 7787,0 7787,42">
            <text:p/>
          </draw:polygon>
          <draw:path draw:style-name="gr6" draw:text-style-name="P10" draw:layer="layout" svg:width="0.041cm" svg:height="0.985cm" svg:x="17.437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17.644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8.313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041cm" svg:height="0.985cm" svg:x="18.823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9.279cm" svg:y="10.853cm" svg:viewBox="0 0 605 42" svg:d="M568 42c17 0 37 0 37-20 0-22-20-22-37-22h-534c-17 0-34 0-34 22 0 20 17 20 34 20z">
            <text:p/>
          </draw:path>
          <draw:path draw:style-name="gr6" draw:text-style-name="P10" draw:layer="layout" svg:width="0.327cm" svg:height="0.657cm" svg:x="20.267cm" svg:y="10.4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42" draw:text-style-name="P25" draw:layer="layout" svg:width="19.188cm" svg:height="0.963cm" svg:x="5.958cm" svg:y="14.785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5" draw:text-style-name="P9" draw:layer="layout" svg:width="17.653cm" svg:height="2.326cm" svg:x="5.714cm" svg:y="5.118cm" svg:viewBox="0 0 17654 2327" draw:points="8828,2327 0,2327 0,0 17654,0 17654,2327">
            <text:p/>
          </draw:polygon>
          <draw:path draw:style-name="gr6" draw:text-style-name="P10" draw:layer="layout" svg:width="0.041cm" svg:height="0.985cm" svg:x="5.832cm" svg:y="5.11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6.03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6.543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6.879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7.551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231cm" svg:height="0.985cm" svg:x="7.996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8.441cm" svg:y="5.118cm" svg:viewBox="0 0 42 986" svg:d="M42 36c0-19 0-36-20-36-22 0-22 17-22 36v916c0 17 0 34 22 34 20 0 20-17 20-34z">
            <text:p/>
          </draw:path>
          <draw:polygon draw:style-name="gr6" draw:text-style-name="P10" draw:layer="layout" svg:width="2.886cm" svg:height="0.041cm" svg:x="5.714cm" svg:y="6.255cm" svg:viewBox="0 0 2887 42" draw:points="1442,42 0,42 0,0 2887,0 2887,42">
            <text:p/>
          </draw:polygon>
          <draw:path draw:style-name="gr6" draw:text-style-name="P10" draw:layer="layout" svg:width="0.041cm" svg:height="0.985cm" svg:x="6.442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6.649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7.32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041cm" svg:height="0.985cm" svg:x="7.828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763cm" svg:x="9.071cm" svg:y="5.8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6" draw:text-style-name="P10" draw:layer="layout" svg:width="0.041cm" svg:height="0.985cm" svg:x="10.261cm" svg:y="5.11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10.46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10.975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11.311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1.98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385cm" svg:height="0.985cm" svg:x="12.426cm" svg:y="5.118cm" svg:viewBox="0 0 386 986" svg:d="M342 963c5 14 11 23 25 23 11 0 19-9 19-20 0 0 0-3-5-14l-339-930c-6-16-8-22-22-22-12 0-20 8-20 20 0 2 0 2 6 16z">
            <text:p/>
          </draw:path>
          <draw:path draw:style-name="gr6" draw:text-style-name="P10" draw:layer="layout" svg:width="0.433cm" svg:height="0.447cm" svg:x="12.893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231cm" svg:height="0.985cm" svg:x="13.434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13.876cm" svg:y="5.118cm" svg:viewBox="0 0 42 986" svg:d="M42 36c0-19 0-36-20-36-22 0-22 17-22 36v916c0 17 0 34 22 34 20 0 20-17 20-34z">
            <text:p/>
          </draw:path>
          <draw:polygon draw:style-name="gr6" draw:text-style-name="P10" draw:layer="layout" svg:width="3.888cm" svg:height="0.041cm" svg:x="10.146cm" svg:y="6.255cm" svg:viewBox="0 0 3889 42" draw:points="1946,42 0,42 0,0 3889,0 3889,42">
            <text:p/>
          </draw:polygon>
          <draw:path draw:style-name="gr6" draw:text-style-name="P10" draw:layer="layout" svg:width="0.041cm" svg:height="0.985cm" svg:x="10.874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11.082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1.75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385cm" svg:height="0.985cm" svg:x="12.196cm" svg:y="6.459cm" svg:viewBox="0 0 386 986" svg:d="M342 963c5 14 11 23 25 23 11 0 19-9 19-20 0 0 0-3-5-14l-339-930c-6-16-8-22-22-22-12 0-20 8-20 20 0 2 0 2 6 16z">
            <text:p/>
          </draw:path>
          <draw:path draw:style-name="gr6" draw:text-style-name="P10" draw:layer="layout" svg:width="0.433cm" svg:height="0.447cm" svg:x="12.664cm" svg:y="6.7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041cm" svg:height="0.985cm" svg:x="13.266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657cm" svg:height="0.231cm" svg:x="14.478cm" svg:y="6.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0" draw:layer="layout" svg:width="0.041cm" svg:height="0.985cm" svg:x="15.699cm" svg:y="5.11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15.9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16.41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16.746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7.415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231cm" svg:height="0.985cm" svg:x="17.863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18.308cm" svg:y="5.118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8.765cm" svg:y="5.591cm" svg:viewBox="0 0 605 42" svg:d="M568 42c17 0 37 0 37-20 0-22-20-22-37-22h-534c-17 0-34 0-34 22 0 20 17 20 34 20z">
            <text:p/>
          </draw:path>
          <draw:path draw:style-name="gr6" draw:text-style-name="P10" draw:layer="layout" svg:width="0.469cm" svg:height="0.696cm" svg:x="19.706cm" svg:y="5.1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6" draw:text-style-name="P10" draw:layer="layout" svg:width="0.38cm" svg:height="0.447cm" svg:x="20.224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453cm" svg:height="0.637cm" svg:x="20.652cm" svg:y="5.4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6" draw:text-style-name="P10" draw:layer="layout" svg:width="0.439cm" svg:height="0.5cm" svg:x="21.159cm" svg:y="5.5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0" draw:layer="layout" svg:width="0.226cm" svg:height="0.215cm" svg:x="21.696cm" svg:y="5.5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6" draw:text-style-name="P10" draw:layer="layout" svg:width="0.231cm" svg:height="0.985cm" svg:x="22.186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433cm" svg:height="0.447cm" svg:x="22.5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231cm" svg:height="0.985cm" svg:x="23.038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0" draw:layer="layout" svg:width="7.786cm" svg:height="0.041cm" svg:x="15.581cm" svg:y="6.255cm" svg:viewBox="0 0 7787 42" draw:points="3895,42 0,42 0,0 7787,0 7787,42">
            <text:p/>
          </draw:polygon>
          <draw:path draw:style-name="gr6" draw:text-style-name="P10" draw:layer="layout" svg:width="0.041cm" svg:height="0.985cm" svg:x="17.914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18.121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8.79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041cm" svg:height="0.985cm" svg:x="19.3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9.756cm" svg:y="6.933cm" svg:viewBox="0 0 605 42" svg:d="M568 42c17 0 37 0 37-20 0-22-20-22-37-22h-534c-17 0-34 0-34 22 0 20 17 20 34 20z">
            <text:p/>
          </draw:path>
          <draw:path draw:style-name="gr6" draw:text-style-name="P10" draw:layer="layout" svg:width="0.327cm" svg:height="0.657cm" svg:x="20.744cm" svg:y="6.5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\operatorname{density}(S^*) = \lambda§svg§600§FALSE§</svg:desc>
          <draw:polygon draw:style-name="gr29" draw:text-style-name="P9" draw:layer="layout" svg:width="16.289cm" svg:height="2.326cm" svg:x="7.405cm" svg:y="11.56cm" svg:viewBox="0 0 16290 2327" draw:points="8145,2327 0,2327 0,0 16290,0 16290,2327">
            <text:p/>
          </draw:polygon>
          <draw:path draw:style-name="gr30" draw:text-style-name="P10" draw:layer="layout" svg:width="0.469cm" svg:height="0.696cm" svg:x="7.445cm" svg:y="12.281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0" draw:text-style-name="P10" draw:layer="layout" svg:width="0.38cm" svg:height="0.447cm" svg:x="7.963cm" svg:y="12.5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0" draw:text-style-name="P10" draw:layer="layout" svg:width="0.454cm" svg:height="0.637cm" svg:x="8.391cm" svg:y="12.53cm" svg:viewBox="0 0 455 638" svg:d="M450 65c3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0" draw:text-style-name="P10" draw:layer="layout" svg:width="0.438cm" svg:height="0.498cm" svg:x="8.897cm" svg:y="12.62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30" draw:text-style-name="P10" draw:layer="layout" svg:width="0.227cm" svg:height="0.214cm" svg:x="9.435cm" svg:y="12.687cm" svg:viewBox="0 0 228 215" svg:d="M123 94c0-9 9-74 9-78 0-9-9-16-18-16-11 0-18 9-18 16 0 4 7 67 9 78l-76-47c-7-2-7-4-11-4-9 0-18 9-18 20 0 6 4 11 11 13 27 11 56 23 83 32-27 8-74 26-83 29-2 2-11 4-11 15s9 18 18 18c4 0 20-9 87-49-2 9-9 74-9 78 0 7 7 16 18 16 9 0 18-7 18-16 0-4-9-69-9-78l79 47c2 2 4 2 9 2 9 0 17-7 17-18 0-6-6-13-11-15-27-9-56-21-83-29 27-12 74-27 81-32 5 0 13-4 13-13 0-11-8-20-17-20-5 0-7 2-12 4z">
            <text:p/>
          </draw:path>
          <draw:path draw:style-name="gr30" draw:text-style-name="P10" draw:layer="layout" svg:width="0.23cm" svg:height="0.984cm" svg:x="9.923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0" draw:text-style-name="P10" draw:layer="layout" svg:width="0.434cm" svg:height="0.447cm" svg:x="10.239cm" svg:y="12.53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0" draw:text-style-name="P10" draw:layer="layout" svg:width="0.23cm" svg:height="0.984cm" svg:x="10.779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0" draw:text-style-name="P10" draw:layer="layout" svg:width="0.602cm" svg:height="0.763cm" svg:x="11.46cm" svg:y="12.337cm" svg:viewBox="0 0 603 764" svg:d="M585 307c13-5 18-11 18-20 0-12-3-16-18-23l-545-257c-15-7-18-7-20-7-11 0-20 9-20 20s9 16 18 23l520 241-518 245c-20 9-20 17-20 22 0 11 9 20 20 20 2 0 5 0 18-7zM569 764c16 0 34 0 34-20 0-21-21-21-34-21h-533c-16 0-36 0-36 21 0 20 18 20 34 20z">
            <text:p/>
          </draw:path>
          <draw:path draw:style-name="gr30" draw:text-style-name="P10" draw:layer="layout" svg:width="0.042cm" svg:height="0.984cm" svg:x="12.651cm" svg:y="11.56cm" svg:viewBox="0 0 43 985" svg:d="M43 36c0-18 0-36-23-36-20 0-20 18-20 36v914c0 18 0 35 20 35 23 0 23-17 23-35z">
            <text:p/>
          </draw:path>
          <draw:path draw:style-name="gr30" draw:text-style-name="P10" draw:layer="layout" svg:width="0.38cm" svg:height="0.447cm" svg:x="12.853cm" svg:y="11.86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0" draw:text-style-name="P10" draw:layer="layout" svg:width="0.23cm" svg:height="0.984cm" svg:x="13.364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0" draw:text-style-name="P10" draw:layer="layout" svg:width="0.586cm" svg:height="0.716cm" svg:x="13.7cm" svg:y="11.605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0" draw:text-style-name="P10" draw:layer="layout" svg:width="0.281cm" svg:height="0.299cm" svg:x="14.369cm" svg:y="11.62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0" draw:text-style-name="P10" draw:layer="layout" svg:width="0.23cm" svg:height="0.984cm" svg:x="14.81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0" draw:text-style-name="P10" draw:layer="layout" svg:width="0.042cm" svg:height="0.984cm" svg:x="15.261cm" svg:y="11.56cm" svg:viewBox="0 0 43 985" svg:d="M43 36c0-18 0-36-23-36-20 0-20 18-20 36v914c0 18 0 35 20 35 23 0 23-17 23-35z">
            <text:p/>
          </draw:path>
          <draw:polygon draw:style-name="gr30" draw:text-style-name="P10" draw:layer="layout" svg:width="2.884cm" svg:height="0.042cm" svg:x="12.535cm" svg:y="12.698cm" svg:viewBox="0 0 2885 43" draw:points="1443,43 0,43 0,0 2885,0 2885,43">
            <text:p/>
          </draw:polygon>
          <draw:path draw:style-name="gr30" draw:text-style-name="P10" draw:layer="layout" svg:width="0.042cm" svg:height="0.984cm" svg:x="13.263cm" svg:y="12.902cm" svg:viewBox="0 0 43 985" svg:d="M43 36c0-18 0-36-23-36-20 0-20 18-20 36v914c0 18 0 35 20 35 23 0 23-17 23-35z">
            <text:p/>
          </draw:path>
          <draw:path draw:style-name="gr30" draw:text-style-name="P10" draw:layer="layout" svg:width="0.586cm" svg:height="0.716cm" svg:x="13.471cm" svg:y="12.944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0" draw:text-style-name="P10" draw:layer="layout" svg:width="0.281cm" svg:height="0.299cm" svg:x="14.141cm" svg:y="13.034cm" svg:viewBox="0 0 282 300" svg:d="M164 150c56-25 80-36 98-42 14-7 20-9 20-23 0-11-9-22-22-22-5 0-7 0-14 6l-94 63 9-103c3-11 0-29-20-29-9 0-22 4-22 20 0 7 4 27 4 34 2 13 7 62 7 78l-94-63c-7-4-9-6-14-6-13 0-22 11-22 22 0 14 9 18 16 20l103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0" draw:text-style-name="P10" draw:layer="layout" svg:width="0.042cm" svg:height="0.984cm" svg:x="14.649cm" svg:y="12.902cm" svg:viewBox="0 0 43 985" svg:d="M43 36c0-18 0-36-23-36-20 0-20 18-20 36v914c0 18 0 35 20 35 23 0 23-17 23-35z">
            <text:p/>
          </draw:path>
          <draw:path draw:style-name="gr30" draw:text-style-name="P10" draw:layer="layout" svg:width="0.655cm" svg:height="0.232cm" svg:x="15.864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0" draw:text-style-name="P10" draw:layer="layout" svg:width="0.487cm" svg:height="0.696cm" svg:x="16.881cm" svg:y="12.281cm" svg:viewBox="0 0 488 697" svg:d="M343 632v65l145-12v-31c-69 0-78-7-78-54v-600l-141 11v32c67 0 76 6 76 53v213c-29-34-72-60-125-60-117 0-220 96-220 224 0 125 96 224 211 224 62 0 107-34 132-65zM343 367v202c0 18 0 20-11 36-30 47-74 69-117 69-45 0-81-25-105-63-25-40-27-96-27-136 0-38 0-96 29-141 22-32 58-63 112-63 36 0 76 13 108 58 11 18 11 20 11 38z">
            <text:p/>
          </draw:path>
          <draw:path draw:style-name="gr30" draw:text-style-name="P10" draw:layer="layout" svg:width="0.382cm" svg:height="0.454cm" svg:x="17.423cm" svg:y="12.52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0" draw:text-style-name="P10" draw:layer="layout" svg:width="0.496cm" svg:height="0.436cm" svg:x="17.864cm" svg:y="12.5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0" draw:text-style-name="P10" draw:layer="layout" svg:width="0.324cm" svg:height="0.454cm" svg:x="18.411cm" svg:y="12.5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0" draw:text-style-name="P10" draw:layer="layout" svg:width="0.212cm" svg:height="0.66cm" svg:x="18.8cm" svg:y="12.3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0" draw:text-style-name="P10" draw:layer="layout" svg:width="0.308cm" svg:height="0.617cm" svg:x="19.058cm" svg:y="12.36cm" svg:viewBox="0 0 309 618" svg:d="M152 213h141v-32h-141v-181h-24c0 81-32 186-128 190v23h85v271c0 123 92 134 128 134 69 0 96-69 96-134v-56h-25v56c0 71-29 110-64 110-68 0-68-90-68-108z">
            <text:p/>
          </draw:path>
          <draw:path draw:style-name="gr30" draw:text-style-name="P10" draw:layer="layout" svg:width="0.483cm" svg:height="0.626cm" svg:x="19.414cm" svg:y="12.539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3 0-24-18-40-40-40-21 0-43 11-43 43 0 45 43 78 92 78 60 0 103-56 125-112z">
            <text:p/>
          </draw:path>
          <draw:path draw:style-name="gr30" draw:text-style-name="P10" draw:layer="layout" svg:width="0.23cm" svg:height="0.984cm" svg:x="20.026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0" draw:text-style-name="P10" draw:layer="layout" svg:width="0.586cm" svg:height="0.716cm" svg:x="20.362cm" svg:y="12.27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0" draw:text-style-name="P10" draw:layer="layout" svg:width="0.281cm" svg:height="0.299cm" svg:x="21.034cm" svg:y="12.236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0" draw:text-style-name="P10" draw:layer="layout" svg:width="0.23cm" svg:height="0.984cm" svg:x="21.48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0" draw:text-style-name="P10" draw:layer="layout" svg:width="0.655cm" svg:height="0.232cm" svg:x="22.136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0" draw:text-style-name="P10" draw:layer="layout" svg:width="0.487cm" svg:height="0.698cm" svg:x="23.171cm" svg:y="12.281cm" svg:viewBox="0 0 488 699" svg:d="M300 396c40 103 88 256 105 278 16 23 25 23 52 23h22c9-3 9-7 9-12 0-2 0-4-4-9-9-11-16-24-23-44l-201-563c-20-56-74-69-121-69-5 0-18 0-18 11 0 7 9 9 9 9 34 7 40 14 65 81l96 266-273 271c-11 11-18 18-18 32 0 15 13 29 29 29s25-11 34-23z">
            <text:p/>
          </draw:path>
        </draw:g>
        <draw:frame presentation:style-name="pr17" draw:text-style-name="P25" draw:layer="layout" svg:width="10.135cm" svg:height="1.518cm" svg:x="3.302cm" svg:y="9.0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2.259cm" svg:x="1.399cm" svg:y="0.027cm" presentation:class="title" presentation:user-transformed="true">
          <draw:text-box>
            <text:p>Approximation guarantee (cont.)</text:p>
          </draw:text-box>
        </draw:frame>
        <draw:frame presentation:style-name="pr18" draw:layer="layout" svg:width="25.191cm" svg:height="9.133cm" svg:x="1.399cm" svg:y="2.684cm" presentation:class="outline" presentation:user-transformed="true">
          <draw:text-box>
            <text:list text:style-name="L2">
              <text:list-item>
                <text:p>Now, let's consider when greedy removes the <text:span text:style-name="T6">first</text:span><text:span text:style-name="T31"> vertex of the optimal solution</text:span></text:p>
              </text:list-item>
              <text:list-item>
                <text:p><text:span text:style-name="T31">At that point, all the vertices of the remaining </text:span><text:span text:style-name="T31">subgraph (S) have degree &gt;= </text:span><text:span text:style-name="T32">λ, because v has </text:span><text:span text:style-name="T32">degree &gt;= λ</text:span></text:p>
              </text:list-item>
              <text:list-item>
                <text:p><text:span text:style-name="T32">Hence, this subgraph has more than <text:s text:c="10"/></text:span><text:span text:style-name="T32">edges, and density more than </text:span></text:p>
                <text:p><text:span text:style-name="T33"><text:line-break/></text:span><text:span text:style-name="T33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5" draw:text-style-name="P9" draw:layer="layout" svg:width="2.779cm" svg:height="0.766cm" svg:x="20.842cm" svg:y="4.318cm" svg:viewBox="0 0 2780 767" draw:points="1391,767 0,767 0,0 2780,0 2780,767">
            <text:p/>
          </draw:polygon>
          <draw:path draw:style-name="gr6" draw:text-style-name="P10" draw:layer="layout" svg:width="0.433cm" svg:height="0.447cm" svg:x="20.87cm" svg:y="4.60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495cm" svg:height="0.573cm" svg:x="21.71cm" svg:y="4.51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6" draw:text-style-name="P10" draw:layer="layout" svg:width="0.584cm" svg:height="0.719cm" svg:x="22.609cm" svg:y="4.35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23.278cm" svg:y="4.3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5" draw:text-style-name="P9" draw:layer="layout" svg:width="1.783cm" svg:height="2.079cm" svg:x="21.253cm" svg:y="9.35cm" svg:viewBox="0 0 1784 2080" draw:points="893,2080 0,2080 0,0 1784,0 1784,2080">
            <text:p/>
          </draw:polygon>
          <draw:path draw:style-name="gr6" draw:text-style-name="P10" draw:layer="layout" svg:width="0.489cm" svg:height="0.696cm" svg:x="21.306cm" svg:y="9.406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6" draw:text-style-name="P10" draw:layer="layout" svg:width="0.041cm" svg:height="0.984cm" svg:x="21.945cm" svg:y="9.35cm" svg:viewBox="0 0 42 985" svg:d="M42 36c0-19 0-36-20-36-22 0-22 17-22 36v916c0 17 0 33 22 33 20 0 20-16 20-33z">
            <text:p/>
          </draw:path>
          <draw:path draw:style-name="gr6" draw:text-style-name="P10" draw:layer="layout" svg:width="0.584cm" svg:height="0.718cm" svg:x="22.152cm" svg:y="9.395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041cm" svg:height="0.984cm" svg:x="22.877cm" svg:y="9.35cm" svg:viewBox="0 0 42 985" svg:d="M42 36c0-19 0-36-20-36-22 0-22 17-22 36v916c0 17 0 33 22 33 20 0 20-16 20-33z">
            <text:p/>
          </draw:path>
          <draw:polygon draw:style-name="gr6" draw:text-style-name="P10" draw:layer="layout" svg:width="1.783cm" svg:height="0.041cm" svg:x="21.253cm" svg:y="10.487cm" svg:viewBox="0 0 1784 42" draw:points="893,42 0,42 0,0 1784,0 1784,42">
            <text:p/>
          </draw:polygon>
          <draw:path draw:style-name="gr6" draw:text-style-name="P10" draw:layer="layout" svg:width="0.394cm" svg:height="0.657cm" svg:x="21.948cm" svg:y="10.772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5" draw:text-style-name="P9" draw:layer="layout" svg:width="3.815cm" svg:height="2.639cm" svg:x="17.961cm" svg:y="11.176cm" svg:viewBox="0 0 3816 2640" draw:points="1909,2640 0,2640 0,0 3816,0 3816,2640">
            <text:p/>
          </draw:polygon>
          <draw:path draw:style-name="gr6" draw:text-style-name="P10" draw:layer="layout" svg:width="0.38cm" svg:height="0.489cm" svg:x="18.129cm" svg:y="11.215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6" draw:text-style-name="P10" draw:layer="layout" svg:width="0.035cm" svg:height="0.69cm" svg:x="18.647cm" svg:y="11.176cm" svg:viewBox="0 0 36 691" svg:d="M36 28c0-11 0-28-16-28-20 0-20 17-20 28v635c0 12 0 28 17 28 19 0 19-16 19-28z">
            <text:p/>
          </draw:path>
          <draw:path draw:style-name="gr6" draw:text-style-name="P10" draw:layer="layout" svg:width="0.439cm" svg:height="0.5cm" svg:x="18.832cm" svg:y="11.21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0" draw:layer="layout" svg:width="0.035cm" svg:height="0.69cm" svg:x="19.4cm" svg:y="11.176cm" svg:viewBox="0 0 36 691" svg:d="M36 28c0-11 0-28-16-28-20 0-20 17-20 28v635c0 12 0 28 17 28 19 0 19-16 19-28z">
            <text:p/>
          </draw:path>
          <draw:polygon draw:style-name="gr6" draw:text-style-name="P10" draw:layer="layout" svg:width="1.458cm" svg:height="0.041cm" svg:x="18.079cm" svg:y="11.904cm" svg:viewBox="0 0 1459 42" draw:points="728,42 0,42 0,0 1459,0 1459,42">
            <text:p/>
          </draw:polygon>
          <draw:path draw:style-name="gr6" draw:text-style-name="P10" draw:layer="layout" svg:width="0.307cm" svg:height="0.458cm" svg:x="18.653cm" svg:y="12.0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6" draw:text-style-name="P10" draw:layer="layout" svg:width="1.693cm" svg:height="0.041cm" svg:x="17.961cm" svg:y="12.626cm" svg:viewBox="0 0 1694 42" draw:points="848,42 0,42 0,0 1694,0 1694,42">
            <text:p/>
          </draw:polygon>
          <draw:path draw:style-name="gr6" draw:text-style-name="P10" draw:layer="layout" svg:width="0.041cm" svg:height="0.984cm" svg:x="18.319cm" svg:y="12.831cm" svg:viewBox="0 0 42 985" svg:d="M42 36c0-19 0-36-20-36-22 0-22 17-22 36v916c0 17 0 33 22 33 20 0 20-16 20-33z">
            <text:p/>
          </draw:path>
          <draw:path draw:style-name="gr6" draw:text-style-name="P10" draw:layer="layout" svg:width="0.584cm" svg:height="0.718cm" svg:x="18.527cm" svg:y="12.875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041cm" svg:height="0.984cm" svg:x="19.254cm" svg:y="12.831cm" svg:viewBox="0 0 42 985" svg:d="M42 36c0-19 0-36-20-36-22 0-22 17-22 36v916c0 17 0 33 22 33 20 0 20-16 20-33z">
            <text:p/>
          </draw:path>
          <draw:path draw:style-name="gr6" draw:text-style-name="P10" draw:layer="layout" svg:width="0.657cm" svg:height="0.231cm" svg:x="20.1cm" svg:y="12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0" draw:layer="layout" svg:width="0.489cm" svg:height="0.696cm" svg:x="21.253cm" svg:y="11.546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6" draw:text-style-name="P10" draw:layer="layout" svg:width="0.576cm" svg:height="0.041cm" svg:x="21.2cm" svg:y="12.626cm" svg:viewBox="0 0 577 42" draw:points="288,42 0,42 0,0 577,0 577,42">
            <text:p/>
          </draw:polygon>
          <draw:path draw:style-name="gr6" draw:text-style-name="P10" draw:layer="layout" svg:width="0.394cm" svg:height="0.657cm" svg:x="21.29cm" svg:y="12.91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remember</text:p>
          </draw:text-box>
        </draw:frame>
        <draw:frame presentation:style-name="pr19" draw:layer="layout" svg:width="25.191cm" svg:height="9.133cm" svg:x="1.399cm" svg:y="4.284cm" presentation:class="outline">
          <draw:text-box>
            <text:list text:style-name="L2">
              <text:list-item>
                <text:p>Goldberg’s algorithm</text:p>
              </text:list-item>
              <text:list-item>
                <text:p>Charikar’s algorithm</text:p>
              </text:list-item>
              <text:list-item>
                <text:p>Practice on your own executing these algorithms in small graphs</text:p>
              </text:list-item>
              <text:list-item>
                <text:p>If useful for you, write code for these algorithm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513cm" svg:x="1.399cm" svg:y="0.027cm" presentation:class="title" presentation:user-transformed="true">
          <draw:text-box>
            <text:p>Practice on your own</text:p>
          </draw:text-box>
        </draw:frame>
        <draw:frame presentation:style-name="pr19" draw:layer="layout" svg:width="15.873cm" svg:height="9.133cm" svg:x="1.399cm" svg:y="4.284cm" presentation:class="outline" presentation:user-transformed="true">
          <draw:text-box>
            <text:p>Consider the graph on the right, which contains a subgraph with density d(S) = 2|E(S, S)|/|S| equal to 5/2.</text:p>
            <text:p>Draw the graph of Goldberg’s construction, and in that graph, draw the s − t cut that crosses some of the original edges and proves that a subgraph of density 5/2 exists.</text:p>
            <text:p>Indicate clearly (1) the cost of each edge in the construction, (2) the desired target cost as a function of |E|, (3) the cost of the cut you found, and (4) the sub-graph the method finds.</text:p>
            <text:p/>
          </draw:text-box>
        </draw:frame>
        <draw:frame draw:style-name="gr43" draw:text-style-name="P3" draw:layer="layout" svg:width="8.541cm" svg:height="10.501cm" svg:x="17.875cm" svg:y="3.469cm">
          <draw:image xlink:href="Pictures/1000000000000191000001ED0305A79BFD93781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6T14:52:27.249620044</dc:date>
    <meta:editing-duration>PT7H43M17S</meta:editing-duration>
    <meta:editing-cycles>89</meta:editing-cycles>
    <meta:generator>LibreOffice/6.0.7.3$Linux_X86_64 LibreOffice_project/00m0$Build-3</meta:generator>
    <dc:creator>Carlos Castillo</dc:creator>
    <meta:document-statistic meta:object-count="1021"/>
  </office:meta>
</office:document-meta>
</file>

<file path=Object 1/content.xml><?xml version="1.0" encoding="utf-8"?>
<math xmlns="http://www.w3.org/1998/Math/MathML" display="block"/>
</file>